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8528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30_20_Iters">
      <style:table-properties table:display="true" style:writing-mode="lr-tb"/>
    </style:style>
    <style:style style:name="ta2" style:family="table" style:master-page-name="PageStyle_5f_100_20_iters">
      <style:table-properties table:display="true" style:writing-mode="lr-tb"/>
    </style:style>
    <style:style style:name="ta3" style:family="table" style:master-page-name="PageStyle_5f_300_20_iter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" style:family="table-cell" style:parent-style-name="Default">
      <style:table-cell-properties fo:border-bottom="none" fo:background-color="#ffcc99" style:diagonal-bl-tr="none" style:diagonal-tl-br="none" fo:border-left="0.0008in solid #000000" fo:border-right="0.0008in solid #000000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cc99" style:diagonal-bl-tr="none" style:diagonal-tl-br="none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0.0008in solid #000000" fo:background-color="#ffcc99" style:diagonal-bl-tr="none" style:diagonal-tl-br="none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cc99" style:diagonal-bl-tr="none" style:diagonal-tl-br="none" fo:border-left="0.0008in solid #000000" fo:border-right="0.0008in solid #000000" fo:border-top="0.0138in solid #8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0.0138in solid #800000" fo:background-color="#ffcc99" style:diagonal-bl-tr="none" style:diagonal-tl-br="none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0008in solid #c0c0c0" style:diagonal-bl-tr="none" style:diagonal-tl-br="none" fo:border-left="0.0346in solid #000000" fo:border-right="0.0008in solid #000000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008in solid #c0c0c0" style:diagonal-bl-tr="none" style:diagonal-tl-br="none" fo:border-left="0.0346in solid #000000" fo:border-right="0.0008in solid #000000" fo:border-top="0.000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0.0346in solid #000000" style:diagonal-bl-tr="none" style:diagonal-tl-br="none" fo:border-left="0.0346in solid #000000" fo:border-right="0.0008in solid #000000" fo:border-top="0.000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08in solid #000000" fo:background-color="#ffffcc" style:diagonal-bl-tr="none" style:diagonal-tl-br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0.0008in solid #000000" fo:border-right="none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0138in solid #800000" fo:background-color="#ffffcc" style:diagonal-bl-tr="none" style:diagonal-tl-br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style:diagonal-bl-tr="none" style:diagonal-tl-br="none" fo:border-left="0.0346in solid #000000" fo:border-right="none" fo:border-top="0.0346in solid #000000"/>
    </style:style>
    <style:style style:name="ce18" style:family="table-cell" style:parent-style-name="Default">
      <style:table-cell-properties fo:border-bottom="none" style:diagonal-bl-tr="none" style:diagonal-tl-br="none" fo:border-left="0.0346in solid #000000" fo:border-right="none" fo:border-top="none"/>
    </style:style>
    <style:style style:name="ce19" style:family="table-cell" style:parent-style-name="Default">
      <style:table-cell-properties fo:border-bottom="0.0346in solid #000000" style:diagonal-bl-tr="none" style:diagonal-tl-br="none" fo:border-left="0.0346in solid #000000" fo:border-right="none" fo:border-top="none"/>
    </style:style>
    <style:style style:name="ce20" style:family="table-cell" style:parent-style-name="Default" style:data-style-name="N1">
      <style:table-cell-properties fo:border-bottom="none" fo:background-color="#33cc66" style:diagonal-bl-tr="none" style:diagonal-tl-br="none" fo:border-left="0.0008in solid #000000" fo:border-right="none" fo:border-top="0.0008in solid #000000"/>
      <style:text-properties fo:font-size="9pt" style:font-size-asian="9pt" style:font-size-complex="9pt"/>
    </style:style>
    <style:style style:name="ce21" style:family="table-cell" style:parent-style-name="Default" style:data-style-name="N1">
      <style:table-cell-properties fo:border-bottom="none" fo:background-color="#33cc66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1">
      <style:table-cell-properties fo:border-bottom="none" fo:background-color="#33cc66" style:diagonal-bl-tr="none" style:diagonal-tl-br="none" fo:border-left="0.0008in solid #000000" fo:border-right="none" fo:border-top="0.0138in solid #800000"/>
      <style:text-properties fo:font-size="9pt" style:font-size-asian="9pt" style:font-size-complex="9pt"/>
    </style:style>
    <style:style style:name="ce23" style:family="table-cell" style:parent-style-name="Default" style:data-style-name="N1">
      <style:table-cell-properties fo:border-bottom="0.0138in solid #800000" fo:background-color="#33cc66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4" style:family="table-cell" style:parent-style-name="Default" style:data-style-name="N1">
      <style:table-cell-properties fo:border-bottom="none" fo:background-color="#ffffcc" style:diagonal-bl-tr="none" style:diagonal-tl-br="none" fo:border-left="0.0008in solid #000000" fo:border-right="none" fo:border-top="0.0138in solid #800000"/>
      <style:text-properties fo:font-size="9pt" style:font-size-asian="9pt" style:font-size-complex="9pt"/>
    </style:style>
    <style:style style:name="ce25" style:family="table-cell" style:parent-style-name="Default" style:data-style-name="N1">
      <style:table-cell-properties fo:border-bottom="0.0138in solid #800000" fo:background-color="#ffffcc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1">
      <style:table-cell-properties fo:border-bottom="none" fo:background-color="#ffffcc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 style:data-style-name="N1">
      <style:table-cell-properties fo:border-bottom="0.0008in solid #000000" fo:background-color="#33cc66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none" fo:border-right="none" fo:border-top="0.0008in solid #000000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border="non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008in solid #000000" fo:background-color="#ffffcc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none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33cc66" style:diagonal-bl-tr="none" style:diagonal-tl-br="none" style:text-align-source="fix" style:repeat-content="false" fo:border="none"/>
      <style:paragraph-properties fo:text-align="center" fo:margin-left="0in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138in solid #800000" fo:background-color="#33cc66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138in solid #800000" fo:background-color="#ffffcc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none" fo:border-right="none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37" style:family="table-cell" style:parent-style-name="Default">
      <style:table-cell-properties fo:border-bottom="0.0346in solid #000000" style:diagonal-bl-tr="none" style:diagonal-tl-br="none" fo:border-left="none" fo:border-right="none" fo:border-top="none"/>
    </style:style>
    <style:style style:name="ce38" style:family="table-cell" style:parent-style-name="Default" style:data-style-name="N1">
      <style:table-cell-properties fo:border-bottom="none" fo:background-color="#33cc66" style:diagonal-bl-tr="none" style:diagonal-tl-br="none" fo:border-left="none" fo:border-right="none" fo:border-top="0.0008in solid #000000"/>
      <style:text-properties fo:font-size="9pt" style:font-size-asian="9pt" style:font-size-complex="9pt"/>
    </style:style>
    <style:style style:name="ce39" style:family="table-cell" style:parent-style-name="Default" style:data-style-name="N1">
      <style:table-cell-properties fo:background-color="#33cc66" style:diagonal-bl-tr="none" style:diagonal-tl-br="none" fo:border="none"/>
      <style:text-properties fo:font-size="9pt" style:font-size-asian="9pt" style:font-size-complex="9pt"/>
    </style:style>
    <style:style style:name="ce40" style:family="table-cell" style:parent-style-name="Default" style:data-style-name="N1">
      <style:table-cell-properties fo:border-bottom="none" fo:background-color="#ffffcc" style:diagonal-bl-tr="none" style:diagonal-tl-br="none" fo:border-left="none" fo:border-right="none" fo:border-top="0.0138in solid #800000"/>
      <style:text-properties fo:font-size="9pt" style:font-size-asian="9pt" style:font-size-complex="9pt"/>
    </style:style>
    <style:style style:name="ce41" style:family="table-cell" style:parent-style-name="Default" style:data-style-name="N1">
      <style:table-cell-properties fo:background-color="#ffffcc" style:diagonal-bl-tr="none" style:diagonal-tl-br="none" fo:border="none"/>
      <style:text-properties fo:font-size="9pt" style:font-size-asian="9pt" style:font-size-complex="9pt"/>
    </style:style>
    <style:style style:name="ce42" style:family="table-cell" style:parent-style-name="Default" style:data-style-name="N1">
      <style:table-cell-properties fo:border-bottom="0.0138in solid #800000" fo:background-color="#ffffcc" style:diagonal-bl-tr="none" style:diagonal-tl-br="none" fo:border-left="none" fo:border-right="none" fo:border-top="none"/>
      <style:text-properties fo:font-size="9pt" style:font-size-asian="9pt" style:font-size-complex="9pt"/>
    </style:style>
    <style:style style:name="ce43" style:family="table-cell" style:parent-style-name="Default" style:data-style-name="N1">
      <style:table-cell-properties fo:border-bottom="none" fo:background-color="#33cc66" style:diagonal-bl-tr="none" style:diagonal-tl-br="none" fo:border-left="none" fo:border-right="none" fo:border-top="0.0138in solid #800000"/>
      <style:text-properties fo:font-size="9pt" style:font-size-asian="9pt" style:font-size-complex="9pt"/>
    </style:style>
    <style:style style:name="ce44" style:family="table-cell" style:parent-style-name="Default" style:data-style-name="N1">
      <style:table-cell-properties fo:border-bottom="0.0138in solid #800000" fo:background-color="#33cc66" style:diagonal-bl-tr="none" style:diagonal-tl-br="none" fo:border-left="none" fo:border-right="none" fo:border-top="none"/>
      <style:text-properties fo:font-size="9pt" style:font-size-asian="9pt" style:font-size-complex="9pt"/>
    </style:style>
    <style:style style:name="ce45" style:family="table-cell" style:parent-style-name="Default" style:data-style-name="N1">
      <style:table-cell-properties fo:border-bottom="0.0008in solid #000000" fo:background-color="#ffffcc" style:diagonal-bl-tr="none" style:diagonal-tl-br="none" fo:border-left="none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008in solid #000000" fo:background-color="#33cc66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fo:border-bottom="0.0008in solid #000000" fo:background-color="#33cc66" style:diagonal-bl-tr="none" style:diagonal-tl-br="none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48" style:family="table-cell" style:parent-style-name="Default" style:data-style-name="N1">
      <style:table-cell-properties fo:border-bottom="0.0008in solid #000000" fo:background-color="#33cc66" style:diagonal-bl-tr="none" style:diagonal-tl-br="none" fo:border-left="none" fo:border-right="none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33cc66"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 style:data-style-name="N1">
      <style:table-cell-properties fo:border-bottom="none" fo:background-color="#ffffcc" style:diagonal-bl-tr="none" style:diagonal-tl-br="none" fo:border-left="none" fo:border-right="none" fo:border-top="0.0008in solid #000000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fo:border-bottom="0.0008in solid #000000" fo:background-color="#33cc66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0.0008in solid #000000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0.0138in solid #800000" fo:background-color="#33cc66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none" fo:border-right="0.0008in solid #000000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ffffcc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0138in solid #800000" fo:background-color="#ffffcc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0008in solid #000000" fo:background-color="#ffffcc" style:diagonal-bl-tr="none" style:diagonal-tl-br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style:diagonal-bl-tr="none" style:diagonal-tl-br="none" fo:border-left="none" fo:border-right="0.0346in solid #000000" fo:border-top="0.0346in solid #000000"/>
    </style:style>
    <style:style style:name="ce63" style:family="table-cell" style:parent-style-name="Default">
      <style:table-cell-properties fo:border-bottom="none" style:diagonal-bl-tr="none" style:diagonal-tl-br="none" fo:border-left="none" fo:border-right="0.0346in solid #000000" fo:border-top="none"/>
    </style:style>
    <style:style style:name="ce64" style:family="table-cell" style:parent-style-name="Default">
      <style:table-cell-properties fo:border-bottom="0.0346in solid #000000" style:diagonal-bl-tr="none" style:diagonal-tl-br="none" fo:border-left="none" fo:border-right="0.0346in solid #000000" fo:border-top="none"/>
    </style:style>
    <style:style style:name="ce65" style:family="table-cell" style:parent-style-name="Default" style:data-style-name="N1">
      <style:table-cell-properties fo:border-bottom="none" fo:background-color="#ffffcc" style:diagonal-bl-tr="none" style:diagonal-tl-br="none" fo:border-left="none" fo:border-right="0.0008in solid #000000" fo:border-top="0.0008in solid #000000"/>
      <style:text-properties fo:font-size="9pt" style:font-size-asian="9pt" style:font-size-complex="9pt"/>
    </style:style>
    <style:style style:name="ce66" style:family="table-cell" style:parent-style-name="Default" style:data-style-name="N1">
      <style:table-cell-properties fo:border-bottom="none" fo:background-color="#ffffcc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67" style:family="table-cell" style:parent-style-name="Default" style:data-style-name="N1">
      <style:table-cell-properties fo:border-bottom="none" fo:background-color="#ffffcc" style:diagonal-bl-tr="none" style:diagonal-tl-br="none" fo:border-left="none" fo:border-right="0.0008in solid #000000" fo:border-top="0.0138in solid #800000"/>
      <style:text-properties fo:font-size="9pt" style:font-size-asian="9pt" style:font-size-complex="9pt"/>
    </style:style>
    <style:style style:name="ce68" style:family="table-cell" style:parent-style-name="Default" style:data-style-name="N1">
      <style:table-cell-properties fo:border-bottom="0.0138in solid #800000" fo:background-color="#ffffcc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69" style:family="table-cell" style:parent-style-name="Default" style:data-style-name="N1">
      <style:table-cell-properties fo:border-bottom="none" fo:background-color="#33cc66" style:diagonal-bl-tr="none" style:diagonal-tl-br="none" fo:border-left="none" fo:border-right="0.0008in solid #000000" fo:border-top="0.0138in solid #800000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order-bottom="none" fo:background-color="#33cc66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71" style:family="table-cell" style:parent-style-name="Default" style:data-style-name="N1">
      <style:table-cell-properties fo:border-bottom="0.0138in solid #800000" fo:background-color="#33cc66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fo:border-bottom="0.0008in solid #000000" fo:background-color="#33cc66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0.0008in solid #000000" fo:border-right="none" fo:border-top="0.0138in solid #800000"/>
      <style:paragraph-properties fo:text-align="center" fo:margin-left="0in"/>
      <style:text-properties fo:font-size="9pt" style:font-size-asian="9pt" style:font-size-complex="9pt"/>
    </style:style>
    <style:style style:name="ce74" style:family="table-cell" style:parent-style-name="Default" style:data-style-name="N1">
      <style:table-cell-properties fo:border-bottom="0.0008in solid #000000" fo:background-color="#ffffcc" style:diagonal-bl-tr="none" style:diagonal-tl-br="none" fo:border-left="0.0008in solid #000000" fo:border-right="none" fo:border-top="none"/>
      <style:text-properties fo:font-size="9pt" style:font-size-asian="9pt" style:font-size-complex="9pt"/>
    </style:style>
    <style:style style:name="ce75" style:family="table-cell" style:parent-style-name="Default">
      <style:table-cell-properties fo:border-bottom="none" fo:background-color="#33cc66" style:diagonal-bl-tr="none" style:diagonal-tl-br="none" style:text-align-source="fix" style:repeat-content="false" fo:border-left="none" fo:border-right="none" fo:border-top="0.0008in solid #000000"/>
      <style:paragraph-properties fo:text-align="center" fo:margin-left="0in"/>
      <style:text-properties fo:font-size="9pt" style:font-size-asian="9pt" style:font-size-complex="9pt"/>
    </style:style>
    <style:style style:name="ce76" style:family="table-cell" style:parent-style-name="Default" style:data-style-name="N1">
      <style:table-cell-properties fo:border-bottom="0.0008in solid #000000" fo:background-color="#ffffcc" style:diagonal-bl-tr="none" style:diagonal-tl-br="none" fo:border-left="none" fo:border-right="0.0008in solid #000000" fo:border-top="none"/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30 It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number-columns-repeated="8" table:default-cell-style-name="Default"/>
        <table:table-column table:style-name="co2" table:default-cell-style-name="ce63"/>
        <table:table-column table:style-name="co3" table:number-columns-repeated="246" table:default-cell-style-name="Default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11" office:value-type="float" office:value="2080">
            <text:p>2080</text:p>
          </table:table-cell>
          <table:table-cell table:style-name="ce28" office:value-type="float" office:value="2180">
            <text:p>2180</text:p>
          </table:table-cell>
          <table:table-cell table:style-name="ce28" office:value-type="float" office:value="2410">
            <text:p>2410</text:p>
          </table:table-cell>
          <table:table-cell table:style-name="ce28" office:value-type="float" office:value="2300">
            <text:p>2300</text:p>
          </table:table-cell>
          <table:table-cell table:style-name="ce28" office:value-type="float" office:value="2380">
            <text:p>2380</text:p>
          </table:table-cell>
          <table:table-cell table:style-name="ce28" office:value-type="float" office:value="2400">
            <text:p>240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12" office:value-type="float" office:value="2450">
            <text:p>2450</text:p>
          </table:table-cell>
          <table:table-cell table:style-name="ce29" office:value-type="float" office:value="2460">
            <text:p>2460</text:p>
          </table:table-cell>
          <table:table-cell table:style-name="ce29" office:value-type="float" office:value="2460">
            <text:p>2460</text:p>
          </table:table-cell>
          <table:table-cell table:style-name="ce29" office:value-type="float" office:value="2530">
            <text:p>2530</text:p>
          </table:table-cell>
          <table:table-cell table:style-name="ce29" office:value-type="float" office:value="2460">
            <text:p>2460</text:p>
          </table:table-cell>
          <table:table-cell table:style-name="ce49" office:value-type="float" office:value="2540">
            <text:p>2540</text:p>
          </table:table-cell>
          <table:table-cell table:style-name="ce29" office:value-type="float" office:value="2470">
            <text:p>247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53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13" office:value-type="float" office:value="2610">
            <text:p>2610</text:p>
          </table:table-cell>
          <table:table-cell table:style-name="ce30" office:value-type="float" office:value="2610">
            <text:p>261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54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14" office:value-type="float" office:value="1800">
            <text:p>180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55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12" office:value-type="float" office:value="2240">
            <text:p>224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40">
            <text:p>2240</text:p>
          </table:table-cell>
          <table:table-cell table:style-name="ce32" office:value-type="float" office:value="2240">
            <text:p>224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56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15" office:value-type="float" office:value="1670">
            <text:p>167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5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12" office:value-type="float" office:value="1830">
            <text:p>18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12" office:value-type="float" office:value="1700">
            <text:p>1700</text:p>
          </table:table-cell>
          <table:table-cell table:style-name="ce29" office:value-type="float" office:value="1710">
            <text:p>171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56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12" office:value-type="float" office:value="1740">
            <text:p>1740</text:p>
          </table:table-cell>
          <table:table-cell table:style-name="ce29" office:value-type="float" office:value="1740">
            <text:p>1740</text:p>
          </table:table-cell>
          <table:table-cell table:style-name="ce29" office:value-type="float" office:value="1800">
            <text:p>1800</text:p>
          </table:table-cell>
          <table:table-cell table:style-name="ce29" office:value-type="float" office:value="1740">
            <text:p>174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14" office:value-type="float" office:value="126980">
            <text:p>126980</text:p>
          </table:table-cell>
          <table:table-cell table:style-name="ce31" office:value-type="float" office:value="128300">
            <text:p>128300</text:p>
          </table:table-cell>
          <table:table-cell table:style-name="ce35" office:value-type="float" office:value="124600">
            <text:p>124600</text:p>
          </table:table-cell>
          <table:table-cell table:style-name="ce35" office:value-type="float" office:value="128010">
            <text:p>128010</text:p>
          </table:table-cell>
          <table:table-cell table:style-name="ce35" office:value-type="float" office:value="127030">
            <text:p>127030</text:p>
          </table:table-cell>
          <table:table-cell table:style-name="ce35" office:value-type="float" office:value="124520">
            <text:p>124520</text:p>
          </table:table-cell>
          <table:table-cell table:style-name="ce35" office:value-type="float" office:value="126970">
            <text:p>126970</text:p>
          </table:table-cell>
          <table:table-cell table:style-name="ce35" office:value-type="float" office:value="125230">
            <text:p>125230</text:p>
          </table:table-cell>
          <table:table-cell table:style-name="ce35" office:value-type="float" office:value="122870">
            <text:p>122870</text:p>
          </table:table-cell>
          <table:table-cell table:style-name="ce58" office:value-type="float" office:value="121440">
            <text:p>12144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12" office:value-type="float" office:value="139640">
            <text:p>139640</text:p>
          </table:table-cell>
          <table:table-cell table:style-name="ce32" office:value-type="float" office:value="143510">
            <text:p>143510</text:p>
          </table:table-cell>
          <table:table-cell table:style-name="ce29" office:value-type="float" office:value="140680">
            <text:p>140680</text:p>
          </table:table-cell>
          <table:table-cell table:style-name="ce29" office:value-type="float" office:value="139630">
            <text:p>139630</text:p>
          </table:table-cell>
          <table:table-cell table:style-name="ce29" office:value-type="float" office:value="141170">
            <text:p>141170</text:p>
          </table:table-cell>
          <table:table-cell table:style-name="ce29" office:value-type="float" office:value="138760">
            <text:p>138760</text:p>
          </table:table-cell>
          <table:table-cell table:style-name="ce29" office:value-type="float" office:value="141030">
            <text:p>141030</text:p>
          </table:table-cell>
          <table:table-cell table:style-name="ce29" office:value-type="float" office:value="136720">
            <text:p>136720</text:p>
          </table:table-cell>
          <table:table-cell table:style-name="ce29" office:value-type="float" office:value="136380">
            <text:p>136380</text:p>
          </table:table-cell>
          <table:table-cell table:style-name="ce59" office:value-type="float" office:value="139890">
            <text:p>13989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15" office:value-type="float" office:value="124630">
            <text:p>124630</text:p>
          </table:table-cell>
          <table:table-cell table:style-name="ce34" office:value-type="float" office:value="124580">
            <text:p>124580</text:p>
          </table:table-cell>
          <table:table-cell table:style-name="ce34" office:value-type="float" office:value="122510">
            <text:p>122510</text:p>
          </table:table-cell>
          <table:table-cell table:style-name="ce34" office:value-type="float" office:value="123080">
            <text:p>123080</text:p>
          </table:table-cell>
          <table:table-cell table:style-name="ce33" office:value-type="float" office:value="127010">
            <text:p>127010</text:p>
          </table:table-cell>
          <table:table-cell table:style-name="ce34" office:value-type="float" office:value="126320">
            <text:p>126320</text:p>
          </table:table-cell>
          <table:table-cell table:style-name="ce34" office:value-type="float" office:value="123570">
            <text:p>123570</text:p>
          </table:table-cell>
          <table:table-cell table:style-name="ce34" office:value-type="float" office:value="126590">
            <text:p>126590</text:p>
          </table:table-cell>
          <table:table-cell table:style-name="ce34" office:value-type="float" office:value="122830">
            <text:p>122830</text:p>
          </table:table-cell>
          <table:table-cell table:style-name="ce60" office:value-type="float" office:value="118560">
            <text:p>11856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12" office:value-type="float" office:value="104180">
            <text:p>104180</text:p>
          </table:table-cell>
          <table:table-cell table:style-name="ce29" office:value-type="float" office:value="105170">
            <text:p>105170</text:p>
          </table:table-cell>
          <table:table-cell table:style-name="ce29" office:value-type="float" office:value="105710">
            <text:p>105710</text:p>
          </table:table-cell>
          <table:table-cell table:style-name="ce32" office:value-type="float" office:value="107950">
            <text:p>107950</text:p>
          </table:table-cell>
          <table:table-cell table:style-name="ce29" office:value-type="float" office:value="105920">
            <text:p>105920</text:p>
          </table:table-cell>
          <table:table-cell table:style-name="ce29" office:value-type="float" office:value="104890">
            <text:p>104890</text:p>
          </table:table-cell>
          <table:table-cell table:style-name="ce29" office:value-type="float" office:value="102700">
            <text:p>102700</text:p>
          </table:table-cell>
          <table:table-cell table:style-name="ce29" office:value-type="float" office:value="104440">
            <text:p>104440</text:p>
          </table:table-cell>
          <table:table-cell table:style-name="ce29" office:value-type="float" office:value="102070">
            <text:p>102070</text:p>
          </table:table-cell>
          <table:table-cell table:style-name="ce59" office:value-type="float" office:value="102800">
            <text:p>10280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12" office:value-type="float" office:value="96680">
            <text:p>96680</text:p>
          </table:table-cell>
          <table:table-cell table:style-name="ce29" office:value-type="float" office:value="97210">
            <text:p>97210</text:p>
          </table:table-cell>
          <table:table-cell table:style-name="ce29" office:value-type="float" office:value="96080">
            <text:p>96080</text:p>
          </table:table-cell>
          <table:table-cell table:style-name="ce32" office:value-type="float" office:value="99060">
            <text:p>99060</text:p>
          </table:table-cell>
          <table:table-cell table:style-name="ce29" office:value-type="float" office:value="96820">
            <text:p>96820</text:p>
          </table:table-cell>
          <table:table-cell table:style-name="ce29" office:value-type="float" office:value="95390">
            <text:p>95390</text:p>
          </table:table-cell>
          <table:table-cell table:style-name="ce29" office:value-type="float" office:value="96340">
            <text:p>96340</text:p>
          </table:table-cell>
          <table:table-cell table:style-name="ce29" office:value-type="float" office:value="94860">
            <text:p>94860</text:p>
          </table:table-cell>
          <table:table-cell table:style-name="ce29" office:value-type="float" office:value="94920">
            <text:p>94920</text:p>
          </table:table-cell>
          <table:table-cell table:style-name="ce59" office:value-type="float" office:value="94760">
            <text:p>9476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12" office:value-type="float" office:value="105130">
            <text:p>105130</text:p>
          </table:table-cell>
          <table:table-cell table:style-name="ce29" office:value-type="float" office:value="104220">
            <text:p>104220</text:p>
          </table:table-cell>
          <table:table-cell table:style-name="ce32" office:value-type="float" office:value="107250">
            <text:p>107250</text:p>
          </table:table-cell>
          <table:table-cell table:style-name="ce29" office:value-type="float" office:value="102820">
            <text:p>102820</text:p>
          </table:table-cell>
          <table:table-cell table:style-name="ce29" office:value-type="float" office:value="104150">
            <text:p>104150</text:p>
          </table:table-cell>
          <table:table-cell table:style-name="ce29" office:value-type="float" office:value="103450">
            <text:p>103450</text:p>
          </table:table-cell>
          <table:table-cell table:style-name="ce29" office:value-type="float" office:value="106090">
            <text:p>106090</text:p>
          </table:table-cell>
          <table:table-cell table:style-name="ce29" office:value-type="float" office:value="103340">
            <text:p>103340</text:p>
          </table:table-cell>
          <table:table-cell table:style-name="ce29" office:value-type="float" office:value="98320">
            <text:p>98320</text:p>
          </table:table-cell>
          <table:table-cell table:style-name="ce59" office:value-type="float" office:value="98080">
            <text:p>9808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14" office:value-type="float" office:value="86670">
            <text:p>86670</text:p>
          </table:table-cell>
          <table:table-cell table:style-name="ce35" office:value-type="float" office:value="84800">
            <text:p>84800</text:p>
          </table:table-cell>
          <table:table-cell table:style-name="ce35" office:value-type="float" office:value="85000">
            <text:p>85000</text:p>
          </table:table-cell>
          <table:table-cell table:style-name="ce35" office:value-type="float" office:value="83450">
            <text:p>83450</text:p>
          </table:table-cell>
          <table:table-cell table:style-name="ce35" office:value-type="float" office:value="84400">
            <text:p>84400</text:p>
          </table:table-cell>
          <table:table-cell table:style-name="ce35" office:value-type="float" office:value="86450">
            <text:p>86450</text:p>
          </table:table-cell>
          <table:table-cell table:style-name="ce31" office:value-type="float" office:value="87460">
            <text:p>87460</text:p>
          </table:table-cell>
          <table:table-cell table:style-name="ce35" office:value-type="float" office:value="82130">
            <text:p>82130</text:p>
          </table:table-cell>
          <table:table-cell table:style-name="ce35" office:value-type="float" office:value="83120">
            <text:p>83120</text:p>
          </table:table-cell>
          <table:table-cell table:style-name="ce58" office:value-type="float" office:value="82930">
            <text:p>8293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12" office:value-type="float" office:value="84870">
            <text:p>84870</text:p>
          </table:table-cell>
          <table:table-cell table:style-name="ce32" office:value-type="float" office:value="86260">
            <text:p>86260</text:p>
          </table:table-cell>
          <table:table-cell table:style-name="ce29" office:value-type="float" office:value="84590">
            <text:p>84590</text:p>
          </table:table-cell>
          <table:table-cell table:style-name="ce29" office:value-type="float" office:value="84380">
            <text:p>84380</text:p>
          </table:table-cell>
          <table:table-cell table:style-name="ce29" office:value-type="float" office:value="82640">
            <text:p>82640</text:p>
          </table:table-cell>
          <table:table-cell table:style-name="ce29" office:value-type="float" office:value="84820">
            <text:p>84820</text:p>
          </table:table-cell>
          <table:table-cell table:style-name="ce29" office:value-type="float" office:value="80800">
            <text:p>80800</text:p>
          </table:table-cell>
          <table:table-cell table:style-name="ce29" office:value-type="float" office:value="80400">
            <text:p>80400</text:p>
          </table:table-cell>
          <table:table-cell table:style-name="ce29" office:value-type="float" office:value="83510">
            <text:p>83510</text:p>
          </table:table-cell>
          <table:table-cell table:style-name="ce59" office:value-type="float" office:value="78560">
            <text:p>7856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15" office:value-type="float" office:value="83290">
            <text:p>83290</text:p>
          </table:table-cell>
          <table:table-cell table:style-name="ce34" office:value-type="float" office:value="87050">
            <text:p>87050</text:p>
          </table:table-cell>
          <table:table-cell table:style-name="ce34" office:value-type="float" office:value="87290">
            <text:p>87290</text:p>
          </table:table-cell>
          <table:table-cell table:style-name="ce33" office:value-type="float" office:value="89600">
            <text:p>89600</text:p>
          </table:table-cell>
          <table:table-cell table:style-name="ce34" office:value-type="float" office:value="87090">
            <text:p>87090</text:p>
          </table:table-cell>
          <table:table-cell table:style-name="ce34" office:value-type="float" office:value="85320">
            <text:p>85320</text:p>
          </table:table-cell>
          <table:table-cell table:style-name="ce34" office:value-type="float" office:value="85370">
            <text:p>85370</text:p>
          </table:table-cell>
          <table:table-cell table:style-name="ce34" office:value-type="float" office:value="84040">
            <text:p>84040</text:p>
          </table:table-cell>
          <table:table-cell table:style-name="ce34" office:value-type="float" office:value="89120">
            <text:p>89120</text:p>
          </table:table-cell>
          <table:table-cell table:style-name="ce60" office:value-type="float" office:value="85230">
            <text:p>8523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12" office:value-type="float" office:value="431330">
            <text:p>431330</text:p>
          </table:table-cell>
          <table:table-cell table:style-name="ce32" office:value-type="float" office:value="435600">
            <text:p>435600</text:p>
          </table:table-cell>
          <table:table-cell table:style-name="ce29" office:value-type="float" office:value="431130">
            <text:p>431130</text:p>
          </table:table-cell>
          <table:table-cell table:style-name="ce29" office:value-type="float" office:value="432420">
            <text:p>432420</text:p>
          </table:table-cell>
          <table:table-cell table:style-name="ce29" office:value-type="float" office:value="424090">
            <text:p>424090</text:p>
          </table:table-cell>
          <table:table-cell table:style-name="ce29" office:value-type="float" office:value="424860">
            <text:p>424860</text:p>
          </table:table-cell>
          <table:table-cell table:style-name="ce29" office:value-type="float" office:value="424490">
            <text:p>424490</text:p>
          </table:table-cell>
          <table:table-cell table:style-name="ce29" office:value-type="float" office:value="417660">
            <text:p>417660</text:p>
          </table:table-cell>
          <table:table-cell table:style-name="ce29" office:value-type="float" office:value="419710">
            <text:p>419710</text:p>
          </table:table-cell>
          <table:table-cell table:style-name="ce59" office:value-type="float" office:value="425130">
            <text:p>42513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12" office:value-type="float" office:value="435340">
            <text:p>435340</text:p>
          </table:table-cell>
          <table:table-cell table:style-name="ce29" office:value-type="float" office:value="443700">
            <text:p>443700</text:p>
          </table:table-cell>
          <table:table-cell table:style-name="ce29" office:value-type="float" office:value="441800">
            <text:p>441800</text:p>
          </table:table-cell>
          <table:table-cell table:style-name="ce29" office:value-type="float" office:value="440750">
            <text:p>440750</text:p>
          </table:table-cell>
          <table:table-cell table:style-name="ce29" office:value-type="float" office:value="443500">
            <text:p>443500</text:p>
          </table:table-cell>
          <table:table-cell table:style-name="ce32" office:value-type="float" office:value="453620">
            <text:p>453620</text:p>
          </table:table-cell>
          <table:table-cell table:style-name="ce29" office:value-type="float" office:value="430760">
            <text:p>430760</text:p>
          </table:table-cell>
          <table:table-cell table:style-name="ce29" office:value-type="float" office:value="428280">
            <text:p>428280</text:p>
          </table:table-cell>
          <table:table-cell table:style-name="ce29" office:value-type="float" office:value="421560">
            <text:p>421560</text:p>
          </table:table-cell>
          <table:table-cell table:style-name="ce59" office:value-type="float" office:value="420030">
            <text:p>42003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12" office:value-type="float" office:value="437810">
            <text:p>437810</text:p>
          </table:table-cell>
          <table:table-cell table:style-name="ce29" office:value-type="float" office:value="448410">
            <text:p>448410</text:p>
          </table:table-cell>
          <table:table-cell table:style-name="ce29" office:value-type="float" office:value="457490">
            <text:p>457490</text:p>
          </table:table-cell>
          <table:table-cell table:style-name="ce29" office:value-type="float" office:value="452170">
            <text:p>452170</text:p>
          </table:table-cell>
          <table:table-cell table:style-name="ce32" office:value-type="float" office:value="462240">
            <text:p>462240</text:p>
          </table:table-cell>
          <table:table-cell table:style-name="ce29" office:value-type="float" office:value="461540">
            <text:p>461540</text:p>
          </table:table-cell>
          <table:table-cell table:style-name="ce29" office:value-type="float" office:value="448970">
            <text:p>448970</text:p>
          </table:table-cell>
          <table:table-cell table:style-name="ce29" office:value-type="float" office:value="447300">
            <text:p>447300</text:p>
          </table:table-cell>
          <table:table-cell table:style-name="ce29" office:value-type="float" office:value="447150">
            <text:p>447150</text:p>
          </table:table-cell>
          <table:table-cell table:style-name="ce59" office:value-type="float" office:value="435370">
            <text:p>43537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14" office:value-type="float" office:value="334190">
            <text:p>334190</text:p>
          </table:table-cell>
          <table:table-cell table:style-name="ce35" office:value-type="float" office:value="325450">
            <text:p>325450</text:p>
          </table:table-cell>
          <table:table-cell table:style-name="ce35" office:value-type="float" office:value="339040">
            <text:p>339040</text:p>
          </table:table-cell>
          <table:table-cell table:style-name="ce35" office:value-type="float" office:value="331990">
            <text:p>331990</text:p>
          </table:table-cell>
          <table:table-cell table:style-name="ce35" office:value-type="float" office:value="333050">
            <text:p>333050</text:p>
          </table:table-cell>
          <table:table-cell table:style-name="ce35" office:value-type="float" office:value="326820">
            <text:p>326820</text:p>
          </table:table-cell>
          <table:table-cell table:style-name="ce35" office:value-type="float" office:value="322680">
            <text:p>322680</text:p>
          </table:table-cell>
          <table:table-cell table:style-name="ce31" office:value-type="float" office:value="342600">
            <text:p>342600</text:p>
          </table:table-cell>
          <table:table-cell table:style-name="ce35" office:value-type="float" office:value="324730">
            <text:p>324730</text:p>
          </table:table-cell>
          <table:table-cell table:style-name="ce58" office:value-type="float" office:value="329890">
            <text:p>32989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16" office:value-type="float" office:value="329570">
            <text:p>329570</text:p>
          </table:table-cell>
          <table:table-cell table:style-name="ce29" office:value-type="float" office:value="315260">
            <text:p>315260</text:p>
          </table:table-cell>
          <table:table-cell table:style-name="ce29" office:value-type="float" office:value="315380">
            <text:p>315380</text:p>
          </table:table-cell>
          <table:table-cell table:style-name="ce29" office:value-type="float" office:value="317070">
            <text:p>317070</text:p>
          </table:table-cell>
          <table:table-cell table:style-name="ce29" office:value-type="float" office:value="311590">
            <text:p>311590</text:p>
          </table:table-cell>
          <table:table-cell table:style-name="ce29" office:value-type="float" office:value="301320">
            <text:p>301320</text:p>
          </table:table-cell>
          <table:table-cell table:style-name="ce29" office:value-type="float" office:value="306610">
            <text:p>306610</text:p>
          </table:table-cell>
          <table:table-cell table:style-name="ce29" office:value-type="float" office:value="300170">
            <text:p>300170</text:p>
          </table:table-cell>
          <table:table-cell table:style-name="ce29" office:value-type="float" office:value="307700">
            <text:p>307700</text:p>
          </table:table-cell>
          <table:table-cell table:style-name="ce59" office:value-type="float" office:value="310590">
            <text:p>31059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15" office:value-type="float" office:value="341240">
            <text:p>341240</text:p>
          </table:table-cell>
          <table:table-cell table:style-name="ce34" office:value-type="float" office:value="338500">
            <text:p>338500</text:p>
          </table:table-cell>
          <table:table-cell table:style-name="ce34" office:value-type="float" office:value="338580">
            <text:p>338580</text:p>
          </table:table-cell>
          <table:table-cell table:style-name="ce33" office:value-type="float" office:value="342210">
            <text:p>342210</text:p>
          </table:table-cell>
          <table:table-cell table:style-name="ce34" office:value-type="float" office:value="328050">
            <text:p>328050</text:p>
          </table:table-cell>
          <table:table-cell table:style-name="ce34" office:value-type="float" office:value="341450">
            <text:p>341450</text:p>
          </table:table-cell>
          <table:table-cell table:style-name="ce34" office:value-type="float" office:value="327920">
            <text:p>327920</text:p>
          </table:table-cell>
          <table:table-cell table:style-name="ce34" office:value-type="float" office:value="328960">
            <text:p>328960</text:p>
          </table:table-cell>
          <table:table-cell table:style-name="ce34" office:value-type="float" office:value="331420">
            <text:p>331420</text:p>
          </table:table-cell>
          <table:table-cell table:style-name="ce60" office:value-type="float" office:value="331200">
            <text:p>33120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16" office:value-type="float" office:value="305830">
            <text:p>305830</text:p>
          </table:table-cell>
          <table:table-cell table:style-name="ce29" office:value-type="float" office:value="296360">
            <text:p>296360</text:p>
          </table:table-cell>
          <table:table-cell table:style-name="ce29" office:value-type="float" office:value="298430">
            <text:p>298430</text:p>
          </table:table-cell>
          <table:table-cell table:style-name="ce29" office:value-type="float" office:value="297820">
            <text:p>297820</text:p>
          </table:table-cell>
          <table:table-cell table:style-name="ce29" office:value-type="float" office:value="298480">
            <text:p>298480</text:p>
          </table:table-cell>
          <table:table-cell table:style-name="ce29" office:value-type="float" office:value="302840">
            <text:p>302840</text:p>
          </table:table-cell>
          <table:table-cell table:style-name="ce29" office:value-type="float" office:value="291010">
            <text:p>291010</text:p>
          </table:table-cell>
          <table:table-cell table:style-name="ce29" office:value-type="float" office:value="300570">
            <text:p>300570</text:p>
          </table:table-cell>
          <table:table-cell table:style-name="ce29" office:value-type="float" office:value="293770">
            <text:p>293770</text:p>
          </table:table-cell>
          <table:table-cell table:style-name="ce59" office:value-type="float" office:value="288050">
            <text:p>28805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12" office:value-type="float" office:value="278040">
            <text:p>278040</text:p>
          </table:table-cell>
          <table:table-cell table:style-name="ce29" office:value-type="float" office:value="275070">
            <text:p>275070</text:p>
          </table:table-cell>
          <table:table-cell table:style-name="ce29" office:value-type="float" office:value="280760">
            <text:p>280760</text:p>
          </table:table-cell>
          <table:table-cell table:style-name="ce29" office:value-type="float" office:value="275580">
            <text:p>275580</text:p>
          </table:table-cell>
          <table:table-cell table:style-name="ce29" office:value-type="float" office:value="277110">
            <text:p>277110</text:p>
          </table:table-cell>
          <table:table-cell table:style-name="ce32" office:value-type="float" office:value="284740">
            <text:p>284740</text:p>
          </table:table-cell>
          <table:table-cell table:style-name="ce29" office:value-type="float" office:value="271730">
            <text:p>271730</text:p>
          </table:table-cell>
          <table:table-cell table:style-name="ce29" office:value-type="float" office:value="272170">
            <text:p>272170</text:p>
          </table:table-cell>
          <table:table-cell table:style-name="ce29" office:value-type="float" office:value="272920">
            <text:p>272920</text:p>
          </table:table-cell>
          <table:table-cell table:style-name="ce59" office:value-type="float" office:value="262530">
            <text:p>26253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13" office:value-type="float" office:value="293930">
            <text:p>293930</text:p>
          </table:table-cell>
          <table:table-cell table:style-name="ce30" office:value-type="float" office:value="301670">
            <text:p>301670</text:p>
          </table:table-cell>
          <table:table-cell table:style-name="ce47" office:value-type="float" office:value="303320">
            <text:p>303320</text:p>
          </table:table-cell>
          <table:table-cell table:style-name="ce30" office:value-type="float" office:value="293530">
            <text:p>293530</text:p>
          </table:table-cell>
          <table:table-cell table:style-name="ce30" office:value-type="float" office:value="295730">
            <text:p>295730</text:p>
          </table:table-cell>
          <table:table-cell table:style-name="ce30" office:value-type="float" office:value="290250">
            <text:p>290250</text:p>
          </table:table-cell>
          <table:table-cell table:style-name="ce30" office:value-type="float" office:value="285360">
            <text:p>285360</text:p>
          </table:table-cell>
          <table:table-cell table:style-name="ce30" office:value-type="float" office:value="286450">
            <text:p>286450</text:p>
          </table:table-cell>
          <table:table-cell table:style-name="ce30" office:value-type="float" office:value="286630">
            <text:p>286630</text:p>
          </table:table-cell>
          <table:table-cell table:style-name="ce61" office:value-type="float" office:value="284160">
            <text:p>28416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2">
          <table:table-cell table:style-name="ce7" office:value-type="string">
            <text:p>Tipo de Grafo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2">
            <text:p>0.2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4">
            <text:p>0.4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.6">
            <text:p>0.6</text:p>
          </table:table-cell>
          <table:table-cell table:style-name="ce7" office:value-type="float" office:value="0.7">
            <text:p>0.7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0.9">
            <text:p>0.9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1) 30 nds BD</text:p>
          </table:table-cell>
          <table:table-cell table:style-name="ce17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6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BD</text:p>
          </table:table-cell>
          <table:table-cell table:number-columns-repeated="3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BD</text:p>
          </table:table-cell>
          <table:table-cell table:number-columns-repeated="10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MD</text:p>
          </table:table-cell>
          <table:table-cell table:number-columns-repeated="10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MD</text:p>
          </table:table-cell>
          <table:table-cell table:number-columns-repeated="10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AD</text:p>
          </table:table-cell>
          <table:table-cell table:number-columns-repeated="10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BD</text:p>
          </table:table-cell>
          <table:table-cell office:value-type="float" office:value="125620">
            <text:p>125620</text:p>
          </table:table-cell>
          <table:table-cell office:value-type="float" office:value="130510">
            <text:p>130510</text:p>
          </table:table-cell>
          <table:table-cell office:value-type="float" office:value="127640">
            <text:p>127640</text:p>
          </table:table-cell>
          <table:table-cell office:value-type="float" office:value="127260">
            <text:p>127260</text:p>
          </table:table-cell>
          <table:table-cell office:value-type="float" office:value="127510">
            <text:p>127510</text:p>
          </table:table-cell>
          <table:table-cell office:value-type="float" office:value="127620">
            <text:p>127620</text:p>
          </table:table-cell>
          <table:table-cell office:value-type="float" office:value="128810">
            <text:p>128810</text:p>
          </table:table-cell>
          <table:table-cell office:value-type="float" office:value="128620">
            <text:p>128620</text:p>
          </table:table-cell>
          <table:table-cell office:value-type="float" office:value="125630">
            <text:p>125630</text:p>
          </table:table-cell>
          <table:table-cell office:value-type="float" office:value="127250">
            <text:p>127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BD</text:p>
          </table:table-cell>
          <table:table-cell office:value-type="float" office:value="143960">
            <text:p>143960</text:p>
          </table:table-cell>
          <table:table-cell office:value-type="float" office:value="143550">
            <text:p>143550</text:p>
          </table:table-cell>
          <table:table-cell office:value-type="float" office:value="142070">
            <text:p>142070</text:p>
          </table:table-cell>
          <table:table-cell office:value-type="float" office:value="142130">
            <text:p>142130</text:p>
          </table:table-cell>
          <table:table-cell office:value-type="float" office:value="143320">
            <text:p>143320</text:p>
          </table:table-cell>
          <table:table-cell office:value-type="float" office:value="143020">
            <text:p>143020</text:p>
          </table:table-cell>
          <table:table-cell office:value-type="float" office:value="141840">
            <text:p>141840</text:p>
          </table:table-cell>
          <table:table-cell office:value-type="float" office:value="142340">
            <text:p>142340</text:p>
          </table:table-cell>
          <table:table-cell office:value-type="float" office:value="141570">
            <text:p>141570</text:p>
          </table:table-cell>
          <table:table-cell office:value-type="float" office:value="142680">
            <text:p>14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BD</text:p>
          </table:table-cell>
          <table:table-cell office:value-type="float" office:value="122600">
            <text:p>122600</text:p>
          </table:table-cell>
          <table:table-cell office:value-type="float" office:value="124310">
            <text:p>124310</text:p>
          </table:table-cell>
          <table:table-cell office:value-type="float" office:value="121550">
            <text:p>121550</text:p>
          </table:table-cell>
          <table:table-cell office:value-type="float" office:value="122440">
            <text:p>122440</text:p>
          </table:table-cell>
          <table:table-cell office:value-type="float" office:value="124050">
            <text:p>124050</text:p>
          </table:table-cell>
          <table:table-cell office:value-type="float" office:value="121680">
            <text:p>121680</text:p>
          </table:table-cell>
          <table:table-cell office:value-type="float" office:value="123980">
            <text:p>123980</text:p>
          </table:table-cell>
          <table:table-cell office:value-type="float" office:value="123470">
            <text:p>123470</text:p>
          </table:table-cell>
          <table:table-cell office:value-type="float" office:value="121630">
            <text:p>121630</text:p>
          </table:table-cell>
          <table:table-cell office:value-type="float" office:value="129370">
            <text:p>1293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MD</text:p>
          </table:table-cell>
          <table:table-cell office:value-type="float" office:value="107130">
            <text:p>107130</text:p>
          </table:table-cell>
          <table:table-cell office:value-type="float" office:value="107940">
            <text:p>107940</text:p>
          </table:table-cell>
          <table:table-cell office:value-type="float" office:value="111010">
            <text:p>111010</text:p>
          </table:table-cell>
          <table:table-cell office:value-type="float" office:value="107130">
            <text:p>107130</text:p>
          </table:table-cell>
          <table:table-cell office:value-type="float" office:value="105930">
            <text:p>105930</text:p>
          </table:table-cell>
          <table:table-cell office:value-type="float" office:value="110640">
            <text:p>110640</text:p>
          </table:table-cell>
          <table:table-cell office:value-type="float" office:value="107990">
            <text:p>107990</text:p>
          </table:table-cell>
          <table:table-cell office:value-type="float" office:value="107090">
            <text:p>107090</text:p>
          </table:table-cell>
          <table:table-cell office:value-type="float" office:value="106220">
            <text:p>106220</text:p>
          </table:table-cell>
          <table:table-cell office:value-type="float" office:value="107600">
            <text:p>1076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460">
            <text:p>98460</text:p>
          </table:table-cell>
          <table:table-cell office:value-type="float" office:value="97600">
            <text:p>97600</text:p>
          </table:table-cell>
          <table:table-cell office:value-type="float" office:value="99630">
            <text:p>99630</text:p>
          </table:table-cell>
          <table:table-cell office:value-type="float" office:value="96840">
            <text:p>96840</text:p>
          </table:table-cell>
          <table:table-cell office:value-type="float" office:value="98430">
            <text:p>98430</text:p>
          </table:table-cell>
          <table:table-cell office:value-type="float" office:value="98660">
            <text:p>98660</text:p>
          </table:table-cell>
          <table:table-cell office:value-type="float" office:value="96000">
            <text:p>96000</text:p>
          </table:table-cell>
          <table:table-cell office:value-type="float" office:value="97960">
            <text:p>979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MD</text:p>
          </table:table-cell>
          <table:table-cell office:value-type="float" office:value="104120">
            <text:p>104120</text:p>
          </table:table-cell>
          <table:table-cell office:value-type="float" office:value="105810">
            <text:p>105810</text:p>
          </table:table-cell>
          <table:table-cell office:value-type="float" office:value="106090">
            <text:p>106090</text:p>
          </table:table-cell>
          <table:table-cell office:value-type="float" office:value="107450">
            <text:p>107450</text:p>
          </table:table-cell>
          <table:table-cell office:value-type="float" office:value="103570">
            <text:p>103570</text:p>
          </table:table-cell>
          <table:table-cell office:value-type="float" office:value="106030">
            <text:p>106030</text:p>
          </table:table-cell>
          <table:table-cell office:value-type="float" office:value="103900">
            <text:p>103900</text:p>
          </table:table-cell>
          <table:table-cell office:value-type="float" office:value="104890">
            <text:p>104890</text:p>
          </table:table-cell>
          <table:table-cell office:value-type="float" office:value="103220">
            <text:p>103220</text:p>
          </table:table-cell>
          <table:table-cell office:value-type="float" office:value="105170">
            <text:p>1051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AD</text:p>
          </table:table-cell>
          <table:table-cell office:value-type="float" office:value="86270">
            <text:p>86270</text:p>
          </table:table-cell>
          <table:table-cell office:value-type="float" office:value="86330">
            <text:p>86330</text:p>
          </table:table-cell>
          <table:table-cell office:value-type="float" office:value="87750">
            <text:p>87750</text:p>
          </table:table-cell>
          <table:table-cell office:value-type="float" office:value="86770">
            <text:p>86770</text:p>
          </table:table-cell>
          <table:table-cell office:value-type="float" office:value="85190">
            <text:p>85190</text:p>
          </table:table-cell>
          <table:table-cell office:value-type="float" office:value="85530">
            <text:p>85530</text:p>
          </table:table-cell>
          <table:table-cell office:value-type="float" office:value="85740">
            <text:p>85740</text:p>
          </table:table-cell>
          <table:table-cell office:value-type="float" office:value="87280">
            <text:p>87280</text:p>
          </table:table-cell>
          <table:table-cell office:value-type="float" office:value="84480">
            <text:p>84480</text:p>
          </table:table-cell>
          <table:table-cell office:value-type="float" office:value="86280">
            <text:p>862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AD</text:p>
          </table:table-cell>
          <table:table-cell office:value-type="float" office:value="85960">
            <text:p>85960</text:p>
          </table:table-cell>
          <table:table-cell office:value-type="float" office:value="85170">
            <text:p>85170</text:p>
          </table:table-cell>
          <table:table-cell office:value-type="float" office:value="86760">
            <text:p>86760</text:p>
          </table:table-cell>
          <table:table-cell office:value-type="float" office:value="86920">
            <text:p>86920</text:p>
          </table:table-cell>
          <table:table-cell office:value-type="float" office:value="88350">
            <text:p>88350</text:p>
          </table:table-cell>
          <table:table-cell office:value-type="float" office:value="85910">
            <text:p>85910</text:p>
          </table:table-cell>
          <table:table-cell office:value-type="float" office:value="85570">
            <text:p>85570</text:p>
          </table:table-cell>
          <table:table-cell office:value-type="float" office:value="86410">
            <text:p>86410</text:p>
          </table:table-cell>
          <table:table-cell office:value-type="float" office:value="86060">
            <text:p>86060</text:p>
          </table:table-cell>
          <table:table-cell office:value-type="float" office:value="87580">
            <text:p>875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AD</text:p>
          </table:table-cell>
          <table:table-cell office:value-type="float" office:value="84060">
            <text:p>84060</text:p>
          </table:table-cell>
          <table:table-cell office:value-type="float" office:value="91690">
            <text:p>91690</text:p>
          </table:table-cell>
          <table:table-cell office:value-type="float" office:value="87090">
            <text:p>87090</text:p>
          </table:table-cell>
          <table:table-cell office:value-type="float" office:value="86120">
            <text:p>86120</text:p>
          </table:table-cell>
          <table:table-cell office:value-type="float" office:value="89100">
            <text:p>89100</text:p>
          </table:table-cell>
          <table:table-cell office:value-type="float" office:value="88520">
            <text:p>88520</text:p>
          </table:table-cell>
          <table:table-cell office:value-type="float" office:value="90370">
            <text:p>90370</text:p>
          </table:table-cell>
          <table:table-cell office:value-type="float" office:value="86950">
            <text:p>86950</text:p>
          </table:table-cell>
          <table:table-cell office:value-type="float" office:value="89320">
            <text:p>89320</text:p>
          </table:table-cell>
          <table:table-cell office:value-type="float" office:value="87230">
            <text:p>872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BD</text:p>
          </table:table-cell>
          <table:table-cell office:value-type="float" office:value="430330">
            <text:p>430330</text:p>
          </table:table-cell>
          <table:table-cell office:value-type="float" office:value="432360">
            <text:p>432360</text:p>
          </table:table-cell>
          <table:table-cell office:value-type="float" office:value="437450">
            <text:p>437450</text:p>
          </table:table-cell>
          <table:table-cell office:value-type="float" office:value="425990">
            <text:p>425990</text:p>
          </table:table-cell>
          <table:table-cell office:value-type="float" office:value="437360">
            <text:p>437360</text:p>
          </table:table-cell>
          <table:table-cell office:value-type="float" office:value="431700">
            <text:p>431700</text:p>
          </table:table-cell>
          <table:table-cell office:value-type="float" office:value="424580">
            <text:p>424580</text:p>
          </table:table-cell>
          <table:table-cell office:value-type="float" office:value="428120">
            <text:p>428120</text:p>
          </table:table-cell>
          <table:table-cell office:value-type="float" office:value="421580">
            <text:p>421580</text:p>
          </table:table-cell>
          <table:table-cell office:value-type="float" office:value="421920">
            <text:p>4219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BD</text:p>
          </table:table-cell>
          <table:table-cell office:value-type="float" office:value="437670">
            <text:p>437670</text:p>
          </table:table-cell>
          <table:table-cell office:value-type="float" office:value="432610">
            <text:p>432610</text:p>
          </table:table-cell>
          <table:table-cell office:value-type="float" office:value="442780">
            <text:p>442780</text:p>
          </table:table-cell>
          <table:table-cell office:value-type="float" office:value="442460">
            <text:p>442460</text:p>
          </table:table-cell>
          <table:table-cell office:value-type="float" office:value="440410">
            <text:p>440410</text:p>
          </table:table-cell>
          <table:table-cell office:value-type="float" office:value="437820">
            <text:p>437820</text:p>
          </table:table-cell>
          <table:table-cell office:value-type="float" office:value="439090">
            <text:p>439090</text:p>
          </table:table-cell>
          <table:table-cell office:value-type="float" office:value="434350">
            <text:p>434350</text:p>
          </table:table-cell>
          <table:table-cell office:value-type="float" office:value="425940">
            <text:p>425940</text:p>
          </table:table-cell>
          <table:table-cell office:value-type="float" office:value="443160">
            <text:p>4431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BD</text:p>
          </table:table-cell>
          <table:table-cell office:value-type="float" office:value="458210">
            <text:p>458210</text:p>
          </table:table-cell>
          <table:table-cell office:value-type="float" office:value="470430">
            <text:p>470430</text:p>
          </table:table-cell>
          <table:table-cell office:value-type="float" office:value="461150">
            <text:p>461150</text:p>
          </table:table-cell>
          <table:table-cell office:value-type="float" office:value="463340">
            <text:p>463340</text:p>
          </table:table-cell>
          <table:table-cell office:value-type="float" office:value="454910">
            <text:p>454910</text:p>
          </table:table-cell>
          <table:table-cell office:value-type="float" office:value="459480">
            <text:p>459480</text:p>
          </table:table-cell>
          <table:table-cell office:value-type="float" office:value="461940">
            <text:p>461940</text:p>
          </table:table-cell>
          <table:table-cell office:value-type="float" office:value="449890">
            <text:p>449890</text:p>
          </table:table-cell>
          <table:table-cell office:value-type="float" office:value="459340">
            <text:p>459340</text:p>
          </table:table-cell>
          <table:table-cell office:value-type="float" office:value="449400">
            <text:p>4494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MD</text:p>
          </table:table-cell>
          <table:table-cell office:value-type="float" office:value="336630">
            <text:p>336630</text:p>
          </table:table-cell>
          <table:table-cell office:value-type="float" office:value="341990">
            <text:p>341990</text:p>
          </table:table-cell>
          <table:table-cell office:value-type="float" office:value="335670">
            <text:p>335670</text:p>
          </table:table-cell>
          <table:table-cell office:value-type="float" office:value="335210">
            <text:p>335210</text:p>
          </table:table-cell>
          <table:table-cell office:value-type="float" office:value="333570">
            <text:p>333570</text:p>
          </table:table-cell>
          <table:table-cell office:value-type="float" office:value="336950">
            <text:p>336950</text:p>
          </table:table-cell>
          <table:table-cell office:value-type="float" office:value="333480">
            <text:p>333480</text:p>
          </table:table-cell>
          <table:table-cell office:value-type="float" office:value="333830">
            <text:p>333830</text:p>
          </table:table-cell>
          <table:table-cell office:value-type="float" office:value="330110">
            <text:p>330110</text:p>
          </table:table-cell>
          <table:table-cell office:value-type="float" office:value="326350">
            <text:p>3263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MD</text:p>
          </table:table-cell>
          <table:table-cell office:value-type="float" office:value="323620">
            <text:p>323620</text:p>
          </table:table-cell>
          <table:table-cell office:value-type="float" office:value="325830">
            <text:p>325830</text:p>
          </table:table-cell>
          <table:table-cell office:value-type="float" office:value="315230">
            <text:p>315230</text:p>
          </table:table-cell>
          <table:table-cell office:value-type="float" office:value="318780">
            <text:p>318780</text:p>
          </table:table-cell>
          <table:table-cell office:value-type="float" office:value="312370">
            <text:p>312370</text:p>
          </table:table-cell>
          <table:table-cell office:value-type="float" office:value="323510">
            <text:p>323510</text:p>
          </table:table-cell>
          <table:table-cell office:value-type="float" office:value="314870">
            <text:p>314870</text:p>
          </table:table-cell>
          <table:table-cell office:value-type="float" office:value="312050">
            <text:p>312050</text:p>
          </table:table-cell>
          <table:table-cell office:value-type="float" office:value="316370">
            <text:p>316370</text:p>
          </table:table-cell>
          <table:table-cell office:value-type="float" office:value="312520">
            <text:p>3125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MD</text:p>
          </table:table-cell>
          <table:table-cell office:value-type="float" office:value="341320">
            <text:p>341320</text:p>
          </table:table-cell>
          <table:table-cell office:value-type="float" office:value="341360">
            <text:p>341360</text:p>
          </table:table-cell>
          <table:table-cell office:value-type="float" office:value="349900">
            <text:p>349900</text:p>
          </table:table-cell>
          <table:table-cell office:value-type="float" office:value="341530">
            <text:p>341530</text:p>
          </table:table-cell>
          <table:table-cell office:value-type="float" office:value="337580">
            <text:p>337580</text:p>
          </table:table-cell>
          <table:table-cell office:value-type="float" office:value="336160">
            <text:p>336160</text:p>
          </table:table-cell>
          <table:table-cell office:value-type="float" office:value="344010">
            <text:p>344010</text:p>
          </table:table-cell>
          <table:table-cell office:value-type="float" office:value="333070">
            <text:p>333070</text:p>
          </table:table-cell>
          <table:table-cell office:value-type="float" office:value="338990">
            <text:p>338990</text:p>
          </table:table-cell>
          <table:table-cell office:value-type="float" office:value="336340">
            <text:p>3363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AD</text:p>
          </table:table-cell>
          <table:table-cell office:value-type="float" office:value="304170">
            <text:p>304170</text:p>
          </table:table-cell>
          <table:table-cell office:value-type="float" office:value="303010">
            <text:p>303010</text:p>
          </table:table-cell>
          <table:table-cell office:value-type="float" office:value="307730">
            <text:p>307730</text:p>
          </table:table-cell>
          <table:table-cell office:value-type="float" office:value="304470">
            <text:p>304470</text:p>
          </table:table-cell>
          <table:table-cell office:value-type="float" office:value="307720">
            <text:p>307720</text:p>
          </table:table-cell>
          <table:table-cell office:value-type="float" office:value="301190">
            <text:p>301190</text:p>
          </table:table-cell>
          <table:table-cell office:value-type="float" office:value="302030">
            <text:p>302030</text:p>
          </table:table-cell>
          <table:table-cell office:value-type="float" office:value="298910">
            <text:p>298910</text:p>
          </table:table-cell>
          <table:table-cell office:value-type="float" office:value="296620">
            <text:p>296620</text:p>
          </table:table-cell>
          <table:table-cell office:value-type="float" office:value="311820">
            <text:p>3118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AD</text:p>
          </table:table-cell>
          <table:table-cell office:value-type="float" office:value="274420">
            <text:p>274420</text:p>
          </table:table-cell>
          <table:table-cell office:value-type="float" office:value="280540">
            <text:p>280540</text:p>
          </table:table-cell>
          <table:table-cell office:value-type="float" office:value="283070">
            <text:p>283070</text:p>
          </table:table-cell>
          <table:table-cell office:value-type="float" office:value="283490">
            <text:p>283490</text:p>
          </table:table-cell>
          <table:table-cell office:value-type="float" office:value="283920">
            <text:p>283920</text:p>
          </table:table-cell>
          <table:table-cell office:value-type="float" office:value="277810">
            <text:p>277810</text:p>
          </table:table-cell>
          <table:table-cell office:value-type="float" office:value="282930">
            <text:p>282930</text:p>
          </table:table-cell>
          <table:table-cell office:value-type="float" office:value="275140">
            <text:p>275140</text:p>
          </table:table-cell>
          <table:table-cell office:value-type="float" office:value="275600">
            <text:p>275600</text:p>
          </table:table-cell>
          <table:table-cell office:value-type="float" office:value="271190">
            <text:p>271190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3) 700 nds AD</text:p>
          </table:table-cell>
          <table:table-cell table:style-name="ce19" office:value-type="float" office:value="294710">
            <text:p>294710</text:p>
          </table:table-cell>
          <table:table-cell table:style-name="ce37" office:value-type="float" office:value="293950">
            <text:p>293950</text:p>
          </table:table-cell>
          <table:table-cell table:style-name="ce37" office:value-type="float" office:value="295130">
            <text:p>295130</text:p>
          </table:table-cell>
          <table:table-cell table:style-name="ce37" office:value-type="float" office:value="290180">
            <text:p>290180</text:p>
          </table:table-cell>
          <table:table-cell table:style-name="ce37" office:value-type="float" office:value="296410">
            <text:p>296410</text:p>
          </table:table-cell>
          <table:table-cell table:style-name="ce37" office:value-type="float" office:value="287420">
            <text:p>287420</text:p>
          </table:table-cell>
          <table:table-cell table:style-name="ce37" office:value-type="float" office:value="292550">
            <text:p>292550</text:p>
          </table:table-cell>
          <table:table-cell table:style-name="ce37" office:value-type="float" office:value="299710">
            <text:p>299710</text:p>
          </table:table-cell>
          <table:table-cell table:style-name="ce37" office:value-type="float" office:value="292790">
            <text:p>292790</text:p>
          </table:table-cell>
          <table:table-cell table:style-name="ce64" office:value-type="float" office:value="289410">
            <text:p>28941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20" table:formula="of:=[.B31]-[.B2]" office:value-type="float" office:value="420">
            <text:p>420</text:p>
          </table:table-cell>
          <table:table-cell table:style-name="ce38" table:formula="of:=[.C31]-[.C2]" office:value-type="float" office:value="320">
            <text:p>320</text:p>
          </table:table-cell>
          <table:table-cell table:style-name="ce38" table:formula="of:=[.D31]-[.D2]" office:value-type="float" office:value="90">
            <text:p>90</text:p>
          </table:table-cell>
          <table:table-cell table:style-name="ce38" table:formula="of:=[.E31]-[.E2]" office:value-type="float" office:value="200">
            <text:p>200</text:p>
          </table:table-cell>
          <table:table-cell table:style-name="ce38" table:formula="of:=[.F31]-[.F2]" office:value-type="float" office:value="120">
            <text:p>120</text:p>
          </table:table-cell>
          <table:table-cell table:style-name="ce38" table:formula="of:=[.G31]-[.G2]" office:value-type="float" office:value="100">
            <text:p>100</text:p>
          </table:table-cell>
          <table:table-cell table:style-name="ce51" table:formula="of:=[.H31]-[.H2]" office:value-type="float" office:value="0">
            <text:p>0</text:p>
          </table:table-cell>
          <table:table-cell table:style-name="ce51" table:formula="of:=[.I31]-[.I2]" office:value-type="float" office:value="0">
            <text:p>0</text:p>
          </table:table-cell>
          <table:table-cell table:style-name="ce51" table:formula="of:=[.J31]-[.J2]" office:value-type="float" office:value="0">
            <text:p>0</text:p>
          </table:table-cell>
          <table:table-cell table:style-name="ce65" table:formula="of:=[.K31]-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21" table:formula="of:=[.B32]-[.B3]" office:value-type="float" office:value="60">
            <text:p>60</text:p>
          </table:table-cell>
          <table:table-cell table:style-name="ce39" table:formula="of:=[.C32]-[.C3]" office:value-type="float" office:value="50">
            <text:p>50</text:p>
          </table:table-cell>
          <table:table-cell table:style-name="ce39" table:formula="of:=[.D32]-[.D3]" office:value-type="float" office:value="50">
            <text:p>50</text:p>
          </table:table-cell>
          <table:table-cell table:style-name="ce39" table:formula="of:=[.E32]-[.E3]" office:value-type="float" office:value="10">
            <text:p>10</text:p>
          </table:table-cell>
          <table:table-cell table:style-name="ce39" table:formula="of:=[.F32]-[.F3]" office:value-type="float" office:value="80">
            <text:p>80</text:p>
          </table:table-cell>
          <table:table-cell table:style-name="ce41" table:formula="of:=[.G32]-[.G3]" office:value-type="float" office:value="0">
            <text:p>0</text:p>
          </table:table-cell>
          <table:table-cell table:style-name="ce39" table:formula="of:=[.H32]-[.H3]" office:value-type="float" office:value="70">
            <text:p>70</text:p>
          </table:table-cell>
          <table:table-cell table:style-name="ce41" table:formula="of:=[.I32]-[.I3]" office:value-type="float" office:value="0">
            <text:p>0</text:p>
          </table:table-cell>
          <table:table-cell table:style-name="ce41" table:formula="of:=[.J32]-[.J3]" office:value-type="float" office:value="0">
            <text:p>0</text:p>
          </table:table-cell>
          <table:table-cell table:style-name="ce66" table:formula="of:=[.K32]-[.K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21" table:formula="of:=[.B33]-[.B4]" office:value-type="float" office:value="70">
            <text:p>70</text:p>
          </table:table-cell>
          <table:table-cell table:style-name="ce39" table:formula="of:=[.C33]-[.C4]" office:value-type="float" office:value="70">
            <text:p>70</text:p>
          </table:table-cell>
          <table:table-cell table:style-name="ce41" table:formula="of:=[.D33]-[.D4]" office:value-type="float" office:value="0">
            <text:p>0</text:p>
          </table:table-cell>
          <table:table-cell table:style-name="ce41" table:formula="of:=[.E33]-[.E4]" office:value-type="float" office:value="0">
            <text:p>0</text:p>
          </table:table-cell>
          <table:table-cell table:style-name="ce41" table:formula="of:=[.F33]-[.F4]" office:value-type="float" office:value="0">
            <text:p>0</text:p>
          </table:table-cell>
          <table:table-cell table:style-name="ce41" table:formula="of:=[.G33]-[.G4]" office:value-type="float" office:value="0">
            <text:p>0</text:p>
          </table:table-cell>
          <table:table-cell table:style-name="ce41" table:formula="of:=[.H33]-[.H4]" office:value-type="float" office:value="0">
            <text:p>0</text:p>
          </table:table-cell>
          <table:table-cell table:style-name="ce41" table:formula="of:=[.I33]-[.I4]" office:value-type="float" office:value="0">
            <text:p>0</text:p>
          </table:table-cell>
          <table:table-cell table:style-name="ce41" table:formula="of:=[.J33]-[.J4]" office:value-type="float" office:value="0">
            <text:p>0</text:p>
          </table:table-cell>
          <table:table-cell table:style-name="ce66" table:formula="of:=[.K33]-[.K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22" table:formula="of:=[.B34]-[.B5]" office:value-type="float" office:value="690">
            <text:p>690</text:p>
          </table:table-cell>
          <table:table-cell table:style-name="ce40" table:formula="of:=[.C34]-[.C5]" office:value-type="float" office:value="0">
            <text:p>0</text:p>
          </table:table-cell>
          <table:table-cell table:style-name="ce40" table:formula="of:=[.D34]-[.D5]" office:value-type="float" office:value="0">
            <text:p>0</text:p>
          </table:table-cell>
          <table:table-cell table:style-name="ce40" table:formula="of:=[.E34]-[.E5]" office:value-type="float" office:value="0">
            <text:p>0</text:p>
          </table:table-cell>
          <table:table-cell table:style-name="ce40" table:formula="of:=[.F34]-[.F5]" office:value-type="float" office:value="0">
            <text:p>0</text:p>
          </table:table-cell>
          <table:table-cell table:style-name="ce40" table:formula="of:=[.G34]-[.G5]" office:value-type="float" office:value="0">
            <text:p>0</text:p>
          </table:table-cell>
          <table:table-cell table:style-name="ce40" table:formula="of:=[.H34]-[.H5]" office:value-type="float" office:value="0">
            <text:p>0</text:p>
          </table:table-cell>
          <table:table-cell table:style-name="ce40" table:formula="of:=[.I34]-[.I5]" office:value-type="float" office:value="0">
            <text:p>0</text:p>
          </table:table-cell>
          <table:table-cell table:style-name="ce40" table:formula="of:=[.J34]-[.J5]" office:value-type="float" office:value="0">
            <text:p>0</text:p>
          </table:table-cell>
          <table:table-cell table:style-name="ce67" table:formula="of:=[.K34]-[.K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21" table:formula="of:=[.B35]-[.B6]" office:value-type="float" office:value="10">
            <text:p>10</text:p>
          </table:table-cell>
          <table:table-cell table:style-name="ce41" table:formula="of:=[.C35]-[.C6]" office:value-type="float" office:value="0">
            <text:p>0</text:p>
          </table:table-cell>
          <table:table-cell table:style-name="ce41" table:formula="of:=[.D35]-[.D6]" office:value-type="float" office:value="0">
            <text:p>0</text:p>
          </table:table-cell>
          <table:table-cell table:style-name="ce41" table:formula="of:=[.E35]-[.E6]" office:value-type="float" office:value="0">
            <text:p>0</text:p>
          </table:table-cell>
          <table:table-cell table:style-name="ce41" table:formula="of:=[.F35]-[.F6]" office:value-type="float" office:value="0">
            <text:p>0</text:p>
          </table:table-cell>
          <table:table-cell table:style-name="ce39" table:formula="of:=[.G35]-[.G6]" office:value-type="float" office:value="10">
            <text:p>10</text:p>
          </table:table-cell>
          <table:table-cell table:style-name="ce39" table:formula="of:=[.H35]-[.H6]" office:value-type="float" office:value="10">
            <text:p>10</text:p>
          </table:table-cell>
          <table:table-cell table:style-name="ce41" table:formula="of:=[.I35]-[.I6]" office:value-type="float" office:value="0">
            <text:p>0</text:p>
          </table:table-cell>
          <table:table-cell table:style-name="ce41" table:formula="of:=[.J35]-[.J6]" office:value-type="float" office:value="0">
            <text:p>0</text:p>
          </table:table-cell>
          <table:table-cell table:style-name="ce66" table:formula="of:=[.K35]-[.K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23" table:formula="of:=[.B36]-[.B7]" office:value-type="float" office:value="500">
            <text:p>500</text:p>
          </table:table-cell>
          <table:table-cell table:style-name="ce42" table:formula="of:=[.C36]-[.C7]" office:value-type="float" office:value="-280">
            <text:p>-280</text:p>
          </table:table-cell>
          <table:table-cell table:style-name="ce42" table:formula="of:=[.D36]-[.D7]" office:value-type="float" office:value="-280">
            <text:p>-280</text:p>
          </table:table-cell>
          <table:table-cell table:style-name="ce42" table:formula="of:=[.E36]-[.E7]" office:value-type="float" office:value="0">
            <text:p>0</text:p>
          </table:table-cell>
          <table:table-cell table:style-name="ce42" table:formula="of:=[.F36]-[.F7]" office:value-type="float" office:value="0">
            <text:p>0</text:p>
          </table:table-cell>
          <table:table-cell table:style-name="ce42" table:formula="of:=[.G36]-[.G7]" office:value-type="float" office:value="0">
            <text:p>0</text:p>
          </table:table-cell>
          <table:table-cell table:style-name="ce42" table:formula="of:=[.H36]-[.H7]" office:value-type="float" office:value="0">
            <text:p>0</text:p>
          </table:table-cell>
          <table:table-cell table:style-name="ce42" table:formula="of:=[.I36]-[.I7]" office:value-type="float" office:value="0">
            <text:p>0</text:p>
          </table:table-cell>
          <table:table-cell table:style-name="ce42" table:formula="of:=[.J36]-[.J7]" office:value-type="float" office:value="0">
            <text:p>0</text:p>
          </table:table-cell>
          <table:table-cell table:style-name="ce68" table:formula="of:=[.K36]-[.K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21" table:formula="of:=[.B37]-[.B8]" office:value-type="float" office:value="100">
            <text:p>100</text:p>
          </table:table-cell>
          <table:table-cell table:style-name="ce41" table:formula="of:=[.C37]-[.C8]" office:value-type="float" office:value="0">
            <text:p>0</text:p>
          </table:table-cell>
          <table:table-cell table:style-name="ce41" table:formula="of:=[.D37]-[.D8]" office:value-type="float" office:value="0">
            <text:p>0</text:p>
          </table:table-cell>
          <table:table-cell table:style-name="ce41" table:formula="of:=[.E37]-[.E8]" office:value-type="float" office:value="0">
            <text:p>0</text:p>
          </table:table-cell>
          <table:table-cell table:style-name="ce41" table:formula="of:=[.F37]-[.F8]" office:value-type="float" office:value="0">
            <text:p>0</text:p>
          </table:table-cell>
          <table:table-cell table:style-name="ce41" table:formula="of:=[.G37]-[.G8]" office:value-type="float" office:value="0">
            <text:p>0</text:p>
          </table:table-cell>
          <table:table-cell table:style-name="ce41" table:formula="of:=[.H37]-[.H8]" office:value-type="float" office:value="0">
            <text:p>0</text:p>
          </table:table-cell>
          <table:table-cell table:style-name="ce41" table:formula="of:=[.I37]-[.I8]" office:value-type="float" office:value="0">
            <text:p>0</text:p>
          </table:table-cell>
          <table:table-cell table:style-name="ce41" table:formula="of:=[.J37]-[.J8]" office:value-type="float" office:value="0">
            <text:p>0</text:p>
          </table:table-cell>
          <table:table-cell table:style-name="ce66" table:formula="of:=[.K37]-[.K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21" table:formula="of:=[.B38]-[.B9]" office:value-type="float" office:value="130">
            <text:p>130</text:p>
          </table:table-cell>
          <table:table-cell table:style-name="ce39" table:formula="of:=[.C38]-[.C9]" office:value-type="float" office:value="120">
            <text:p>120</text:p>
          </table:table-cell>
          <table:table-cell table:style-name="ce41" table:formula="of:=[.D38]-[.D9]" office:value-type="float" office:value="0">
            <text:p>0</text:p>
          </table:table-cell>
          <table:table-cell table:style-name="ce41" table:formula="of:=[.E38]-[.E9]" office:value-type="float" office:value="0">
            <text:p>0</text:p>
          </table:table-cell>
          <table:table-cell table:style-name="ce41" table:formula="of:=[.F38]-[.F9]" office:value-type="float" office:value="0">
            <text:p>0</text:p>
          </table:table-cell>
          <table:table-cell table:style-name="ce41" table:formula="of:=[.G38]-[.G9]" office:value-type="float" office:value="0">
            <text:p>0</text:p>
          </table:table-cell>
          <table:table-cell table:style-name="ce41" table:formula="of:=[.H38]-[.H9]" office:value-type="float" office:value="0">
            <text:p>0</text:p>
          </table:table-cell>
          <table:table-cell table:style-name="ce41" table:formula="of:=[.I38]-[.I9]" office:value-type="float" office:value="0">
            <text:p>0</text:p>
          </table:table-cell>
          <table:table-cell table:style-name="ce41" table:formula="of:=[.J38]-[.J9]" office:value-type="float" office:value="0">
            <text:p>0</text:p>
          </table:table-cell>
          <table:table-cell table:style-name="ce66" table:formula="of:=[.K38]-[.K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21" table:formula="of:=[.B39]-[.B10]" office:value-type="float" office:value="190">
            <text:p>190</text:p>
          </table:table-cell>
          <table:table-cell table:style-name="ce39" table:formula="of:=[.C39]-[.C10]" office:value-type="float" office:value="190">
            <text:p>190</text:p>
          </table:table-cell>
          <table:table-cell table:style-name="ce39" table:formula="of:=[.D39]-[.D10]" office:value-type="float" office:value="130">
            <text:p>130</text:p>
          </table:table-cell>
          <table:table-cell table:style-name="ce39" table:formula="of:=[.E39]-[.E10]" office:value-type="float" office:value="190">
            <text:p>190</text:p>
          </table:table-cell>
          <table:table-cell table:style-name="ce41" table:formula="of:=[.F39]-[.F10]" office:value-type="float" office:value="0">
            <text:p>0</text:p>
          </table:table-cell>
          <table:table-cell table:style-name="ce41" table:formula="of:=[.G39]-[.G10]" office:value-type="float" office:value="0">
            <text:p>0</text:p>
          </table:table-cell>
          <table:table-cell table:style-name="ce41" table:formula="of:=[.H39]-[.H10]" office:value-type="float" office:value="0">
            <text:p>0</text:p>
          </table:table-cell>
          <table:table-cell table:style-name="ce41" table:formula="of:=[.I39]-[.I10]" office:value-type="float" office:value="0">
            <text:p>0</text:p>
          </table:table-cell>
          <table:table-cell table:style-name="ce41" table:formula="of:=[.J39]-[.J10]" office:value-type="float" office:value="0">
            <text:p>0</text:p>
          </table:table-cell>
          <table:table-cell table:style-name="ce66" table:formula="of:=[.K39]-[.K1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24" table:formula="of:=[.B40]-[.B11]" office:value-type="float" office:value="-1360">
            <text:p>-1360</text:p>
          </table:table-cell>
          <table:table-cell table:style-name="ce43" table:formula="of:=[.C40]-[.C11]" office:value-type="float" office:value="2210">
            <text:p>2210</text:p>
          </table:table-cell>
          <table:table-cell table:style-name="ce43" table:formula="of:=[.D40]-[.D11]" office:value-type="float" office:value="3040">
            <text:p>3040</text:p>
          </table:table-cell>
          <table:table-cell table:style-name="ce40" table:formula="of:=[.E40]-[.E11]" office:value-type="float" office:value="-750">
            <text:p>-750</text:p>
          </table:table-cell>
          <table:table-cell table:style-name="ce43" table:formula="of:=[.F40]-[.F11]" office:value-type="float" office:value="480">
            <text:p>480</text:p>
          </table:table-cell>
          <table:table-cell table:style-name="ce43" table:formula="of:=[.G40]-[.G11]" office:value-type="float" office:value="3100">
            <text:p>3100</text:p>
          </table:table-cell>
          <table:table-cell table:style-name="ce43" table:formula="of:=[.H40]-[.H11]" office:value-type="float" office:value="1840">
            <text:p>1840</text:p>
          </table:table-cell>
          <table:table-cell table:style-name="ce43" table:formula="of:=[.I40]-[.I11]" office:value-type="float" office:value="3390">
            <text:p>3390</text:p>
          </table:table-cell>
          <table:table-cell table:style-name="ce43" table:formula="of:=[.J40]-[.J11]" office:value-type="float" office:value="2760">
            <text:p>2760</text:p>
          </table:table-cell>
          <table:table-cell table:style-name="ce69" table:formula="of:=[.K40]-[.K11]" office:value-type="float" office:value="5810">
            <text:p>581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21" table:formula="of:=[.B41]-[.B12]" office:value-type="float" office:value="4320">
            <text:p>4320</text:p>
          </table:table-cell>
          <table:table-cell table:style-name="ce39" table:formula="of:=[.C41]-[.C12]" office:value-type="float" office:value="40">
            <text:p>40</text:p>
          </table:table-cell>
          <table:table-cell table:style-name="ce39" table:formula="of:=[.D41]-[.D12]" office:value-type="float" office:value="1390">
            <text:p>1390</text:p>
          </table:table-cell>
          <table:table-cell table:style-name="ce39" table:formula="of:=[.E41]-[.E12]" office:value-type="float" office:value="2500">
            <text:p>2500</text:p>
          </table:table-cell>
          <table:table-cell table:style-name="ce39" table:formula="of:=[.F41]-[.F12]" office:value-type="float" office:value="2150">
            <text:p>2150</text:p>
          </table:table-cell>
          <table:table-cell table:style-name="ce39" table:formula="of:=[.G41]-[.G12]" office:value-type="float" office:value="4260">
            <text:p>4260</text:p>
          </table:table-cell>
          <table:table-cell table:style-name="ce39" table:formula="of:=[.H41]-[.H12]" office:value-type="float" office:value="810">
            <text:p>810</text:p>
          </table:table-cell>
          <table:table-cell table:style-name="ce39" table:formula="of:=[.I41]-[.I12]" office:value-type="float" office:value="5620">
            <text:p>5620</text:p>
          </table:table-cell>
          <table:table-cell table:style-name="ce39" table:formula="of:=[.J41]-[.J12]" office:value-type="float" office:value="5190">
            <text:p>5190</text:p>
          </table:table-cell>
          <table:table-cell table:style-name="ce70" table:formula="of:=[.K41]-[.K12]" office:value-type="float" office:value="2790">
            <text:p>279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25" table:formula="of:=[.B42]-[.B13]" office:value-type="float" office:value="-2030">
            <text:p>-2030</text:p>
          </table:table-cell>
          <table:table-cell table:style-name="ce42" table:formula="of:=[.C42]-[.C13]" office:value-type="float" office:value="-270">
            <text:p>-270</text:p>
          </table:table-cell>
          <table:table-cell table:style-name="ce42" table:formula="of:=[.D42]-[.D13]" office:value-type="float" office:value="-960">
            <text:p>-960</text:p>
          </table:table-cell>
          <table:table-cell table:style-name="ce42" table:formula="of:=[.E42]-[.E13]" office:value-type="float" office:value="-640">
            <text:p>-640</text:p>
          </table:table-cell>
          <table:table-cell table:style-name="ce42" table:formula="of:=[.F42]-[.F13]" office:value-type="float" office:value="-2960">
            <text:p>-2960</text:p>
          </table:table-cell>
          <table:table-cell table:style-name="ce42" table:formula="of:=[.G42]-[.G13]" office:value-type="float" office:value="-4640">
            <text:p>-4640</text:p>
          </table:table-cell>
          <table:table-cell table:style-name="ce44" table:formula="of:=[.H42]-[.H13]" office:value-type="float" office:value="410">
            <text:p>410</text:p>
          </table:table-cell>
          <table:table-cell table:style-name="ce42" table:formula="of:=[.I42]-[.I13]" office:value-type="float" office:value="-3120">
            <text:p>-3120</text:p>
          </table:table-cell>
          <table:table-cell table:style-name="ce42" table:formula="of:=[.J42]-[.J13]" office:value-type="float" office:value="-1200">
            <text:p>-1200</text:p>
          </table:table-cell>
          <table:table-cell table:style-name="ce71" table:formula="of:=[.K42]-[.K13]" office:value-type="float" office:value="10810">
            <text:p>1081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21" table:formula="of:=[.B43]-[.B14]" office:value-type="float" office:value="2950">
            <text:p>2950</text:p>
          </table:table-cell>
          <table:table-cell table:style-name="ce39" table:formula="of:=[.C43]-[.C14]" office:value-type="float" office:value="2770">
            <text:p>2770</text:p>
          </table:table-cell>
          <table:table-cell table:style-name="ce39" table:formula="of:=[.D43]-[.D14]" office:value-type="float" office:value="5300">
            <text:p>5300</text:p>
          </table:table-cell>
          <table:table-cell table:style-name="ce41" table:formula="of:=[.E43]-[.E14]" office:value-type="float" office:value="-820">
            <text:p>-820</text:p>
          </table:table-cell>
          <table:table-cell table:style-name="ce39" table:formula="of:=[.F43]-[.F14]" office:value-type="float" office:value="10">
            <text:p>10</text:p>
          </table:table-cell>
          <table:table-cell table:style-name="ce39" table:formula="of:=[.G43]-[.G14]" office:value-type="float" office:value="5750">
            <text:p>5750</text:p>
          </table:table-cell>
          <table:table-cell table:style-name="ce39" table:formula="of:=[.H43]-[.H14]" office:value-type="float" office:value="5290">
            <text:p>5290</text:p>
          </table:table-cell>
          <table:table-cell table:style-name="ce39" table:formula="of:=[.I43]-[.I14]" office:value-type="float" office:value="2650">
            <text:p>2650</text:p>
          </table:table-cell>
          <table:table-cell table:style-name="ce39" table:formula="of:=[.J43]-[.J14]" office:value-type="float" office:value="4150">
            <text:p>4150</text:p>
          </table:table-cell>
          <table:table-cell table:style-name="ce70" table:formula="of:=[.K43]-[.K14]" office:value-type="float" office:value="4800">
            <text:p>480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21" table:formula="of:=[.B44]-[.B15]" office:value-type="float" office:value="2980">
            <text:p>2980</text:p>
          </table:table-cell>
          <table:table-cell table:style-name="ce39" table:formula="of:=[.C44]-[.C15]" office:value-type="float" office:value="2450">
            <text:p>2450</text:p>
          </table:table-cell>
          <table:table-cell table:style-name="ce39" table:formula="of:=[.D44]-[.D15]" office:value-type="float" office:value="2380">
            <text:p>2380</text:p>
          </table:table-cell>
          <table:table-cell table:style-name="ce41" table:formula="of:=[.E44]-[.E15]" office:value-type="float" office:value="-1460">
            <text:p>-1460</text:p>
          </table:table-cell>
          <table:table-cell table:style-name="ce39" table:formula="of:=[.F44]-[.F15]" office:value-type="float" office:value="2810">
            <text:p>2810</text:p>
          </table:table-cell>
          <table:table-cell table:style-name="ce39" table:formula="of:=[.G44]-[.G15]" office:value-type="float" office:value="1450">
            <text:p>1450</text:p>
          </table:table-cell>
          <table:table-cell table:style-name="ce39" table:formula="of:=[.H44]-[.H15]" office:value-type="float" office:value="2090">
            <text:p>2090</text:p>
          </table:table-cell>
          <table:table-cell table:style-name="ce39" table:formula="of:=[.I44]-[.I15]" office:value-type="float" office:value="3800">
            <text:p>3800</text:p>
          </table:table-cell>
          <table:table-cell table:style-name="ce39" table:formula="of:=[.J44]-[.J15]" office:value-type="float" office:value="1080">
            <text:p>1080</text:p>
          </table:table-cell>
          <table:table-cell table:style-name="ce70" table:formula="of:=[.K44]-[.K15]" office:value-type="float" office:value="3200">
            <text:p>320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26" table:formula="of:=[.B45]-[.B16]" office:value-type="float" office:value="-1010">
            <text:p>-1010</text:p>
          </table:table-cell>
          <table:table-cell table:style-name="ce39" table:formula="of:=[.C45]-[.C16]" office:value-type="float" office:value="1590">
            <text:p>1590</text:p>
          </table:table-cell>
          <table:table-cell table:style-name="ce41" table:formula="of:=[.D45]-[.D16]" office:value-type="float" office:value="-1160">
            <text:p>-1160</text:p>
          </table:table-cell>
          <table:table-cell table:style-name="ce39" table:formula="of:=[.E45]-[.E16]" office:value-type="float" office:value="4630">
            <text:p>4630</text:p>
          </table:table-cell>
          <table:table-cell table:style-name="ce41" table:formula="of:=[.F45]-[.F16]" office:value-type="float" office:value="-580">
            <text:p>-580</text:p>
          </table:table-cell>
          <table:table-cell table:style-name="ce39" table:formula="of:=[.G45]-[.G16]" office:value-type="float" office:value="2580">
            <text:p>2580</text:p>
          </table:table-cell>
          <table:table-cell table:style-name="ce41" table:formula="of:=[.H45]-[.H16]" office:value-type="float" office:value="-2190">
            <text:p>-2190</text:p>
          </table:table-cell>
          <table:table-cell table:style-name="ce39" table:formula="of:=[.I45]-[.I16]" office:value-type="float" office:value="1550">
            <text:p>1550</text:p>
          </table:table-cell>
          <table:table-cell table:style-name="ce39" table:formula="of:=[.J45]-[.J16]" office:value-type="float" office:value="4900">
            <text:p>4900</text:p>
          </table:table-cell>
          <table:table-cell table:style-name="ce70" table:formula="of:=[.K45]-[.K16]" office:value-type="float" office:value="7090">
            <text:p>709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24" table:formula="of:=[.B46]-[.B17]" office:value-type="float" office:value="-400">
            <text:p>-400</text:p>
          </table:table-cell>
          <table:table-cell table:style-name="ce43" table:formula="of:=[.C46]-[.C17]" office:value-type="float" office:value="1530">
            <text:p>1530</text:p>
          </table:table-cell>
          <table:table-cell table:style-name="ce43" table:formula="of:=[.D46]-[.D17]" office:value-type="float" office:value="2750">
            <text:p>2750</text:p>
          </table:table-cell>
          <table:table-cell table:style-name="ce43" table:formula="of:=[.E46]-[.E17]" office:value-type="float" office:value="3320">
            <text:p>3320</text:p>
          </table:table-cell>
          <table:table-cell table:style-name="ce43" table:formula="of:=[.F46]-[.F17]" office:value-type="float" office:value="790">
            <text:p>790</text:p>
          </table:table-cell>
          <table:table-cell table:style-name="ce40" table:formula="of:=[.G46]-[.G17]" office:value-type="float" office:value="-920">
            <text:p>-920</text:p>
          </table:table-cell>
          <table:table-cell table:style-name="ce40" table:formula="of:=[.H46]-[.H17]" office:value-type="float" office:value="-1720">
            <text:p>-1720</text:p>
          </table:table-cell>
          <table:table-cell table:style-name="ce43" table:formula="of:=[.I46]-[.I17]" office:value-type="float" office:value="5150">
            <text:p>5150</text:p>
          </table:table-cell>
          <table:table-cell table:style-name="ce43" table:formula="of:=[.J46]-[.J17]" office:value-type="float" office:value="1360">
            <text:p>1360</text:p>
          </table:table-cell>
          <table:table-cell table:style-name="ce69" table:formula="of:=[.K46]-[.K17]" office:value-type="float" office:value="3350">
            <text:p>335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21" table:formula="of:=[.B47]-[.B18]" office:value-type="float" office:value="1090">
            <text:p>1090</text:p>
          </table:table-cell>
          <table:table-cell table:style-name="ce41" table:formula="of:=[.C47]-[.C18]" office:value-type="float" office:value="-1090">
            <text:p>-1090</text:p>
          </table:table-cell>
          <table:table-cell table:style-name="ce39" table:formula="of:=[.D47]-[.D18]" office:value-type="float" office:value="2170">
            <text:p>2170</text:p>
          </table:table-cell>
          <table:table-cell table:style-name="ce39" table:formula="of:=[.E47]-[.E18]" office:value-type="float" office:value="2540">
            <text:p>2540</text:p>
          </table:table-cell>
          <table:table-cell table:style-name="ce39" table:formula="of:=[.F47]-[.F18]" office:value-type="float" office:value="5710">
            <text:p>5710</text:p>
          </table:table-cell>
          <table:table-cell table:style-name="ce39" table:formula="of:=[.G47]-[.G18]" office:value-type="float" office:value="1090">
            <text:p>1090</text:p>
          </table:table-cell>
          <table:table-cell table:style-name="ce39" table:formula="of:=[.H47]-[.H18]" office:value-type="float" office:value="4770">
            <text:p>4770</text:p>
          </table:table-cell>
          <table:table-cell table:style-name="ce39" table:formula="of:=[.I47]-[.I18]" office:value-type="float" office:value="6010">
            <text:p>6010</text:p>
          </table:table-cell>
          <table:table-cell table:style-name="ce39" table:formula="of:=[.J47]-[.J18]" office:value-type="float" office:value="2550">
            <text:p>2550</text:p>
          </table:table-cell>
          <table:table-cell table:style-name="ce70" table:formula="of:=[.K47]-[.K18]" office:value-type="float" office:value="9020">
            <text:p>902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23" table:formula="of:=[.B48]-[.B19]" office:value-type="float" office:value="770">
            <text:p>770</text:p>
          </table:table-cell>
          <table:table-cell table:style-name="ce44" table:formula="of:=[.C48]-[.C19]" office:value-type="float" office:value="4640">
            <text:p>4640</text:p>
          </table:table-cell>
          <table:table-cell table:style-name="ce42" table:formula="of:=[.D48]-[.D19]" office:value-type="float" office:value="-200">
            <text:p>-200</text:p>
          </table:table-cell>
          <table:table-cell table:style-name="ce42" table:formula="of:=[.E48]-[.E19]" office:value-type="float" office:value="-3480">
            <text:p>-3480</text:p>
          </table:table-cell>
          <table:table-cell table:style-name="ce44" table:formula="of:=[.F48]-[.F19]" office:value-type="float" office:value="2010">
            <text:p>2010</text:p>
          </table:table-cell>
          <table:table-cell table:style-name="ce44" table:formula="of:=[.G48]-[.G19]" office:value-type="float" office:value="3200">
            <text:p>3200</text:p>
          </table:table-cell>
          <table:table-cell table:style-name="ce44" table:formula="of:=[.H48]-[.H19]" office:value-type="float" office:value="5000">
            <text:p>5000</text:p>
          </table:table-cell>
          <table:table-cell table:style-name="ce44" table:formula="of:=[.I48]-[.I19]" office:value-type="float" office:value="2910">
            <text:p>2910</text:p>
          </table:table-cell>
          <table:table-cell table:style-name="ce44" table:formula="of:=[.J48]-[.J19]" office:value-type="float" office:value="200">
            <text:p>200</text:p>
          </table:table-cell>
          <table:table-cell table:style-name="ce71" table:formula="of:=[.K48]-[.K19]" office:value-type="float" office:value="2000">
            <text:p>200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26" table:formula="of:=[.B49]-[.B20]" office:value-type="float" office:value="-1000">
            <text:p>-1000</text:p>
          </table:table-cell>
          <table:table-cell table:style-name="ce41" table:formula="of:=[.C49]-[.C20]" office:value-type="float" office:value="-3240">
            <text:p>-3240</text:p>
          </table:table-cell>
          <table:table-cell table:style-name="ce39" table:formula="of:=[.D49]-[.D20]" office:value-type="float" office:value="6320">
            <text:p>6320</text:p>
          </table:table-cell>
          <table:table-cell table:style-name="ce41" table:formula="of:=[.E49]-[.E20]" office:value-type="float" office:value="-6430">
            <text:p>-6430</text:p>
          </table:table-cell>
          <table:table-cell table:style-name="ce39" table:formula="of:=[.F49]-[.F20]" office:value-type="float" office:value="13270">
            <text:p>13270</text:p>
          </table:table-cell>
          <table:table-cell table:style-name="ce39" table:formula="of:=[.G49]-[.G20]" office:value-type="float" office:value="6840">
            <text:p>6840</text:p>
          </table:table-cell>
          <table:table-cell table:style-name="ce39" table:formula="of:=[.H49]-[.H20]" office:value-type="float" office:value="90">
            <text:p>90</text:p>
          </table:table-cell>
          <table:table-cell table:style-name="ce39" table:formula="of:=[.I49]-[.I20]" office:value-type="float" office:value="10460">
            <text:p>10460</text:p>
          </table:table-cell>
          <table:table-cell table:style-name="ce39" table:formula="of:=[.J49]-[.J20]" office:value-type="float" office:value="1870">
            <text:p>1870</text:p>
          </table:table-cell>
          <table:table-cell table:style-name="ce66" table:formula="of:=[.K49]-[.K20]" office:value-type="float" office:value="-3210">
            <text:p>-321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21" table:formula="of:=[.B50]-[.B21]" office:value-type="float" office:value="2330">
            <text:p>2330</text:p>
          </table:table-cell>
          <table:table-cell table:style-name="ce41" table:formula="of:=[.C50]-[.C21]" office:value-type="float" office:value="-11090">
            <text:p>-11090</text:p>
          </table:table-cell>
          <table:table-cell table:style-name="ce39" table:formula="of:=[.D50]-[.D21]" office:value-type="float" office:value="980">
            <text:p>980</text:p>
          </table:table-cell>
          <table:table-cell table:style-name="ce39" table:formula="of:=[.E50]-[.E21]" office:value-type="float" office:value="1710">
            <text:p>1710</text:p>
          </table:table-cell>
          <table:table-cell table:style-name="ce41" table:formula="of:=[.F50]-[.F21]" office:value-type="float" office:value="-3090">
            <text:p>-3090</text:p>
          </table:table-cell>
          <table:table-cell table:style-name="ce41" table:formula="of:=[.G50]-[.G21]" office:value-type="float" office:value="-15800">
            <text:p>-15800</text:p>
          </table:table-cell>
          <table:table-cell table:style-name="ce39" table:formula="of:=[.H50]-[.H21]" office:value-type="float" office:value="8330">
            <text:p>8330</text:p>
          </table:table-cell>
          <table:table-cell table:style-name="ce39" table:formula="of:=[.I50]-[.I21]" office:value-type="float" office:value="6070">
            <text:p>6070</text:p>
          </table:table-cell>
          <table:table-cell table:style-name="ce39" table:formula="of:=[.J50]-[.J21]" office:value-type="float" office:value="4380">
            <text:p>4380</text:p>
          </table:table-cell>
          <table:table-cell table:style-name="ce70" table:formula="of:=[.K50]-[.K21]" office:value-type="float" office:value="23130">
            <text:p>2313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21" table:formula="of:=[.B51]-[.B22]" office:value-type="float" office:value="20400">
            <text:p>20400</text:p>
          </table:table-cell>
          <table:table-cell table:style-name="ce39" table:formula="of:=[.C51]-[.C22]" office:value-type="float" office:value="22020">
            <text:p>22020</text:p>
          </table:table-cell>
          <table:table-cell table:style-name="ce39" table:formula="of:=[.D51]-[.D22]" office:value-type="float" office:value="3660">
            <text:p>3660</text:p>
          </table:table-cell>
          <table:table-cell table:style-name="ce39" table:formula="of:=[.E51]-[.E22]" office:value-type="float" office:value="11170">
            <text:p>11170</text:p>
          </table:table-cell>
          <table:table-cell table:style-name="ce41" table:formula="of:=[.F51]-[.F22]" office:value-type="float" office:value="-7330">
            <text:p>-7330</text:p>
          </table:table-cell>
          <table:table-cell table:style-name="ce41" table:formula="of:=[.G51]-[.G22]" office:value-type="float" office:value="-2060">
            <text:p>-2060</text:p>
          </table:table-cell>
          <table:table-cell table:style-name="ce39" table:formula="of:=[.H51]-[.H22]" office:value-type="float" office:value="12970">
            <text:p>12970</text:p>
          </table:table-cell>
          <table:table-cell table:style-name="ce39" table:formula="of:=[.I51]-[.I22]" office:value-type="float" office:value="2590">
            <text:p>2590</text:p>
          </table:table-cell>
          <table:table-cell table:style-name="ce39" table:formula="of:=[.J51]-[.J22]" office:value-type="float" office:value="12190">
            <text:p>12190</text:p>
          </table:table-cell>
          <table:table-cell table:style-name="ce70" table:formula="of:=[.K51]-[.K22]" office:value-type="float" office:value="14030">
            <text:p>140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22" table:formula="of:=[.B52]-[.B23]" office:value-type="float" office:value="2440">
            <text:p>2440</text:p>
          </table:table-cell>
          <table:table-cell table:style-name="ce43" table:formula="of:=[.C52]-[.C23]" office:value-type="float" office:value="16540">
            <text:p>16540</text:p>
          </table:table-cell>
          <table:table-cell table:style-name="ce40" table:formula="of:=[.D52]-[.D23]" office:value-type="float" office:value="-3370">
            <text:p>-3370</text:p>
          </table:table-cell>
          <table:table-cell table:style-name="ce43" table:formula="of:=[.E52]-[.E23]" office:value-type="float" office:value="3220">
            <text:p>3220</text:p>
          </table:table-cell>
          <table:table-cell table:style-name="ce43" table:formula="of:=[.F52]-[.F23]" office:value-type="float" office:value="520">
            <text:p>520</text:p>
          </table:table-cell>
          <table:table-cell table:style-name="ce43" table:formula="of:=[.G52]-[.G23]" office:value-type="float" office:value="10130">
            <text:p>10130</text:p>
          </table:table-cell>
          <table:table-cell table:style-name="ce43" table:formula="of:=[.H52]-[.H23]" office:value-type="float" office:value="10800">
            <text:p>10800</text:p>
          </table:table-cell>
          <table:table-cell table:style-name="ce40" table:formula="of:=[.I52]-[.I23]" office:value-type="float" office:value="-8770">
            <text:p>-8770</text:p>
          </table:table-cell>
          <table:table-cell table:style-name="ce43" table:formula="of:=[.J52]-[.J23]" office:value-type="float" office:value="5380">
            <text:p>5380</text:p>
          </table:table-cell>
          <table:table-cell table:style-name="ce67" table:formula="of:=[.K52]-[.K23]" office:value-type="float" office:value="-3540">
            <text:p>-354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26" table:formula="of:=[.B53]-[.B24]" office:value-type="float" office:value="-5950">
            <text:p>-5950</text:p>
          </table:table-cell>
          <table:table-cell table:style-name="ce39" table:formula="of:=[.C53]-[.C24]" office:value-type="float" office:value="10570">
            <text:p>10570</text:p>
          </table:table-cell>
          <table:table-cell table:style-name="ce41" table:formula="of:=[.D53]-[.D24]" office:value-type="float" office:value="-150">
            <text:p>-150</text:p>
          </table:table-cell>
          <table:table-cell table:style-name="ce39" table:formula="of:=[.E53]-[.E24]" office:value-type="float" office:value="1710">
            <text:p>1710</text:p>
          </table:table-cell>
          <table:table-cell table:style-name="ce39" table:formula="of:=[.F53]-[.F24]" office:value-type="float" office:value="780">
            <text:p>780</text:p>
          </table:table-cell>
          <table:table-cell table:style-name="ce39" table:formula="of:=[.G53]-[.G24]" office:value-type="float" office:value="22190">
            <text:p>22190</text:p>
          </table:table-cell>
          <table:table-cell table:style-name="ce39" table:formula="of:=[.H53]-[.H24]" office:value-type="float" office:value="8260">
            <text:p>8260</text:p>
          </table:table-cell>
          <table:table-cell table:style-name="ce39" table:formula="of:=[.I53]-[.I24]" office:value-type="float" office:value="11880">
            <text:p>11880</text:p>
          </table:table-cell>
          <table:table-cell table:style-name="ce39" table:formula="of:=[.J53]-[.J24]" office:value-type="float" office:value="8670">
            <text:p>8670</text:p>
          </table:table-cell>
          <table:table-cell table:style-name="ce70" table:formula="of:=[.K53]-[.K24]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23" table:formula="of:=[.B54]-[.B25]" office:value-type="float" office:value="80">
            <text:p>80</text:p>
          </table:table-cell>
          <table:table-cell table:style-name="ce44" table:formula="of:=[.C54]-[.C25]" office:value-type="float" office:value="2860">
            <text:p>2860</text:p>
          </table:table-cell>
          <table:table-cell table:style-name="ce44" table:formula="of:=[.D54]-[.D25]" office:value-type="float" office:value="11320">
            <text:p>11320</text:p>
          </table:table-cell>
          <table:table-cell table:style-name="ce42" table:formula="of:=[.E54]-[.E25]" office:value-type="float" office:value="-680">
            <text:p>-680</text:p>
          </table:table-cell>
          <table:table-cell table:style-name="ce44" table:formula="of:=[.F54]-[.F25]" office:value-type="float" office:value="9530">
            <text:p>9530</text:p>
          </table:table-cell>
          <table:table-cell table:style-name="ce42" table:formula="of:=[.G54]-[.G25]" office:value-type="float" office:value="-5290">
            <text:p>-5290</text:p>
          </table:table-cell>
          <table:table-cell table:style-name="ce44" table:formula="of:=[.H54]-[.H25]" office:value-type="float" office:value="16090">
            <text:p>16090</text:p>
          </table:table-cell>
          <table:table-cell table:style-name="ce44" table:formula="of:=[.I54]-[.I25]" office:value-type="float" office:value="4110">
            <text:p>4110</text:p>
          </table:table-cell>
          <table:table-cell table:style-name="ce44" table:formula="of:=[.J54]-[.J25]" office:value-type="float" office:value="7570">
            <text:p>7570</text:p>
          </table:table-cell>
          <table:table-cell table:style-name="ce71" table:formula="of:=[.K54]-[.K25]" office:value-type="float" office:value="5140">
            <text:p>514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26" table:formula="of:=[.B55]-[.B26]" office:value-type="float" office:value="-1660">
            <text:p>-1660</text:p>
          </table:table-cell>
          <table:table-cell table:style-name="ce39" table:formula="of:=[.C55]-[.C26]" office:value-type="float" office:value="6650">
            <text:p>6650</text:p>
          </table:table-cell>
          <table:table-cell table:style-name="ce39" table:formula="of:=[.D55]-[.D26]" office:value-type="float" office:value="9300">
            <text:p>9300</text:p>
          </table:table-cell>
          <table:table-cell table:style-name="ce39" table:formula="of:=[.E55]-[.E26]" office:value-type="float" office:value="6650">
            <text:p>6650</text:p>
          </table:table-cell>
          <table:table-cell table:style-name="ce39" table:formula="of:=[.F55]-[.F26]" office:value-type="float" office:value="9240">
            <text:p>9240</text:p>
          </table:table-cell>
          <table:table-cell table:style-name="ce41" table:formula="of:=[.G55]-[.G26]" office:value-type="float" office:value="-1650">
            <text:p>-1650</text:p>
          </table:table-cell>
          <table:table-cell table:style-name="ce39" table:formula="of:=[.H55]-[.H26]" office:value-type="float" office:value="11020">
            <text:p>11020</text:p>
          </table:table-cell>
          <table:table-cell table:style-name="ce41" table:formula="of:=[.I55]-[.I26]" office:value-type="float" office:value="-1660">
            <text:p>-1660</text:p>
          </table:table-cell>
          <table:table-cell table:style-name="ce39" table:formula="of:=[.J55]-[.J26]" office:value-type="float" office:value="2850">
            <text:p>2850</text:p>
          </table:table-cell>
          <table:table-cell table:style-name="ce70" table:formula="of:=[.K55]-[.K26]" office:value-type="float" office:value="23770">
            <text:p>2377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26" table:formula="of:=[.B56]-[.B27]" office:value-type="float" office:value="-3620">
            <text:p>-3620</text:p>
          </table:table-cell>
          <table:table-cell table:style-name="ce39" table:formula="of:=[.C56]-[.C27]" office:value-type="float" office:value="5470">
            <text:p>5470</text:p>
          </table:table-cell>
          <table:table-cell table:style-name="ce39" table:formula="of:=[.D56]-[.D27]" office:value-type="float" office:value="2310">
            <text:p>2310</text:p>
          </table:table-cell>
          <table:table-cell table:style-name="ce39" table:formula="of:=[.E56]-[.E27]" office:value-type="float" office:value="7910">
            <text:p>7910</text:p>
          </table:table-cell>
          <table:table-cell table:style-name="ce39" table:formula="of:=[.F56]-[.F27]" office:value-type="float" office:value="6810">
            <text:p>6810</text:p>
          </table:table-cell>
          <table:table-cell table:style-name="ce41" table:formula="of:=[.G56]-[.G27]" office:value-type="float" office:value="-6930">
            <text:p>-6930</text:p>
          </table:table-cell>
          <table:table-cell table:style-name="ce39" table:formula="of:=[.H56]-[.H27]" office:value-type="float" office:value="11200">
            <text:p>11200</text:p>
          </table:table-cell>
          <table:table-cell table:style-name="ce39" table:formula="of:=[.I56]-[.I27]" office:value-type="float" office:value="2970">
            <text:p>2970</text:p>
          </table:table-cell>
          <table:table-cell table:style-name="ce39" table:formula="of:=[.J56]-[.J27]" office:value-type="float" office:value="2680">
            <text:p>2680</text:p>
          </table:table-cell>
          <table:table-cell table:style-name="ce70" table:formula="of:=[.K56]-[.K27]" office:value-type="float" office:value="8660">
            <text:p>866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27" table:formula="of:=[.B57]-[.B28]" office:value-type="float" office:value="780">
            <text:p>780</text:p>
          </table:table-cell>
          <table:table-cell table:style-name="ce45" table:formula="of:=[.C57]-[.C28]" office:value-type="float" office:value="-7720">
            <text:p>-7720</text:p>
          </table:table-cell>
          <table:table-cell table:style-name="ce45" table:formula="of:=[.D57]-[.D28]" office:value-type="float" office:value="-8190">
            <text:p>-8190</text:p>
          </table:table-cell>
          <table:table-cell table:style-name="ce45" table:formula="of:=[.E57]-[.E28]" office:value-type="float" office:value="-3350">
            <text:p>-3350</text:p>
          </table:table-cell>
          <table:table-cell table:style-name="ce48" table:formula="of:=[.F57]-[.F28]" office:value-type="float" office:value="680">
            <text:p>680</text:p>
          </table:table-cell>
          <table:table-cell table:style-name="ce45" table:formula="of:=[.G57]-[.G28]" office:value-type="float" office:value="-2830">
            <text:p>-2830</text:p>
          </table:table-cell>
          <table:table-cell table:style-name="ce48" table:formula="of:=[.H57]-[.H28]" office:value-type="float" office:value="7190">
            <text:p>7190</text:p>
          </table:table-cell>
          <table:table-cell table:style-name="ce48" table:formula="of:=[.I57]-[.I28]" office:value-type="float" office:value="13260">
            <text:p>13260</text:p>
          </table:table-cell>
          <table:table-cell table:style-name="ce48" table:formula="of:=[.J57]-[.J28]" office:value-type="float" office:value="6160">
            <text:p>6160</text:p>
          </table:table-cell>
          <table:table-cell table:style-name="ce72" table:formula="of:=[.K57]-[.K28]" office:value-type="float" office:value="5250">
            <text:p>5250</text:p>
          </table:table-cell>
          <table:table-cell table:number-columns-repeated="1013"/>
        </table:table-row>
      </table:table>
      <table:table table:name="100 iters" table:style-name="ta2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number-columns-repeated="8" table:default-cell-style-name="Default"/>
        <table:table-column table:style-name="co2" table:default-cell-style-name="ce63"/>
        <table:table-column table:style-name="co3" table:number-columns-repeated="246" table:default-cell-style-name="Default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11" office:value-type="float" office:value="2080">
            <text:p>2080</text:p>
          </table:table-cell>
          <table:table-cell table:style-name="ce28" office:value-type="float" office:value="2180">
            <text:p>2180</text:p>
          </table:table-cell>
          <table:table-cell table:style-name="ce28" office:value-type="float" office:value="2410">
            <text:p>2410</text:p>
          </table:table-cell>
          <table:table-cell table:style-name="ce28" office:value-type="float" office:value="2410">
            <text:p>2410</text:p>
          </table:table-cell>
          <table:table-cell table:style-name="ce75" office:value-type="float" office:value="2500">
            <text:p>2500</text:p>
          </table:table-cell>
          <table:table-cell table:style-name="ce28" office:value-type="float" office:value="2490">
            <text:p>249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12" office:value-type="float" office:value="2450">
            <text:p>2450</text:p>
          </table:table-cell>
          <table:table-cell table:style-name="ce29" office:value-type="float" office:value="2470">
            <text:p>2470</text:p>
          </table:table-cell>
          <table:table-cell table:style-name="ce29" office:value-type="float" office:value="2530">
            <text:p>2530</text:p>
          </table:table-cell>
          <table:table-cell table:style-name="ce29" office:value-type="float" office:value="2530">
            <text:p>2530</text:p>
          </table:table-cell>
          <table:table-cell table:style-name="ce29" office:value-type="float" office:value="2530">
            <text:p>253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53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13" office:value-type="float" office:value="2610">
            <text:p>2610</text:p>
          </table:table-cell>
          <table:table-cell table:style-name="ce30" office:value-type="float" office:value="2610">
            <text:p>261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54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14" office:value-type="float" office:value="1800">
            <text:p>180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55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12" office:value-type="float" office:value="2240">
            <text:p>224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56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15" office:value-type="float" office:value="1670">
            <text:p>167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5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12" office:value-type="float" office:value="1830">
            <text:p>18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12" office:value-type="float" office:value="1700">
            <text:p>1700</text:p>
          </table:table-cell>
          <table:table-cell table:style-name="ce29" office:value-type="float" office:value="1710">
            <text:p>171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56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12" office:value-type="float" office:value="1740">
            <text:p>1740</text:p>
          </table:table-cell>
          <table:table-cell table:style-name="ce29" office:value-type="float" office:value="1740">
            <text:p>174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800">
            <text:p>180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73" office:value-type="float" office:value="129760">
            <text:p>129760</text:p>
          </table:table-cell>
          <table:table-cell table:style-name="ce35" office:value-type="float" office:value="128410">
            <text:p>128410</text:p>
          </table:table-cell>
          <table:table-cell table:style-name="ce35" office:value-type="float" office:value="127830">
            <text:p>127830</text:p>
          </table:table-cell>
          <table:table-cell table:style-name="ce35" office:value-type="float" office:value="129120">
            <text:p>129120</text:p>
          </table:table-cell>
          <table:table-cell table:style-name="ce35" office:value-type="float" office:value="129310">
            <text:p>129310</text:p>
          </table:table-cell>
          <table:table-cell table:style-name="ce35" office:value-type="float" office:value="128120">
            <text:p>128120</text:p>
          </table:table-cell>
          <table:table-cell table:style-name="ce35" office:value-type="float" office:value="127640">
            <text:p>127640</text:p>
          </table:table-cell>
          <table:table-cell table:style-name="ce35" office:value-type="float" office:value="126790">
            <text:p>126790</text:p>
          </table:table-cell>
          <table:table-cell table:style-name="ce35" office:value-type="float" office:value="127490">
            <text:p>127490</text:p>
          </table:table-cell>
          <table:table-cell table:style-name="ce58" office:value-type="float" office:value="123120">
            <text:p>12312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12" office:value-type="float" office:value="143510">
            <text:p>143510</text:p>
          </table:table-cell>
          <table:table-cell table:style-name="ce32" office:value-type="float" office:value="143640">
            <text:p>143640</text:p>
          </table:table-cell>
          <table:table-cell table:style-name="ce29" office:value-type="float" office:value="143510">
            <text:p>143510</text:p>
          </table:table-cell>
          <table:table-cell table:style-name="ce29" office:value-type="float" office:value="142630">
            <text:p>142630</text:p>
          </table:table-cell>
          <table:table-cell table:style-name="ce29" office:value-type="float" office:value="140810">
            <text:p>140810</text:p>
          </table:table-cell>
          <table:table-cell table:style-name="ce29" office:value-type="float" office:value="140030">
            <text:p>140030</text:p>
          </table:table-cell>
          <table:table-cell table:style-name="ce29" office:value-type="float" office:value="139310">
            <text:p>139310</text:p>
          </table:table-cell>
          <table:table-cell table:style-name="ce29" office:value-type="float" office:value="137640">
            <text:p>137640</text:p>
          </table:table-cell>
          <table:table-cell table:style-name="ce29" office:value-type="float" office:value="137060">
            <text:p>137060</text:p>
          </table:table-cell>
          <table:table-cell table:style-name="ce59" office:value-type="float" office:value="137810">
            <text:p>13781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15" office:value-type="float" office:value="124630">
            <text:p>124630</text:p>
          </table:table-cell>
          <table:table-cell table:style-name="ce34" office:value-type="float" office:value="124830">
            <text:p>124830</text:p>
          </table:table-cell>
          <table:table-cell table:style-name="ce34" office:value-type="float" office:value="126360">
            <text:p>126360</text:p>
          </table:table-cell>
          <table:table-cell table:style-name="ce34" office:value-type="float" office:value="125680">
            <text:p>125680</text:p>
          </table:table-cell>
          <table:table-cell table:style-name="ce34" office:value-type="float" office:value="128810">
            <text:p>128810</text:p>
          </table:table-cell>
          <table:table-cell table:style-name="ce34" office:value-type="float" office:value="124860">
            <text:p>124860</text:p>
          </table:table-cell>
          <table:table-cell table:style-name="ce34" office:value-type="float" office:value="125970">
            <text:p>125970</text:p>
          </table:table-cell>
          <table:table-cell table:style-name="ce33" office:value-type="float" office:value="129120">
            <text:p>129120</text:p>
          </table:table-cell>
          <table:table-cell table:style-name="ce34" office:value-type="float" office:value="126540">
            <text:p>126540</text:p>
          </table:table-cell>
          <table:table-cell table:style-name="ce60" office:value-type="float" office:value="121190">
            <text:p>12119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12" office:value-type="float" office:value="105430">
            <text:p>105430</text:p>
          </table:table-cell>
          <table:table-cell table:style-name="ce29" office:value-type="float" office:value="107320">
            <text:p>107320</text:p>
          </table:table-cell>
          <table:table-cell table:style-name="ce29" office:value-type="float" office:value="108100">
            <text:p>108100</text:p>
          </table:table-cell>
          <table:table-cell table:style-name="ce29" office:value-type="float" office:value="107950">
            <text:p>107950</text:p>
          </table:table-cell>
          <table:table-cell table:style-name="ce29" office:value-type="float" office:value="107740">
            <text:p>107740</text:p>
          </table:table-cell>
          <table:table-cell table:style-name="ce29" office:value-type="float" office:value="107000">
            <text:p>107000</text:p>
          </table:table-cell>
          <table:table-cell table:style-name="ce29" office:value-type="float" office:value="107380">
            <text:p>107380</text:p>
          </table:table-cell>
          <table:table-cell table:style-name="ce29" office:value-type="float" office:value="103330">
            <text:p>103330</text:p>
          </table:table-cell>
          <table:table-cell table:style-name="ce32" office:value-type="float" office:value="108630">
            <text:p>108630</text:p>
          </table:table-cell>
          <table:table-cell table:style-name="ce59" office:value-type="float" office:value="106000">
            <text:p>10600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12" office:value-type="float" office:value="96680">
            <text:p>96680</text:p>
          </table:table-cell>
          <table:table-cell table:style-name="ce29" office:value-type="float" office:value="99240">
            <text:p>99240</text:p>
          </table:table-cell>
          <table:table-cell table:style-name="ce29" office:value-type="float" office:value="96720">
            <text:p>96720</text:p>
          </table:table-cell>
          <table:table-cell table:style-name="ce29" office:value-type="float" office:value="98910">
            <text:p>98910</text:p>
          </table:table-cell>
          <table:table-cell table:style-name="ce29" office:value-type="float" office:value="98570">
            <text:p>98570</text:p>
          </table:table-cell>
          <table:table-cell table:style-name="ce29" office:value-type="float" office:value="98130">
            <text:p>98130</text:p>
          </table:table-cell>
          <table:table-cell table:style-name="ce29" office:value-type="float" office:value="98690">
            <text:p>98690</text:p>
          </table:table-cell>
          <table:table-cell table:style-name="ce29" office:value-type="float" office:value="98370">
            <text:p>98370</text:p>
          </table:table-cell>
          <table:table-cell table:style-name="ce29" office:value-type="float" office:value="97650">
            <text:p>97650</text:p>
          </table:table-cell>
          <table:table-cell table:style-name="ce59" office:value-type="float" office:value="96550">
            <text:p>9655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12" office:value-type="float" office:value="104730">
            <text:p>104730</text:p>
          </table:table-cell>
          <table:table-cell table:style-name="ce29" office:value-type="float" office:value="105870">
            <text:p>105870</text:p>
          </table:table-cell>
          <table:table-cell table:style-name="ce29" office:value-type="float" office:value="103890">
            <text:p>103890</text:p>
          </table:table-cell>
          <table:table-cell table:style-name="ce29" office:value-type="float" office:value="104260">
            <text:p>104260</text:p>
          </table:table-cell>
          <table:table-cell table:style-name="ce32" office:value-type="float" office:value="107490">
            <text:p>107490</text:p>
          </table:table-cell>
          <table:table-cell table:style-name="ce29" office:value-type="float" office:value="104410">
            <text:p>104410</text:p>
          </table:table-cell>
          <table:table-cell table:style-name="ce29" office:value-type="float" office:value="105610">
            <text:p>105610</text:p>
          </table:table-cell>
          <table:table-cell table:style-name="ce29" office:value-type="float" office:value="106580">
            <text:p>106580</text:p>
          </table:table-cell>
          <table:table-cell table:style-name="ce29" office:value-type="float" office:value="103580">
            <text:p>103580</text:p>
          </table:table-cell>
          <table:table-cell table:style-name="ce59" office:value-type="float" office:value="105440">
            <text:p>10544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14" office:value-type="float" office:value="86670">
            <text:p>86670</text:p>
          </table:table-cell>
          <table:table-cell table:style-name="ce31" office:value-type="float" office:value="87070">
            <text:p>87070</text:p>
          </table:table-cell>
          <table:table-cell table:style-name="ce35" office:value-type="float" office:value="86800">
            <text:p>86800</text:p>
          </table:table-cell>
          <table:table-cell table:style-name="ce35" office:value-type="float" office:value="86290">
            <text:p>86290</text:p>
          </table:table-cell>
          <table:table-cell table:style-name="ce35" office:value-type="float" office:value="86550">
            <text:p>86550</text:p>
          </table:table-cell>
          <table:table-cell table:style-name="ce35" office:value-type="float" office:value="85750">
            <text:p>85750</text:p>
          </table:table-cell>
          <table:table-cell table:style-name="ce35" office:value-type="float" office:value="85480">
            <text:p>85480</text:p>
          </table:table-cell>
          <table:table-cell table:style-name="ce35" office:value-type="float" office:value="85630">
            <text:p>85630</text:p>
          </table:table-cell>
          <table:table-cell table:style-name="ce35" office:value-type="float" office:value="83340">
            <text:p>83340</text:p>
          </table:table-cell>
          <table:table-cell table:style-name="ce58" office:value-type="float" office:value="86870">
            <text:p>8687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12" office:value-type="float" office:value="84870">
            <text:p>84870</text:p>
          </table:table-cell>
          <table:table-cell table:style-name="ce29" office:value-type="float" office:value="86390">
            <text:p>86390</text:p>
          </table:table-cell>
          <table:table-cell table:style-name="ce32" office:value-type="float" office:value="86470">
            <text:p>86470</text:p>
          </table:table-cell>
          <table:table-cell table:style-name="ce29" office:value-type="float" office:value="85760">
            <text:p>85760</text:p>
          </table:table-cell>
          <table:table-cell table:style-name="ce29" office:value-type="float" office:value="85770">
            <text:p>85770</text:p>
          </table:table-cell>
          <table:table-cell table:style-name="ce29" office:value-type="float" office:value="85210">
            <text:p>85210</text:p>
          </table:table-cell>
          <table:table-cell table:style-name="ce29" office:value-type="float" office:value="85740">
            <text:p>85740</text:p>
          </table:table-cell>
          <table:table-cell table:style-name="ce29" office:value-type="float" office:value="84080">
            <text:p>84080</text:p>
          </table:table-cell>
          <table:table-cell table:style-name="ce29" office:value-type="float" office:value="83820">
            <text:p>83820</text:p>
          </table:table-cell>
          <table:table-cell table:style-name="ce59" office:value-type="float" office:value="84620">
            <text:p>8462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15" office:value-type="float" office:value="86750">
            <text:p>86750</text:p>
          </table:table-cell>
          <table:table-cell table:style-name="ce34" office:value-type="float" office:value="86030">
            <text:p>86030</text:p>
          </table:table-cell>
          <table:table-cell table:style-name="ce34" office:value-type="float" office:value="88750">
            <text:p>88750</text:p>
          </table:table-cell>
          <table:table-cell table:style-name="ce34" office:value-type="float" office:value="86880">
            <text:p>86880</text:p>
          </table:table-cell>
          <table:table-cell table:style-name="ce34" office:value-type="float" office:value="88770">
            <text:p>88770</text:p>
          </table:table-cell>
          <table:table-cell table:style-name="ce34" office:value-type="float" office:value="88170">
            <text:p>88170</text:p>
          </table:table-cell>
          <table:table-cell table:style-name="ce33" office:value-type="float" office:value="90130">
            <text:p>90130</text:p>
          </table:table-cell>
          <table:table-cell table:style-name="ce34" office:value-type="float" office:value="86710">
            <text:p>86710</text:p>
          </table:table-cell>
          <table:table-cell table:style-name="ce34" office:value-type="float" office:value="87550">
            <text:p>87550</text:p>
          </table:table-cell>
          <table:table-cell table:style-name="ce60" office:value-type="float" office:value="86430">
            <text:p>8643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12" office:value-type="float" office:value="432140">
            <text:p>432140</text:p>
          </table:table-cell>
          <table:table-cell table:style-name="ce29" office:value-type="float" office:value="435630">
            <text:p>435630</text:p>
          </table:table-cell>
          <table:table-cell table:style-name="ce29" office:value-type="float" office:value="428610">
            <text:p>428610</text:p>
          </table:table-cell>
          <table:table-cell table:style-name="ce29" office:value-type="float" office:value="429960">
            <text:p>429960</text:p>
          </table:table-cell>
          <table:table-cell table:style-name="ce32" office:value-type="float" office:value="437950">
            <text:p>437950</text:p>
          </table:table-cell>
          <table:table-cell table:style-name="ce29" office:value-type="float" office:value="437530">
            <text:p>437530</text:p>
          </table:table-cell>
          <table:table-cell table:style-name="ce29" office:value-type="float" office:value="422520">
            <text:p>422520</text:p>
          </table:table-cell>
          <table:table-cell table:style-name="ce29" office:value-type="float" office:value="430080">
            <text:p>430080</text:p>
          </table:table-cell>
          <table:table-cell table:style-name="ce29" office:value-type="float" office:value="417230">
            <text:p>417230</text:p>
          </table:table-cell>
          <table:table-cell table:style-name="ce59" office:value-type="float" office:value="417200">
            <text:p>41720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12" office:value-type="float" office:value="441770">
            <text:p>441770</text:p>
          </table:table-cell>
          <table:table-cell table:style-name="ce29" office:value-type="float" office:value="440480">
            <text:p>440480</text:p>
          </table:table-cell>
          <table:table-cell table:style-name="ce29" office:value-type="float" office:value="440800">
            <text:p>440800</text:p>
          </table:table-cell>
          <table:table-cell table:style-name="ce32" office:value-type="float" office:value="445680">
            <text:p>445680</text:p>
          </table:table-cell>
          <table:table-cell table:style-name="ce29" office:value-type="float" office:value="445200">
            <text:p>445200</text:p>
          </table:table-cell>
          <table:table-cell table:style-name="ce29" office:value-type="float" office:value="441460">
            <text:p>441460</text:p>
          </table:table-cell>
          <table:table-cell table:style-name="ce29" office:value-type="float" office:value="429070">
            <text:p>429070</text:p>
          </table:table-cell>
          <table:table-cell table:style-name="ce29" office:value-type="float" office:value="428590">
            <text:p>428590</text:p>
          </table:table-cell>
          <table:table-cell table:style-name="ce29" office:value-type="float" office:value="426760">
            <text:p>426760</text:p>
          </table:table-cell>
          <table:table-cell table:style-name="ce59" office:value-type="float" office:value="439800">
            <text:p>43980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12" office:value-type="float" office:value="453570">
            <text:p>453570</text:p>
          </table:table-cell>
          <table:table-cell table:style-name="ce29" office:value-type="float" office:value="451280">
            <text:p>451280</text:p>
          </table:table-cell>
          <table:table-cell table:style-name="ce29" office:value-type="float" office:value="456280">
            <text:p>456280</text:p>
          </table:table-cell>
          <table:table-cell table:style-name="ce29" office:value-type="float" office:value="459180">
            <text:p>459180</text:p>
          </table:table-cell>
          <table:table-cell table:style-name="ce29" office:value-type="float" office:value="451160">
            <text:p>451160</text:p>
          </table:table-cell>
          <table:table-cell table:style-name="ce29" office:value-type="float" office:value="460690">
            <text:p>460690</text:p>
          </table:table-cell>
          <table:table-cell table:style-name="ce32" office:value-type="float" office:value="462740">
            <text:p>462740</text:p>
          </table:table-cell>
          <table:table-cell table:style-name="ce29" office:value-type="float" office:value="460350">
            <text:p>460350</text:p>
          </table:table-cell>
          <table:table-cell table:style-name="ce29" office:value-type="float" office:value="451320">
            <text:p>451320</text:p>
          </table:table-cell>
          <table:table-cell table:style-name="ce59" office:value-type="float" office:value="459030">
            <text:p>4590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14" office:value-type="float" office:value="340090">
            <text:p>340090</text:p>
          </table:table-cell>
          <table:table-cell table:style-name="ce31" office:value-type="float" office:value="340100">
            <text:p>340100</text:p>
          </table:table-cell>
          <table:table-cell table:style-name="ce35" office:value-type="float" office:value="335730">
            <text:p>335730</text:p>
          </table:table-cell>
          <table:table-cell table:style-name="ce35" office:value-type="float" office:value="337790">
            <text:p>337790</text:p>
          </table:table-cell>
          <table:table-cell table:style-name="ce35" office:value-type="float" office:value="334080">
            <text:p>334080</text:p>
          </table:table-cell>
          <table:table-cell table:style-name="ce35" office:value-type="float" office:value="331980">
            <text:p>331980</text:p>
          </table:table-cell>
          <table:table-cell table:style-name="ce35" office:value-type="float" office:value="332580">
            <text:p>332580</text:p>
          </table:table-cell>
          <table:table-cell table:style-name="ce35" office:value-type="float" office:value="338300">
            <text:p>338300</text:p>
          </table:table-cell>
          <table:table-cell table:style-name="ce35" office:value-type="float" office:value="335090">
            <text:p>335090</text:p>
          </table:table-cell>
          <table:table-cell table:style-name="ce58" office:value-type="float" office:value="323450">
            <text:p>32345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12" office:value-type="float" office:value="327040">
            <text:p>327040</text:p>
          </table:table-cell>
          <table:table-cell table:style-name="ce29" office:value-type="float" office:value="320970">
            <text:p>320970</text:p>
          </table:table-cell>
          <table:table-cell table:style-name="ce29" office:value-type="float" office:value="322950">
            <text:p>322950</text:p>
          </table:table-cell>
          <table:table-cell table:style-name="ce29" office:value-type="float" office:value="324810">
            <text:p>324810</text:p>
          </table:table-cell>
          <table:table-cell table:style-name="ce32" office:value-type="float" office:value="327360">
            <text:p>327360</text:p>
          </table:table-cell>
          <table:table-cell table:style-name="ce29" office:value-type="float" office:value="320360">
            <text:p>320360</text:p>
          </table:table-cell>
          <table:table-cell table:style-name="ce29" office:value-type="float" office:value="319160">
            <text:p>319160</text:p>
          </table:table-cell>
          <table:table-cell table:style-name="ce29" office:value-type="float" office:value="317210">
            <text:p>317210</text:p>
          </table:table-cell>
          <table:table-cell table:style-name="ce29" office:value-type="float" office:value="323760">
            <text:p>323760</text:p>
          </table:table-cell>
          <table:table-cell table:style-name="ce59" office:value-type="float" office:value="309210">
            <text:p>30921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15" office:value-type="float" office:value="341530">
            <text:p>341530</text:p>
          </table:table-cell>
          <table:table-cell table:style-name="ce33" office:value-type="float" office:value="353830">
            <text:p>353830</text:p>
          </table:table-cell>
          <table:table-cell table:style-name="ce34" office:value-type="float" office:value="342480">
            <text:p>342480</text:p>
          </table:table-cell>
          <table:table-cell table:style-name="ce34" office:value-type="float" office:value="345110">
            <text:p>345110</text:p>
          </table:table-cell>
          <table:table-cell table:style-name="ce34" office:value-type="float" office:value="344170">
            <text:p>344170</text:p>
          </table:table-cell>
          <table:table-cell table:style-name="ce34" office:value-type="float" office:value="339250">
            <text:p>339250</text:p>
          </table:table-cell>
          <table:table-cell table:style-name="ce34" office:value-type="float" office:value="331040">
            <text:p>331040</text:p>
          </table:table-cell>
          <table:table-cell table:style-name="ce34" office:value-type="float" office:value="333100">
            <text:p>333100</text:p>
          </table:table-cell>
          <table:table-cell table:style-name="ce34" office:value-type="float" office:value="338600">
            <text:p>338600</text:p>
          </table:table-cell>
          <table:table-cell table:style-name="ce60" office:value-type="float" office:value="330940">
            <text:p>33094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12" office:value-type="float" office:value="305830">
            <text:p>305830</text:p>
          </table:table-cell>
          <table:table-cell table:style-name="ce31" office:value-type="float" office:value="310070">
            <text:p>310070</text:p>
          </table:table-cell>
          <table:table-cell table:style-name="ce29" office:value-type="float" office:value="302690">
            <text:p>302690</text:p>
          </table:table-cell>
          <table:table-cell table:style-name="ce29" office:value-type="float" office:value="305420">
            <text:p>305420</text:p>
          </table:table-cell>
          <table:table-cell table:style-name="ce29" office:value-type="float" office:value="301660">
            <text:p>301660</text:p>
          </table:table-cell>
          <table:table-cell table:style-name="ce29" office:value-type="float" office:value="303160">
            <text:p>303160</text:p>
          </table:table-cell>
          <table:table-cell table:style-name="ce29" office:value-type="float" office:value="301680">
            <text:p>301680</text:p>
          </table:table-cell>
          <table:table-cell table:style-name="ce29" office:value-type="float" office:value="299890">
            <text:p>299890</text:p>
          </table:table-cell>
          <table:table-cell table:style-name="ce29" office:value-type="float" office:value="291280">
            <text:p>291280</text:p>
          </table:table-cell>
          <table:table-cell table:style-name="ce59" office:value-type="float" office:value="289990">
            <text:p>28999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12" office:value-type="float" office:value="279630">
            <text:p>279630</text:p>
          </table:table-cell>
          <table:table-cell table:style-name="ce29" office:value-type="float" office:value="278980">
            <text:p>278980</text:p>
          </table:table-cell>
          <table:table-cell table:style-name="ce29" office:value-type="float" office:value="279220">
            <text:p>279220</text:p>
          </table:table-cell>
          <table:table-cell table:style-name="ce29" office:value-type="float" office:value="283410">
            <text:p>283410</text:p>
          </table:table-cell>
          <table:table-cell table:style-name="ce29" office:value-type="float" office:value="277760">
            <text:p>277760</text:p>
          </table:table-cell>
          <table:table-cell table:style-name="ce32" office:value-type="float" office:value="285450">
            <text:p>285450</text:p>
          </table:table-cell>
          <table:table-cell table:style-name="ce29" office:value-type="float" office:value="274030">
            <text:p>274030</text:p>
          </table:table-cell>
          <table:table-cell table:style-name="ce29" office:value-type="float" office:value="275190">
            <text:p>275190</text:p>
          </table:table-cell>
          <table:table-cell table:style-name="ce29" office:value-type="float" office:value="272310">
            <text:p>272310</text:p>
          </table:table-cell>
          <table:table-cell table:style-name="ce59" office:value-type="float" office:value="276020">
            <text:p>27602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13" office:value-type="float" office:value="288980">
            <text:p>288980</text:p>
          </table:table-cell>
          <table:table-cell table:style-name="ce30" office:value-type="float" office:value="298640">
            <text:p>298640</text:p>
          </table:table-cell>
          <table:table-cell table:style-name="ce47" office:value-type="float" office:value="303340">
            <text:p>303340</text:p>
          </table:table-cell>
          <table:table-cell table:style-name="ce30" office:value-type="float" office:value="298560">
            <text:p>298560</text:p>
          </table:table-cell>
          <table:table-cell table:style-name="ce30" office:value-type="float" office:value="293050">
            <text:p>293050</text:p>
          </table:table-cell>
          <table:table-cell table:style-name="ce30" office:value-type="float" office:value="294360">
            <text:p>294360</text:p>
          </table:table-cell>
          <table:table-cell table:style-name="ce30" office:value-type="float" office:value="297670">
            <text:p>297670</text:p>
          </table:table-cell>
          <table:table-cell table:style-name="ce30" office:value-type="float" office:value="281380">
            <text:p>281380</text:p>
          </table:table-cell>
          <table:table-cell table:style-name="ce30" office:value-type="float" office:value="286400">
            <text:p>286400</text:p>
          </table:table-cell>
          <table:table-cell table:style-name="ce61" office:value-type="float" office:value="293120">
            <text:p>29312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2">
          <table:table-cell table:style-name="ce7" office:value-type="string">
            <text:p>Tipo de Grafo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2">
            <text:p>0.2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4">
            <text:p>0.4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.6">
            <text:p>0.6</text:p>
          </table:table-cell>
          <table:table-cell table:style-name="ce7" office:value-type="float" office:value="0.7">
            <text:p>0.7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0.9">
            <text:p>0.9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1) 30 nds BD</text:p>
          </table:table-cell>
          <table:table-cell table:style-name="ce17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6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BD</text:p>
          </table:table-cell>
          <table:table-cell office:value-type="float" office:value="2440">
            <text:p>2440</text:p>
          </table:table-cell>
          <table:table-cell table:number-columns-repeated="2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BD</text:p>
          </table:table-cell>
          <table:table-cell table:number-columns-repeated="10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MD</text:p>
          </table:table-cell>
          <table:table-cell table:number-columns-repeated="10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MD</text:p>
          </table:table-cell>
          <table:table-cell table:number-columns-repeated="10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AD</text:p>
          </table:table-cell>
          <table:table-cell table:number-columns-repeated="10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BD</text:p>
          </table:table-cell>
          <table:table-cell office:value-type="float" office:value="124940">
            <text:p>124940</text:p>
          </table:table-cell>
          <table:table-cell office:value-type="float" office:value="125400">
            <text:p>125400</text:p>
          </table:table-cell>
          <table:table-cell office:value-type="float" office:value="125010">
            <text:p>125010</text:p>
          </table:table-cell>
          <table:table-cell office:value-type="float" office:value="127410">
            <text:p>127410</text:p>
          </table:table-cell>
          <table:table-cell office:value-type="float" office:value="126690">
            <text:p>126690</text:p>
          </table:table-cell>
          <table:table-cell office:value-type="float" office:value="129100">
            <text:p>129100</text:p>
          </table:table-cell>
          <table:table-cell office:value-type="float" office:value="124890">
            <text:p>124890</text:p>
          </table:table-cell>
          <table:table-cell office:value-type="float" office:value="129370">
            <text:p>129370</text:p>
          </table:table-cell>
          <table:table-cell office:value-type="float" office:value="125080">
            <text:p>125080</text:p>
          </table:table-cell>
          <table:table-cell office:value-type="float" office:value="127630">
            <text:p>1276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BD</text:p>
          </table:table-cell>
          <table:table-cell office:value-type="float" office:value="140800">
            <text:p>140800</text:p>
          </table:table-cell>
          <table:table-cell office:value-type="float" office:value="142460">
            <text:p>142460</text:p>
          </table:table-cell>
          <table:table-cell office:value-type="float" office:value="139250">
            <text:p>139250</text:p>
          </table:table-cell>
          <table:table-cell office:value-type="float" office:value="141710">
            <text:p>141710</text:p>
          </table:table-cell>
          <table:table-cell office:value-type="float" office:value="144220">
            <text:p>144220</text:p>
          </table:table-cell>
          <table:table-cell office:value-type="float" office:value="142880">
            <text:p>142880</text:p>
          </table:table-cell>
          <table:table-cell office:value-type="float" office:value="138410">
            <text:p>138410</text:p>
          </table:table-cell>
          <table:table-cell office:value-type="float" office:value="137890">
            <text:p>137890</text:p>
          </table:table-cell>
          <table:table-cell office:value-type="float" office:value="140130">
            <text:p>140130</text:p>
          </table:table-cell>
          <table:table-cell office:value-type="float" office:value="139400">
            <text:p>1394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BD</text:p>
          </table:table-cell>
          <table:table-cell office:value-type="float" office:value="120460">
            <text:p>120460</text:p>
          </table:table-cell>
          <table:table-cell office:value-type="float" office:value="124720">
            <text:p>124720</text:p>
          </table:table-cell>
          <table:table-cell office:value-type="float" office:value="122550">
            <text:p>122550</text:p>
          </table:table-cell>
          <table:table-cell office:value-type="float" office:value="120730">
            <text:p>120730</text:p>
          </table:table-cell>
          <table:table-cell office:value-type="float" office:value="120820">
            <text:p>120820</text:p>
          </table:table-cell>
          <table:table-cell office:value-type="float" office:value="124130">
            <text:p>124130</text:p>
          </table:table-cell>
          <table:table-cell office:value-type="float" office:value="123180">
            <text:p>123180</text:p>
          </table:table-cell>
          <table:table-cell office:value-type="float" office:value="122180">
            <text:p>122180</text:p>
          </table:table-cell>
          <table:table-cell office:value-type="float" office:value="124400">
            <text:p>124400</text:p>
          </table:table-cell>
          <table:table-cell office:value-type="float" office:value="122650">
            <text:p>1226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MD</text:p>
          </table:table-cell>
          <table:table-cell office:value-type="float" office:value="107130">
            <text:p>107130</text:p>
          </table:table-cell>
          <table:table-cell office:value-type="float" office:value="107380">
            <text:p>107380</text:p>
          </table:table-cell>
          <table:table-cell office:value-type="float" office:value="106170">
            <text:p>106170</text:p>
          </table:table-cell>
          <table:table-cell office:value-type="float" office:value="106910">
            <text:p>106910</text:p>
          </table:table-cell>
          <table:table-cell office:value-type="float" office:value="107870">
            <text:p>107870</text:p>
          </table:table-cell>
          <table:table-cell office:value-type="float" office:value="104330">
            <text:p>104330</text:p>
          </table:table-cell>
          <table:table-cell office:value-type="float" office:value="104570">
            <text:p>104570</text:p>
          </table:table-cell>
          <table:table-cell office:value-type="float" office:value="106450">
            <text:p>106450</text:p>
          </table:table-cell>
          <table:table-cell office:value-type="float" office:value="106730">
            <text:p>106730</text:p>
          </table:table-cell>
          <table:table-cell office:value-type="float" office:value="109100">
            <text:p>1091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130">
            <text:p>98130</text:p>
          </table:table-cell>
          <table:table-cell office:value-type="float" office:value="97830">
            <text:p>97830</text:p>
          </table:table-cell>
          <table:table-cell office:value-type="float" office:value="96730">
            <text:p>96730</text:p>
          </table:table-cell>
          <table:table-cell office:value-type="float" office:value="97500">
            <text:p>97500</text:p>
          </table:table-cell>
          <table:table-cell office:value-type="float" office:value="95260">
            <text:p>95260</text:p>
          </table:table-cell>
          <table:table-cell office:value-type="float" office:value="97130">
            <text:p>97130</text:p>
          </table:table-cell>
          <table:table-cell office:value-type="float" office:value="97490">
            <text:p>97490</text:p>
          </table:table-cell>
          <table:table-cell office:value-type="float" office:value="97220">
            <text:p>972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MD</text:p>
          </table:table-cell>
          <table:table-cell office:value-type="float" office:value="104120">
            <text:p>104120</text:p>
          </table:table-cell>
          <table:table-cell office:value-type="float" office:value="104880">
            <text:p>104880</text:p>
          </table:table-cell>
          <table:table-cell office:value-type="float" office:value="105690">
            <text:p>105690</text:p>
          </table:table-cell>
          <table:table-cell office:value-type="float" office:value="105570">
            <text:p>105570</text:p>
          </table:table-cell>
          <table:table-cell office:value-type="float" office:value="101620">
            <text:p>101620</text:p>
          </table:table-cell>
          <table:table-cell office:value-type="float" office:value="100850">
            <text:p>100850</text:p>
          </table:table-cell>
          <table:table-cell office:value-type="float" office:value="105710">
            <text:p>105710</text:p>
          </table:table-cell>
          <table:table-cell office:value-type="float" office:value="104400">
            <text:p>104400</text:p>
          </table:table-cell>
          <table:table-cell office:value-type="float" office:value="103340">
            <text:p>103340</text:p>
          </table:table-cell>
          <table:table-cell office:value-type="float" office:value="103730">
            <text:p>1037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AD</text:p>
          </table:table-cell>
          <table:table-cell office:value-type="float" office:value="85930">
            <text:p>85930</text:p>
          </table:table-cell>
          <table:table-cell office:value-type="float" office:value="85010">
            <text:p>85010</text:p>
          </table:table-cell>
          <table:table-cell office:value-type="float" office:value="84210">
            <text:p>84210</text:p>
          </table:table-cell>
          <table:table-cell office:value-type="float" office:value="83510">
            <text:p>83510</text:p>
          </table:table-cell>
          <table:table-cell office:value-type="float" office:value="84890">
            <text:p>84890</text:p>
          </table:table-cell>
          <table:table-cell office:value-type="float" office:value="87030">
            <text:p>87030</text:p>
          </table:table-cell>
          <table:table-cell office:value-type="float" office:value="86500">
            <text:p>86500</text:p>
          </table:table-cell>
          <table:table-cell office:value-type="float" office:value="85500">
            <text:p>85500</text:p>
          </table:table-cell>
          <table:table-cell office:value-type="float" office:value="86280">
            <text:p>86280</text:p>
          </table:table-cell>
          <table:table-cell office:value-type="float" office:value="83080">
            <text:p>830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AD</text:p>
          </table:table-cell>
          <table:table-cell office:value-type="float" office:value="82880">
            <text:p>82880</text:p>
          </table:table-cell>
          <table:table-cell office:value-type="float" office:value="82310">
            <text:p>82310</text:p>
          </table:table-cell>
          <table:table-cell office:value-type="float" office:value="86840">
            <text:p>86840</text:p>
          </table:table-cell>
          <table:table-cell office:value-type="float" office:value="84340">
            <text:p>84340</text:p>
          </table:table-cell>
          <table:table-cell office:value-type="float" office:value="84480">
            <text:p>84480</text:p>
          </table:table-cell>
          <table:table-cell office:value-type="float" office:value="83650">
            <text:p>83650</text:p>
          </table:table-cell>
          <table:table-cell office:value-type="float" office:value="84050">
            <text:p>84050</text:p>
          </table:table-cell>
          <table:table-cell office:value-type="float" office:value="86460">
            <text:p>86460</text:p>
          </table:table-cell>
          <table:table-cell office:value-type="float" office:value="85930">
            <text:p>85930</text:p>
          </table:table-cell>
          <table:table-cell office:value-type="float" office:value="83050">
            <text:p>830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AD</text:p>
          </table:table-cell>
          <table:table-cell office:value-type="float" office:value="91270">
            <text:p>91270</text:p>
          </table:table-cell>
          <table:table-cell office:value-type="float" office:value="85670">
            <text:p>85670</text:p>
          </table:table-cell>
          <table:table-cell office:value-type="float" office:value="84020">
            <text:p>84020</text:p>
          </table:table-cell>
          <table:table-cell office:value-type="float" office:value="86960">
            <text:p>86960</text:p>
          </table:table-cell>
          <table:table-cell office:value-type="float" office:value="85810">
            <text:p>85810</text:p>
          </table:table-cell>
          <table:table-cell office:value-type="float" office:value="85860">
            <text:p>85860</text:p>
          </table:table-cell>
          <table:table-cell office:value-type="float" office:value="87900">
            <text:p>87900</text:p>
          </table:table-cell>
          <table:table-cell office:value-type="float" office:value="85900">
            <text:p>85900</text:p>
          </table:table-cell>
          <table:table-cell office:value-type="float" office:value="86270">
            <text:p>86270</text:p>
          </table:table-cell>
          <table:table-cell office:value-type="float" office:value="85070">
            <text:p>850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BD</text:p>
          </table:table-cell>
          <table:table-cell office:value-type="float" office:value="420730">
            <text:p>420730</text:p>
          </table:table-cell>
          <table:table-cell office:value-type="float" office:value="427670">
            <text:p>427670</text:p>
          </table:table-cell>
          <table:table-cell office:value-type="float" office:value="423250">
            <text:p>423250</text:p>
          </table:table-cell>
          <table:table-cell office:value-type="float" office:value="424220">
            <text:p>424220</text:p>
          </table:table-cell>
          <table:table-cell office:value-type="float" office:value="424920">
            <text:p>424920</text:p>
          </table:table-cell>
          <table:table-cell office:value-type="float" office:value="421970">
            <text:p>421970</text:p>
          </table:table-cell>
          <table:table-cell office:value-type="float" office:value="428650">
            <text:p>428650</text:p>
          </table:table-cell>
          <table:table-cell office:value-type="float" office:value="419550">
            <text:p>419550</text:p>
          </table:table-cell>
          <table:table-cell office:value-type="float" office:value="424790">
            <text:p>424790</text:p>
          </table:table-cell>
          <table:table-cell office:value-type="float" office:value="420100">
            <text:p>4201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BD</text:p>
          </table:table-cell>
          <table:table-cell office:value-type="float" office:value="438250">
            <text:p>438250</text:p>
          </table:table-cell>
          <table:table-cell office:value-type="float" office:value="434320">
            <text:p>434320</text:p>
          </table:table-cell>
          <table:table-cell office:value-type="float" office:value="430900">
            <text:p>430900</text:p>
          </table:table-cell>
          <table:table-cell office:value-type="float" office:value="430030">
            <text:p>430030</text:p>
          </table:table-cell>
          <table:table-cell office:value-type="float" office:value="437890">
            <text:p>437890</text:p>
          </table:table-cell>
          <table:table-cell office:value-type="float" office:value="433180">
            <text:p>433180</text:p>
          </table:table-cell>
          <table:table-cell office:value-type="float" office:value="432110">
            <text:p>432110</text:p>
          </table:table-cell>
          <table:table-cell office:value-type="float" office:value="432780">
            <text:p>432780</text:p>
          </table:table-cell>
          <table:table-cell office:value-type="float" office:value="426050">
            <text:p>426050</text:p>
          </table:table-cell>
          <table:table-cell office:value-type="float" office:value="434130">
            <text:p>4341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BD</text:p>
          </table:table-cell>
          <table:table-cell office:value-type="float" office:value="461720">
            <text:p>461720</text:p>
          </table:table-cell>
          <table:table-cell office:value-type="float" office:value="459310">
            <text:p>459310</text:p>
          </table:table-cell>
          <table:table-cell office:value-type="float" office:value="456700">
            <text:p>456700</text:p>
          </table:table-cell>
          <table:table-cell office:value-type="float" office:value="456450">
            <text:p>456450</text:p>
          </table:table-cell>
          <table:table-cell office:value-type="float" office:value="457360">
            <text:p>457360</text:p>
          </table:table-cell>
          <table:table-cell office:value-type="float" office:value="454320">
            <text:p>454320</text:p>
          </table:table-cell>
          <table:table-cell office:value-type="float" office:value="457490">
            <text:p>457490</text:p>
          </table:table-cell>
          <table:table-cell office:value-type="float" office:value="449360">
            <text:p>449360</text:p>
          </table:table-cell>
          <table:table-cell office:value-type="float" office:value="452800">
            <text:p>452800</text:p>
          </table:table-cell>
          <table:table-cell office:value-type="float" office:value="458030">
            <text:p>4580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MD</text:p>
          </table:table-cell>
          <table:table-cell office:value-type="float" office:value="327420">
            <text:p>327420</text:p>
          </table:table-cell>
          <table:table-cell office:value-type="float" office:value="336560">
            <text:p>336560</text:p>
          </table:table-cell>
          <table:table-cell office:value-type="float" office:value="329440">
            <text:p>329440</text:p>
          </table:table-cell>
          <table:table-cell office:value-type="float" office:value="331150">
            <text:p>331150</text:p>
          </table:table-cell>
          <table:table-cell office:value-type="float" office:value="333980">
            <text:p>333980</text:p>
          </table:table-cell>
          <table:table-cell office:value-type="float" office:value="325260">
            <text:p>325260</text:p>
          </table:table-cell>
          <table:table-cell office:value-type="float" office:value="324160">
            <text:p>324160</text:p>
          </table:table-cell>
          <table:table-cell office:value-type="float" office:value="331650">
            <text:p>331650</text:p>
          </table:table-cell>
          <table:table-cell office:value-type="float" office:value="329710">
            <text:p>329710</text:p>
          </table:table-cell>
          <table:table-cell office:value-type="float" office:value="323530">
            <text:p>3235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MD</text:p>
          </table:table-cell>
          <table:table-cell office:value-type="float" office:value="311840">
            <text:p>311840</text:p>
          </table:table-cell>
          <table:table-cell office:value-type="float" office:value="314060">
            <text:p>314060</text:p>
          </table:table-cell>
          <table:table-cell office:value-type="float" office:value="300740">
            <text:p>300740</text:p>
          </table:table-cell>
          <table:table-cell office:value-type="float" office:value="307900">
            <text:p>307900</text:p>
          </table:table-cell>
          <table:table-cell office:value-type="float" office:value="303330">
            <text:p>303330</text:p>
          </table:table-cell>
          <table:table-cell office:value-type="float" office:value="314440">
            <text:p>314440</text:p>
          </table:table-cell>
          <table:table-cell office:value-type="float" office:value="310320">
            <text:p>310320</text:p>
          </table:table-cell>
          <table:table-cell office:value-type="float" office:value="310120">
            <text:p>310120</text:p>
          </table:table-cell>
          <table:table-cell office:value-type="float" office:value="305310">
            <text:p>305310</text:p>
          </table:table-cell>
          <table:table-cell office:value-type="float" office:value="300700">
            <text:p>3007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MD</text:p>
          </table:table-cell>
          <table:table-cell office:value-type="float" office:value="335520">
            <text:p>335520</text:p>
          </table:table-cell>
          <table:table-cell office:value-type="float" office:value="338940">
            <text:p>338940</text:p>
          </table:table-cell>
          <table:table-cell office:value-type="float" office:value="330870">
            <text:p>330870</text:p>
          </table:table-cell>
          <table:table-cell office:value-type="float" office:value="337670">
            <text:p>337670</text:p>
          </table:table-cell>
          <table:table-cell office:value-type="float" office:value="336730">
            <text:p>336730</text:p>
          </table:table-cell>
          <table:table-cell office:value-type="float" office:value="342340">
            <text:p>342340</text:p>
          </table:table-cell>
          <table:table-cell office:value-type="float" office:value="341140">
            <text:p>341140</text:p>
          </table:table-cell>
          <table:table-cell office:value-type="float" office:value="332200">
            <text:p>332200</text:p>
          </table:table-cell>
          <table:table-cell office:value-type="float" office:value="324080">
            <text:p>324080</text:p>
          </table:table-cell>
          <table:table-cell office:value-type="float" office:value="337760">
            <text:p>3377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AD</text:p>
          </table:table-cell>
          <table:table-cell office:value-type="float" office:value="303410">
            <text:p>303410</text:p>
          </table:table-cell>
          <table:table-cell office:value-type="float" office:value="308900">
            <text:p>308900</text:p>
          </table:table-cell>
          <table:table-cell office:value-type="float" office:value="304610">
            <text:p>304610</text:p>
          </table:table-cell>
          <table:table-cell office:value-type="float" office:value="299950">
            <text:p>299950</text:p>
          </table:table-cell>
          <table:table-cell office:value-type="float" office:value="304330">
            <text:p>304330</text:p>
          </table:table-cell>
          <table:table-cell office:value-type="float" office:value="294960">
            <text:p>294960</text:p>
          </table:table-cell>
          <table:table-cell office:value-type="float" office:value="300910">
            <text:p>300910</text:p>
          </table:table-cell>
          <table:table-cell office:value-type="float" office:value="292680">
            <text:p>292680</text:p>
          </table:table-cell>
          <table:table-cell office:value-type="float" office:value="310240">
            <text:p>310240</text:p>
          </table:table-cell>
          <table:table-cell office:value-type="float" office:value="295460">
            <text:p>2954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AD</text:p>
          </table:table-cell>
          <table:table-cell office:value-type="float" office:value="268630">
            <text:p>268630</text:p>
          </table:table-cell>
          <table:table-cell office:value-type="float" office:value="282390">
            <text:p>282390</text:p>
          </table:table-cell>
          <table:table-cell office:value-type="float" office:value="272800">
            <text:p>272800</text:p>
          </table:table-cell>
          <table:table-cell office:value-type="float" office:value="277360">
            <text:p>277360</text:p>
          </table:table-cell>
          <table:table-cell office:value-type="float" office:value="274930">
            <text:p>274930</text:p>
          </table:table-cell>
          <table:table-cell office:value-type="float" office:value="280060">
            <text:p>280060</text:p>
          </table:table-cell>
          <table:table-cell office:value-type="float" office:value="272320">
            <text:p>272320</text:p>
          </table:table-cell>
          <table:table-cell office:value-type="float" office:value="277110">
            <text:p>277110</text:p>
          </table:table-cell>
          <table:table-cell office:value-type="float" office:value="277640">
            <text:p>277640</text:p>
          </table:table-cell>
          <table:table-cell office:value-type="float" office:value="269700">
            <text:p>269700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3) 700 nds AD</text:p>
          </table:table-cell>
          <table:table-cell table:style-name="ce19" office:value-type="float" office:value="285560">
            <text:p>285560</text:p>
          </table:table-cell>
          <table:table-cell table:style-name="ce37" office:value-type="float" office:value="286420">
            <text:p>286420</text:p>
          </table:table-cell>
          <table:table-cell table:style-name="ce37" office:value-type="float" office:value="290130">
            <text:p>290130</text:p>
          </table:table-cell>
          <table:table-cell table:style-name="ce37" office:value-type="float" office:value="289330">
            <text:p>289330</text:p>
          </table:table-cell>
          <table:table-cell table:style-name="ce37" office:value-type="float" office:value="293960">
            <text:p>293960</text:p>
          </table:table-cell>
          <table:table-cell table:style-name="ce37" office:value-type="float" office:value="286670">
            <text:p>286670</text:p>
          </table:table-cell>
          <table:table-cell table:style-name="ce37" office:value-type="float" office:value="288760">
            <text:p>288760</text:p>
          </table:table-cell>
          <table:table-cell table:style-name="ce37" office:value-type="float" office:value="283780">
            <text:p>283780</text:p>
          </table:table-cell>
          <table:table-cell table:style-name="ce37" office:value-type="float" office:value="292160">
            <text:p>292160</text:p>
          </table:table-cell>
          <table:table-cell table:style-name="ce64" office:value-type="float" office:value="292950">
            <text:p>29295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20" table:formula="of:=[.B31]-[.B2]" office:value-type="float" office:value="420">
            <text:p>420</text:p>
          </table:table-cell>
          <table:table-cell table:style-name="ce38" table:formula="of:=[.C31]-[.C2]" office:value-type="float" office:value="320">
            <text:p>320</text:p>
          </table:table-cell>
          <table:table-cell table:style-name="ce38" table:formula="of:=[.D31]-[.D2]" office:value-type="float" office:value="90">
            <text:p>90</text:p>
          </table:table-cell>
          <table:table-cell table:style-name="ce38" table:formula="of:=[.E31]-[.E2]" office:value-type="float" office:value="90">
            <text:p>90</text:p>
          </table:table-cell>
          <table:table-cell table:style-name="ce51" table:formula="of:=[.F31]-[.F2]" office:value-type="float" office:value="0">
            <text:p>0</text:p>
          </table:table-cell>
          <table:table-cell table:style-name="ce38" table:formula="of:=[.G31]-[.G2]" office:value-type="float" office:value="10">
            <text:p>10</text:p>
          </table:table-cell>
          <table:table-cell table:style-name="ce51" table:formula="of:=[.H31]-[.H2]" office:value-type="float" office:value="0">
            <text:p>0</text:p>
          </table:table-cell>
          <table:table-cell table:style-name="ce51" table:formula="of:=[.I31]-[.I2]" office:value-type="float" office:value="0">
            <text:p>0</text:p>
          </table:table-cell>
          <table:table-cell table:style-name="ce51" table:formula="of:=[.J31]-[.J2]" office:value-type="float" office:value="0">
            <text:p>0</text:p>
          </table:table-cell>
          <table:table-cell table:style-name="ce65" table:formula="of:=[.K31]-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26" table:formula="of:=[.B32]-[.B3]" office:value-type="float" office:value="-10">
            <text:p>-10</text:p>
          </table:table-cell>
          <table:table-cell table:style-name="ce39" table:formula="of:=[.C32]-[.C3]" office:value-type="float" office:value="40">
            <text:p>40</text:p>
          </table:table-cell>
          <table:table-cell table:style-name="ce41" table:formula="of:=[.D32]-[.D3]" office:value-type="float" office:value="-20">
            <text:p>-20</text:p>
          </table:table-cell>
          <table:table-cell table:style-name="ce39" table:formula="of:=[.E32]-[.E3]" office:value-type="float" office:value="10">
            <text:p>10</text:p>
          </table:table-cell>
          <table:table-cell table:style-name="ce39" table:formula="of:=[.F32]-[.F3]" office:value-type="float" office:value="10">
            <text:p>10</text:p>
          </table:table-cell>
          <table:table-cell table:style-name="ce41" table:formula="of:=[.G32]-[.G3]" office:value-type="float" office:value="0">
            <text:p>0</text:p>
          </table:table-cell>
          <table:table-cell table:style-name="ce41" table:formula="of:=[.H32]-[.H3]" office:value-type="float" office:value="0">
            <text:p>0</text:p>
          </table:table-cell>
          <table:table-cell table:style-name="ce41" table:formula="of:=[.I32]-[.I3]" office:value-type="float" office:value="0">
            <text:p>0</text:p>
          </table:table-cell>
          <table:table-cell table:style-name="ce41" table:formula="of:=[.J32]-[.J3]" office:value-type="float" office:value="0">
            <text:p>0</text:p>
          </table:table-cell>
          <table:table-cell table:style-name="ce66" table:formula="of:=[.K32]-[.K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21" table:formula="of:=[.B33]-[.B4]" office:value-type="float" office:value="70">
            <text:p>70</text:p>
          </table:table-cell>
          <table:table-cell table:style-name="ce39" table:formula="of:=[.C33]-[.C4]" office:value-type="float" office:value="70">
            <text:p>70</text:p>
          </table:table-cell>
          <table:table-cell table:style-name="ce41" table:formula="of:=[.D33]-[.D4]" office:value-type="float" office:value="0">
            <text:p>0</text:p>
          </table:table-cell>
          <table:table-cell table:style-name="ce41" table:formula="of:=[.E33]-[.E4]" office:value-type="float" office:value="0">
            <text:p>0</text:p>
          </table:table-cell>
          <table:table-cell table:style-name="ce41" table:formula="of:=[.F33]-[.F4]" office:value-type="float" office:value="0">
            <text:p>0</text:p>
          </table:table-cell>
          <table:table-cell table:style-name="ce41" table:formula="of:=[.G33]-[.G4]" office:value-type="float" office:value="0">
            <text:p>0</text:p>
          </table:table-cell>
          <table:table-cell table:style-name="ce41" table:formula="of:=[.H33]-[.H4]" office:value-type="float" office:value="0">
            <text:p>0</text:p>
          </table:table-cell>
          <table:table-cell table:style-name="ce41" table:formula="of:=[.I33]-[.I4]" office:value-type="float" office:value="0">
            <text:p>0</text:p>
          </table:table-cell>
          <table:table-cell table:style-name="ce41" table:formula="of:=[.J33]-[.J4]" office:value-type="float" office:value="0">
            <text:p>0</text:p>
          </table:table-cell>
          <table:table-cell table:style-name="ce66" table:formula="of:=[.K33]-[.K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22" table:formula="of:=[.B34]-[.B5]" office:value-type="float" office:value="690">
            <text:p>690</text:p>
          </table:table-cell>
          <table:table-cell table:style-name="ce40" table:formula="of:=[.C34]-[.C5]" office:value-type="float" office:value="0">
            <text:p>0</text:p>
          </table:table-cell>
          <table:table-cell table:style-name="ce40" table:formula="of:=[.D34]-[.D5]" office:value-type="float" office:value="0">
            <text:p>0</text:p>
          </table:table-cell>
          <table:table-cell table:style-name="ce40" table:formula="of:=[.E34]-[.E5]" office:value-type="float" office:value="0">
            <text:p>0</text:p>
          </table:table-cell>
          <table:table-cell table:style-name="ce40" table:formula="of:=[.F34]-[.F5]" office:value-type="float" office:value="0">
            <text:p>0</text:p>
          </table:table-cell>
          <table:table-cell table:style-name="ce40" table:formula="of:=[.G34]-[.G5]" office:value-type="float" office:value="0">
            <text:p>0</text:p>
          </table:table-cell>
          <table:table-cell table:style-name="ce40" table:formula="of:=[.H34]-[.H5]" office:value-type="float" office:value="0">
            <text:p>0</text:p>
          </table:table-cell>
          <table:table-cell table:style-name="ce40" table:formula="of:=[.I34]-[.I5]" office:value-type="float" office:value="0">
            <text:p>0</text:p>
          </table:table-cell>
          <table:table-cell table:style-name="ce40" table:formula="of:=[.J34]-[.J5]" office:value-type="float" office:value="0">
            <text:p>0</text:p>
          </table:table-cell>
          <table:table-cell table:style-name="ce67" table:formula="of:=[.K34]-[.K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21" table:formula="of:=[.B35]-[.B6]" office:value-type="float" office:value="10">
            <text:p>10</text:p>
          </table:table-cell>
          <table:table-cell table:style-name="ce41" table:formula="of:=[.C35]-[.C6]" office:value-type="float" office:value="0">
            <text:p>0</text:p>
          </table:table-cell>
          <table:table-cell table:style-name="ce41" table:formula="of:=[.D35]-[.D6]" office:value-type="float" office:value="0">
            <text:p>0</text:p>
          </table:table-cell>
          <table:table-cell table:style-name="ce41" table:formula="of:=[.E35]-[.E6]" office:value-type="float" office:value="0">
            <text:p>0</text:p>
          </table:table-cell>
          <table:table-cell table:style-name="ce41" table:formula="of:=[.F35]-[.F6]" office:value-type="float" office:value="0">
            <text:p>0</text:p>
          </table:table-cell>
          <table:table-cell table:style-name="ce41" table:formula="of:=[.G35]-[.G6]" office:value-type="float" office:value="0">
            <text:p>0</text:p>
          </table:table-cell>
          <table:table-cell table:style-name="ce41" table:formula="of:=[.H35]-[.H6]" office:value-type="float" office:value="0">
            <text:p>0</text:p>
          </table:table-cell>
          <table:table-cell table:style-name="ce41" table:formula="of:=[.I35]-[.I6]" office:value-type="float" office:value="0">
            <text:p>0</text:p>
          </table:table-cell>
          <table:table-cell table:style-name="ce41" table:formula="of:=[.J35]-[.J6]" office:value-type="float" office:value="0">
            <text:p>0</text:p>
          </table:table-cell>
          <table:table-cell table:style-name="ce66" table:formula="of:=[.K35]-[.K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23" table:formula="of:=[.B36]-[.B7]" office:value-type="float" office:value="500">
            <text:p>500</text:p>
          </table:table-cell>
          <table:table-cell table:style-name="ce42" table:formula="of:=[.C36]-[.C7]" office:value-type="float" office:value="-280">
            <text:p>-280</text:p>
          </table:table-cell>
          <table:table-cell table:style-name="ce42" table:formula="of:=[.D36]-[.D7]" office:value-type="float" office:value="-280">
            <text:p>-280</text:p>
          </table:table-cell>
          <table:table-cell table:style-name="ce42" table:formula="of:=[.E36]-[.E7]" office:value-type="float" office:value="0">
            <text:p>0</text:p>
          </table:table-cell>
          <table:table-cell table:style-name="ce42" table:formula="of:=[.F36]-[.F7]" office:value-type="float" office:value="0">
            <text:p>0</text:p>
          </table:table-cell>
          <table:table-cell table:style-name="ce42" table:formula="of:=[.G36]-[.G7]" office:value-type="float" office:value="0">
            <text:p>0</text:p>
          </table:table-cell>
          <table:table-cell table:style-name="ce42" table:formula="of:=[.H36]-[.H7]" office:value-type="float" office:value="0">
            <text:p>0</text:p>
          </table:table-cell>
          <table:table-cell table:style-name="ce42" table:formula="of:=[.I36]-[.I7]" office:value-type="float" office:value="0">
            <text:p>0</text:p>
          </table:table-cell>
          <table:table-cell table:style-name="ce42" table:formula="of:=[.J36]-[.J7]" office:value-type="float" office:value="0">
            <text:p>0</text:p>
          </table:table-cell>
          <table:table-cell table:style-name="ce68" table:formula="of:=[.K36]-[.K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21" table:formula="of:=[.B37]-[.B8]" office:value-type="float" office:value="100">
            <text:p>100</text:p>
          </table:table-cell>
          <table:table-cell table:style-name="ce41" table:formula="of:=[.C37]-[.C8]" office:value-type="float" office:value="0">
            <text:p>0</text:p>
          </table:table-cell>
          <table:table-cell table:style-name="ce41" table:formula="of:=[.D37]-[.D8]" office:value-type="float" office:value="0">
            <text:p>0</text:p>
          </table:table-cell>
          <table:table-cell table:style-name="ce41" table:formula="of:=[.E37]-[.E8]" office:value-type="float" office:value="0">
            <text:p>0</text:p>
          </table:table-cell>
          <table:table-cell table:style-name="ce41" table:formula="of:=[.F37]-[.F8]" office:value-type="float" office:value="0">
            <text:p>0</text:p>
          </table:table-cell>
          <table:table-cell table:style-name="ce41" table:formula="of:=[.G37]-[.G8]" office:value-type="float" office:value="0">
            <text:p>0</text:p>
          </table:table-cell>
          <table:table-cell table:style-name="ce41" table:formula="of:=[.H37]-[.H8]" office:value-type="float" office:value="0">
            <text:p>0</text:p>
          </table:table-cell>
          <table:table-cell table:style-name="ce41" table:formula="of:=[.I37]-[.I8]" office:value-type="float" office:value="0">
            <text:p>0</text:p>
          </table:table-cell>
          <table:table-cell table:style-name="ce41" table:formula="of:=[.J37]-[.J8]" office:value-type="float" office:value="0">
            <text:p>0</text:p>
          </table:table-cell>
          <table:table-cell table:style-name="ce66" table:formula="of:=[.K37]-[.K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21" table:formula="of:=[.B38]-[.B9]" office:value-type="float" office:value="130">
            <text:p>130</text:p>
          </table:table-cell>
          <table:table-cell table:style-name="ce39" table:formula="of:=[.C38]-[.C9]" office:value-type="float" office:value="120">
            <text:p>120</text:p>
          </table:table-cell>
          <table:table-cell table:style-name="ce41" table:formula="of:=[.D38]-[.D9]" office:value-type="float" office:value="0">
            <text:p>0</text:p>
          </table:table-cell>
          <table:table-cell table:style-name="ce41" table:formula="of:=[.E38]-[.E9]" office:value-type="float" office:value="0">
            <text:p>0</text:p>
          </table:table-cell>
          <table:table-cell table:style-name="ce41" table:formula="of:=[.F38]-[.F9]" office:value-type="float" office:value="0">
            <text:p>0</text:p>
          </table:table-cell>
          <table:table-cell table:style-name="ce41" table:formula="of:=[.G38]-[.G9]" office:value-type="float" office:value="0">
            <text:p>0</text:p>
          </table:table-cell>
          <table:table-cell table:style-name="ce41" table:formula="of:=[.H38]-[.H9]" office:value-type="float" office:value="0">
            <text:p>0</text:p>
          </table:table-cell>
          <table:table-cell table:style-name="ce41" table:formula="of:=[.I38]-[.I9]" office:value-type="float" office:value="0">
            <text:p>0</text:p>
          </table:table-cell>
          <table:table-cell table:style-name="ce41" table:formula="of:=[.J38]-[.J9]" office:value-type="float" office:value="0">
            <text:p>0</text:p>
          </table:table-cell>
          <table:table-cell table:style-name="ce66" table:formula="of:=[.K38]-[.K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21" table:formula="of:=[.B39]-[.B10]" office:value-type="float" office:value="190">
            <text:p>190</text:p>
          </table:table-cell>
          <table:table-cell table:style-name="ce39" table:formula="of:=[.C39]-[.C10]" office:value-type="float" office:value="190">
            <text:p>190</text:p>
          </table:table-cell>
          <table:table-cell table:style-name="ce41" table:formula="of:=[.D39]-[.D10]" office:value-type="float" office:value="0">
            <text:p>0</text:p>
          </table:table-cell>
          <table:table-cell table:style-name="ce41" table:formula="of:=[.E39]-[.E10]" office:value-type="float" office:value="0">
            <text:p>0</text:p>
          </table:table-cell>
          <table:table-cell table:style-name="ce39" table:formula="of:=[.F39]-[.F10]" office:value-type="float" office:value="130">
            <text:p>130</text:p>
          </table:table-cell>
          <table:table-cell table:style-name="ce41" table:formula="of:=[.G39]-[.G10]" office:value-type="float" office:value="0">
            <text:p>0</text:p>
          </table:table-cell>
          <table:table-cell table:style-name="ce41" table:formula="of:=[.H39]-[.H10]" office:value-type="float" office:value="0">
            <text:p>0</text:p>
          </table:table-cell>
          <table:table-cell table:style-name="ce41" table:formula="of:=[.I39]-[.I10]" office:value-type="float" office:value="0">
            <text:p>0</text:p>
          </table:table-cell>
          <table:table-cell table:style-name="ce41" table:formula="of:=[.J39]-[.J10]" office:value-type="float" office:value="0">
            <text:p>0</text:p>
          </table:table-cell>
          <table:table-cell table:style-name="ce66" table:formula="of:=[.K39]-[.K1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24" table:formula="of:=[.B40]-[.B11]" office:value-type="float" office:value="-4820">
            <text:p>-4820</text:p>
          </table:table-cell>
          <table:table-cell table:style-name="ce40" table:formula="of:=[.C40]-[.C11]" office:value-type="float" office:value="-3010">
            <text:p>-3010</text:p>
          </table:table-cell>
          <table:table-cell table:style-name="ce40" table:formula="of:=[.D40]-[.D11]" office:value-type="float" office:value="-2820">
            <text:p>-2820</text:p>
          </table:table-cell>
          <table:table-cell table:style-name="ce40" table:formula="of:=[.E40]-[.E11]" office:value-type="float" office:value="-1710">
            <text:p>-1710</text:p>
          </table:table-cell>
          <table:table-cell table:style-name="ce40" table:formula="of:=[.F40]-[.F11]" office:value-type="float" office:value="-2620">
            <text:p>-2620</text:p>
          </table:table-cell>
          <table:table-cell table:style-name="ce43" table:formula="of:=[.G40]-[.G11]" office:value-type="float" office:value="980">
            <text:p>980</text:p>
          </table:table-cell>
          <table:table-cell table:style-name="ce40" table:formula="of:=[.H40]-[.H11]" office:value-type="float" office:value="-2750">
            <text:p>-2750</text:p>
          </table:table-cell>
          <table:table-cell table:style-name="ce43" table:formula="of:=[.I40]-[.I11]" office:value-type="float" office:value="2580">
            <text:p>2580</text:p>
          </table:table-cell>
          <table:table-cell table:style-name="ce40" table:formula="of:=[.J40]-[.J11]" office:value-type="float" office:value="-2410">
            <text:p>-2410</text:p>
          </table:table-cell>
          <table:table-cell table:style-name="ce69" table:formula="of:=[.K40]-[.K11]" office:value-type="float" office:value="4510">
            <text:p>451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26" table:formula="of:=[.B41]-[.B12]" office:value-type="float" office:value="-2710">
            <text:p>-2710</text:p>
          </table:table-cell>
          <table:table-cell table:style-name="ce41" table:formula="of:=[.C41]-[.C12]" office:value-type="float" office:value="-1180">
            <text:p>-1180</text:p>
          </table:table-cell>
          <table:table-cell table:style-name="ce41" table:formula="of:=[.D41]-[.D12]" office:value-type="float" office:value="-4260">
            <text:p>-4260</text:p>
          </table:table-cell>
          <table:table-cell table:style-name="ce41" table:formula="of:=[.E41]-[.E12]" office:value-type="float" office:value="-920">
            <text:p>-920</text:p>
          </table:table-cell>
          <table:table-cell table:style-name="ce39" table:formula="of:=[.F41]-[.F12]" office:value-type="float" office:value="3410">
            <text:p>3410</text:p>
          </table:table-cell>
          <table:table-cell table:style-name="ce39" table:formula="of:=[.G41]-[.G12]" office:value-type="float" office:value="2850">
            <text:p>2850</text:p>
          </table:table-cell>
          <table:table-cell table:style-name="ce41" table:formula="of:=[.H41]-[.H12]" office:value-type="float" office:value="-900">
            <text:p>-900</text:p>
          </table:table-cell>
          <table:table-cell table:style-name="ce39" table:formula="of:=[.I41]-[.I12]" office:value-type="float" office:value="250">
            <text:p>250</text:p>
          </table:table-cell>
          <table:table-cell table:style-name="ce39" table:formula="of:=[.J41]-[.J12]" office:value-type="float" office:value="3070">
            <text:p>3070</text:p>
          </table:table-cell>
          <table:table-cell table:style-name="ce70" table:formula="of:=[.K41]-[.K12]" office:value-type="float" office:value="1590">
            <text:p>159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25" table:formula="of:=[.B42]-[.B13]" office:value-type="float" office:value="-4170">
            <text:p>-4170</text:p>
          </table:table-cell>
          <table:table-cell table:style-name="ce42" table:formula="of:=[.C42]-[.C13]" office:value-type="float" office:value="-110">
            <text:p>-110</text:p>
          </table:table-cell>
          <table:table-cell table:style-name="ce42" table:formula="of:=[.D42]-[.D13]" office:value-type="float" office:value="-3810">
            <text:p>-3810</text:p>
          </table:table-cell>
          <table:table-cell table:style-name="ce42" table:formula="of:=[.E42]-[.E13]" office:value-type="float" office:value="-4950">
            <text:p>-4950</text:p>
          </table:table-cell>
          <table:table-cell table:style-name="ce42" table:formula="of:=[.F42]-[.F13]" office:value-type="float" office:value="-7990">
            <text:p>-7990</text:p>
          </table:table-cell>
          <table:table-cell table:style-name="ce42" table:formula="of:=[.G42]-[.G13]" office:value-type="float" office:value="-730">
            <text:p>-730</text:p>
          </table:table-cell>
          <table:table-cell table:style-name="ce42" table:formula="of:=[.H42]-[.H13]" office:value-type="float" office:value="-2790">
            <text:p>-2790</text:p>
          </table:table-cell>
          <table:table-cell table:style-name="ce42" table:formula="of:=[.I42]-[.I13]" office:value-type="float" office:value="-6940">
            <text:p>-6940</text:p>
          </table:table-cell>
          <table:table-cell table:style-name="ce42" table:formula="of:=[.J42]-[.J13]" office:value-type="float" office:value="-2140">
            <text:p>-2140</text:p>
          </table:table-cell>
          <table:table-cell table:style-name="ce71" table:formula="of:=[.K42]-[.K13]" office:value-type="float" office:value="1460">
            <text:p>146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21" table:formula="of:=[.B43]-[.B14]" office:value-type="float" office:value="1700">
            <text:p>1700</text:p>
          </table:table-cell>
          <table:table-cell table:style-name="ce39" table:formula="of:=[.C43]-[.C14]" office:value-type="float" office:value="60">
            <text:p>60</text:p>
          </table:table-cell>
          <table:table-cell table:style-name="ce41" table:formula="of:=[.D43]-[.D14]" office:value-type="float" office:value="-1930">
            <text:p>-1930</text:p>
          </table:table-cell>
          <table:table-cell table:style-name="ce41" table:formula="of:=[.E43]-[.E14]" office:value-type="float" office:value="-1040">
            <text:p>-1040</text:p>
          </table:table-cell>
          <table:table-cell table:style-name="ce39" table:formula="of:=[.F43]-[.F14]" office:value-type="float" office:value="130">
            <text:p>130</text:p>
          </table:table-cell>
          <table:table-cell table:style-name="ce41" table:formula="of:=[.G43]-[.G14]" office:value-type="float" office:value="-2670">
            <text:p>-2670</text:p>
          </table:table-cell>
          <table:table-cell table:style-name="ce41" table:formula="of:=[.H43]-[.H14]" office:value-type="float" office:value="-2810">
            <text:p>-2810</text:p>
          </table:table-cell>
          <table:table-cell table:style-name="ce39" table:formula="of:=[.I43]-[.I14]" office:value-type="float" office:value="3120">
            <text:p>3120</text:p>
          </table:table-cell>
          <table:table-cell table:style-name="ce41" table:formula="of:=[.J43]-[.J14]" office:value-type="float" office:value="-1900">
            <text:p>-1900</text:p>
          </table:table-cell>
          <table:table-cell table:style-name="ce70" table:formula="of:=[.K43]-[.K14]" office:value-type="float" office:value="3100">
            <text:p>310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21" table:formula="of:=[.B44]-[.B15]" office:value-type="float" office:value="2980">
            <text:p>2980</text:p>
          </table:table-cell>
          <table:table-cell table:style-name="ce39" table:formula="of:=[.C44]-[.C15]" office:value-type="float" office:value="420">
            <text:p>420</text:p>
          </table:table-cell>
          <table:table-cell table:style-name="ce39" table:formula="of:=[.D44]-[.D15]" office:value-type="float" office:value="1410">
            <text:p>1410</text:p>
          </table:table-cell>
          <table:table-cell table:style-name="ce41" table:formula="of:=[.E44]-[.E15]" office:value-type="float" office:value="-1080">
            <text:p>-1080</text:p>
          </table:table-cell>
          <table:table-cell table:style-name="ce41" table:formula="of:=[.F44]-[.F15]" office:value-type="float" office:value="-1840">
            <text:p>-1840</text:p>
          </table:table-cell>
          <table:table-cell table:style-name="ce41" table:formula="of:=[.G44]-[.G15]" office:value-type="float" office:value="-630">
            <text:p>-630</text:p>
          </table:table-cell>
          <table:table-cell table:style-name="ce41" table:formula="of:=[.H44]-[.H15]" office:value-type="float" office:value="-3430">
            <text:p>-3430</text:p>
          </table:table-cell>
          <table:table-cell table:style-name="ce41" table:formula="of:=[.I44]-[.I15]" office:value-type="float" office:value="-1240">
            <text:p>-1240</text:p>
          </table:table-cell>
          <table:table-cell table:style-name="ce41" table:formula="of:=[.J44]-[.J15]" office:value-type="float" office:value="-160">
            <text:p>-160</text:p>
          </table:table-cell>
          <table:table-cell table:style-name="ce70" table:formula="of:=[.K44]-[.K15]" office:value-type="float" office:value="670">
            <text:p>67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26" table:formula="of:=[.B45]-[.B16]" office:value-type="float" office:value="-610">
            <text:p>-610</text:p>
          </table:table-cell>
          <table:table-cell table:style-name="ce41" table:formula="of:=[.C45]-[.C16]" office:value-type="float" office:value="-990">
            <text:p>-990</text:p>
          </table:table-cell>
          <table:table-cell table:style-name="ce39" table:formula="of:=[.D45]-[.D16]" office:value-type="float" office:value="1800">
            <text:p>1800</text:p>
          </table:table-cell>
          <table:table-cell table:style-name="ce39" table:formula="of:=[.E45]-[.E16]" office:value-type="float" office:value="1310">
            <text:p>1310</text:p>
          </table:table-cell>
          <table:table-cell table:style-name="ce41" table:formula="of:=[.F45]-[.F16]" office:value-type="float" office:value="-5870">
            <text:p>-5870</text:p>
          </table:table-cell>
          <table:table-cell table:style-name="ce41" table:formula="of:=[.G45]-[.G16]" office:value-type="float" office:value="-3560">
            <text:p>-3560</text:p>
          </table:table-cell>
          <table:table-cell table:style-name="ce39" table:formula="of:=[.H45]-[.H16]" office:value-type="float" office:value="100">
            <text:p>100</text:p>
          </table:table-cell>
          <table:table-cell table:style-name="ce41" table:formula="of:=[.I45]-[.I16]" office:value-type="float" office:value="-2180">
            <text:p>-2180</text:p>
          </table:table-cell>
          <table:table-cell table:style-name="ce41" table:formula="of:=[.J45]-[.J16]" office:value-type="float" office:value="-240">
            <text:p>-240</text:p>
          </table:table-cell>
          <table:table-cell table:style-name="ce66" table:formula="of:=[.K45]-[.K16]" office:value-type="float" office:value="-1710">
            <text:p>-171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24" table:formula="of:=[.B46]-[.B17]" office:value-type="float" office:value="-740">
            <text:p>-740</text:p>
          </table:table-cell>
          <table:table-cell table:style-name="ce40" table:formula="of:=[.C46]-[.C17]" office:value-type="float" office:value="-2060">
            <text:p>-2060</text:p>
          </table:table-cell>
          <table:table-cell table:style-name="ce40" table:formula="of:=[.D46]-[.D17]" office:value-type="float" office:value="-2590">
            <text:p>-2590</text:p>
          </table:table-cell>
          <table:table-cell table:style-name="ce40" table:formula="of:=[.E46]-[.E17]" office:value-type="float" office:value="-2780">
            <text:p>-2780</text:p>
          </table:table-cell>
          <table:table-cell table:style-name="ce40" table:formula="of:=[.F46]-[.F17]" office:value-type="float" office:value="-1660">
            <text:p>-1660</text:p>
          </table:table-cell>
          <table:table-cell table:style-name="ce43" table:formula="of:=[.G46]-[.G17]" office:value-type="float" office:value="1280">
            <text:p>1280</text:p>
          </table:table-cell>
          <table:table-cell table:style-name="ce43" table:formula="of:=[.H46]-[.H17]" office:value-type="float" office:value="1020">
            <text:p>1020</text:p>
          </table:table-cell>
          <table:table-cell table:style-name="ce40" table:formula="of:=[.I46]-[.I17]" office:value-type="float" office:value="-130">
            <text:p>-130</text:p>
          </table:table-cell>
          <table:table-cell table:style-name="ce43" table:formula="of:=[.J46]-[.J17]" office:value-type="float" office:value="2940">
            <text:p>2940</text:p>
          </table:table-cell>
          <table:table-cell table:style-name="ce67" table:formula="of:=[.K46]-[.K17]" office:value-type="float" office:value="-3790">
            <text:p>-379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26" table:formula="of:=[.B47]-[.B18]" office:value-type="float" office:value="-1990">
            <text:p>-1990</text:p>
          </table:table-cell>
          <table:table-cell table:style-name="ce41" table:formula="of:=[.C47]-[.C18]" office:value-type="float" office:value="-4080">
            <text:p>-4080</text:p>
          </table:table-cell>
          <table:table-cell table:style-name="ce39" table:formula="of:=[.D47]-[.D18]" office:value-type="float" office:value="370">
            <text:p>370</text:p>
          </table:table-cell>
          <table:table-cell table:style-name="ce41" table:formula="of:=[.E47]-[.E18]" office:value-type="float" office:value="-1420">
            <text:p>-1420</text:p>
          </table:table-cell>
          <table:table-cell table:style-name="ce41" table:formula="of:=[.F47]-[.F18]" office:value-type="float" office:value="-1290">
            <text:p>-1290</text:p>
          </table:table-cell>
          <table:table-cell table:style-name="ce41" table:formula="of:=[.G47]-[.G18]" office:value-type="float" office:value="-1560">
            <text:p>-1560</text:p>
          </table:table-cell>
          <table:table-cell table:style-name="ce41" table:formula="of:=[.H47]-[.H18]" office:value-type="float" office:value="-1690">
            <text:p>-1690</text:p>
          </table:table-cell>
          <table:table-cell table:style-name="ce39" table:formula="of:=[.I47]-[.I18]" office:value-type="float" office:value="2380">
            <text:p>2380</text:p>
          </table:table-cell>
          <table:table-cell table:style-name="ce39" table:formula="of:=[.J47]-[.J18]" office:value-type="float" office:value="2110">
            <text:p>2110</text:p>
          </table:table-cell>
          <table:table-cell table:style-name="ce66" table:formula="of:=[.K47]-[.K18]" office:value-type="float" office:value="-1570">
            <text:p>-157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23" table:formula="of:=[.B48]-[.B19]" office:value-type="float" office:value="4520">
            <text:p>4520</text:p>
          </table:table-cell>
          <table:table-cell table:style-name="ce42" table:formula="of:=[.C48]-[.C19]" office:value-type="float" office:value="-360">
            <text:p>-360</text:p>
          </table:table-cell>
          <table:table-cell table:style-name="ce42" table:formula="of:=[.D48]-[.D19]" office:value-type="float" office:value="-4730">
            <text:p>-4730</text:p>
          </table:table-cell>
          <table:table-cell table:style-name="ce44" table:formula="of:=[.E48]-[.E19]" office:value-type="float" office:value="80">
            <text:p>80</text:p>
          </table:table-cell>
          <table:table-cell table:style-name="ce42" table:formula="of:=[.F48]-[.F19]" office:value-type="float" office:value="-2960">
            <text:p>-2960</text:p>
          </table:table-cell>
          <table:table-cell table:style-name="ce42" table:formula="of:=[.G48]-[.G19]" office:value-type="float" office:value="-2310">
            <text:p>-2310</text:p>
          </table:table-cell>
          <table:table-cell table:style-name="ce42" table:formula="of:=[.H48]-[.H19]" office:value-type="float" office:value="-2230">
            <text:p>-2230</text:p>
          </table:table-cell>
          <table:table-cell table:style-name="ce42" table:formula="of:=[.I48]-[.I19]" office:value-type="float" office:value="-810">
            <text:p>-810</text:p>
          </table:table-cell>
          <table:table-cell table:style-name="ce42" table:formula="of:=[.J48]-[.J19]" office:value-type="float" office:value="-1280">
            <text:p>-1280</text:p>
          </table:table-cell>
          <table:table-cell table:style-name="ce68" table:formula="of:=[.K48]-[.K19]" office:value-type="float" office:value="-1360">
            <text:p>-136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26" table:formula="of:=[.B49]-[.B20]" office:value-type="float" office:value="-11410">
            <text:p>-11410</text:p>
          </table:table-cell>
          <table:table-cell table:style-name="ce41" table:formula="of:=[.C49]-[.C20]" office:value-type="float" office:value="-7960">
            <text:p>-7960</text:p>
          </table:table-cell>
          <table:table-cell table:style-name="ce41" table:formula="of:=[.D49]-[.D20]" office:value-type="float" office:value="-5360">
            <text:p>-5360</text:p>
          </table:table-cell>
          <table:table-cell table:style-name="ce41" table:formula="of:=[.E49]-[.E20]" office:value-type="float" office:value="-5740">
            <text:p>-5740</text:p>
          </table:table-cell>
          <table:table-cell table:style-name="ce41" table:formula="of:=[.F49]-[.F20]" office:value-type="float" office:value="-13030">
            <text:p>-13030</text:p>
          </table:table-cell>
          <table:table-cell table:style-name="ce41" table:formula="of:=[.G49]-[.G20]" office:value-type="float" office:value="-15560">
            <text:p>-15560</text:p>
          </table:table-cell>
          <table:table-cell table:style-name="ce39" table:formula="of:=[.H49]-[.H20]" office:value-type="float" office:value="6130">
            <text:p>6130</text:p>
          </table:table-cell>
          <table:table-cell table:style-name="ce41" table:formula="of:=[.I49]-[.I20]" office:value-type="float" office:value="-10530">
            <text:p>-10530</text:p>
          </table:table-cell>
          <table:table-cell table:style-name="ce39" table:formula="of:=[.J49]-[.J20]" office:value-type="float" office:value="7560">
            <text:p>7560</text:p>
          </table:table-cell>
          <table:table-cell table:style-name="ce70" table:formula="of:=[.K49]-[.K20]" office:value-type="float" office:value="2900">
            <text:p>290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26" table:formula="of:=[.B50]-[.B21]" office:value-type="float" office:value="-3520">
            <text:p>-3520</text:p>
          </table:table-cell>
          <table:table-cell table:style-name="ce41" table:formula="of:=[.C50]-[.C21]" office:value-type="float" office:value="-6160">
            <text:p>-6160</text:p>
          </table:table-cell>
          <table:table-cell table:style-name="ce41" table:formula="of:=[.D50]-[.D21]" office:value-type="float" office:value="-9900">
            <text:p>-9900</text:p>
          </table:table-cell>
          <table:table-cell table:style-name="ce41" table:formula="of:=[.E50]-[.E21]" office:value-type="float" office:value="-15650">
            <text:p>-15650</text:p>
          </table:table-cell>
          <table:table-cell table:style-name="ce41" table:formula="of:=[.F50]-[.F21]" office:value-type="float" office:value="-7310">
            <text:p>-7310</text:p>
          </table:table-cell>
          <table:table-cell table:style-name="ce41" table:formula="of:=[.G50]-[.G21]" office:value-type="float" office:value="-8280">
            <text:p>-8280</text:p>
          </table:table-cell>
          <table:table-cell table:style-name="ce39" table:formula="of:=[.H50]-[.H21]" office:value-type="float" office:value="3040">
            <text:p>3040</text:p>
          </table:table-cell>
          <table:table-cell table:style-name="ce39" table:formula="of:=[.I50]-[.I21]" office:value-type="float" office:value="4190">
            <text:p>4190</text:p>
          </table:table-cell>
          <table:table-cell table:style-name="ce41" table:formula="of:=[.J50]-[.J21]" office:value-type="float" office:value="-710">
            <text:p>-710</text:p>
          </table:table-cell>
          <table:table-cell table:style-name="ce66" table:formula="of:=[.K50]-[.K21]" office:value-type="float" office:value="-5670">
            <text:p>-567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21" table:formula="of:=[.B51]-[.B22]" office:value-type="float" office:value="8150">
            <text:p>8150</text:p>
          </table:table-cell>
          <table:table-cell table:style-name="ce39" table:formula="of:=[.C51]-[.C22]" office:value-type="float" office:value="8030">
            <text:p>8030</text:p>
          </table:table-cell>
          <table:table-cell table:style-name="ce39" table:formula="of:=[.D51]-[.D22]" office:value-type="float" office:value="420">
            <text:p>420</text:p>
          </table:table-cell>
          <table:table-cell table:style-name="ce41" table:formula="of:=[.E51]-[.E22]" office:value-type="float" office:value="-2730">
            <text:p>-2730</text:p>
          </table:table-cell>
          <table:table-cell table:style-name="ce39" table:formula="of:=[.F51]-[.F22]" office:value-type="float" office:value="6200">
            <text:p>6200</text:p>
          </table:table-cell>
          <table:table-cell table:style-name="ce41" table:formula="of:=[.G51]-[.G22]" office:value-type="float" office:value="-6370">
            <text:p>-6370</text:p>
          </table:table-cell>
          <table:table-cell table:style-name="ce41" table:formula="of:=[.H51]-[.H22]" office:value-type="float" office:value="-5250">
            <text:p>-5250</text:p>
          </table:table-cell>
          <table:table-cell table:style-name="ce41" table:formula="of:=[.I51]-[.I22]" office:value-type="float" office:value="-10990">
            <text:p>-10990</text:p>
          </table:table-cell>
          <table:table-cell table:style-name="ce39" table:formula="of:=[.J51]-[.J22]" office:value-type="float" office:value="1480">
            <text:p>1480</text:p>
          </table:table-cell>
          <table:table-cell table:style-name="ce66" table:formula="of:=[.K51]-[.K22]" office:value-type="float" office:value="-1000">
            <text:p>-100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24" table:formula="of:=[.B52]-[.B23]" office:value-type="float" office:value="-12670">
            <text:p>-12670</text:p>
          </table:table-cell>
          <table:table-cell table:style-name="ce40" table:formula="of:=[.C52]-[.C23]" office:value-type="float" office:value="-3540">
            <text:p>-3540</text:p>
          </table:table-cell>
          <table:table-cell table:style-name="ce40" table:formula="of:=[.D52]-[.D23]" office:value-type="float" office:value="-6290">
            <text:p>-6290</text:p>
          </table:table-cell>
          <table:table-cell table:style-name="ce40" table:formula="of:=[.E52]-[.E23]" office:value-type="float" office:value="-6640">
            <text:p>-6640</text:p>
          </table:table-cell>
          <table:table-cell table:style-name="ce40" table:formula="of:=[.F52]-[.F23]" office:value-type="float" office:value="-100">
            <text:p>-100</text:p>
          </table:table-cell>
          <table:table-cell table:style-name="ce40" table:formula="of:=[.G52]-[.G23]" office:value-type="float" office:value="-6720">
            <text:p>-6720</text:p>
          </table:table-cell>
          <table:table-cell table:style-name="ce40" table:formula="of:=[.H52]-[.H23]" office:value-type="float" office:value="-8420">
            <text:p>-8420</text:p>
          </table:table-cell>
          <table:table-cell table:style-name="ce40" table:formula="of:=[.I52]-[.I23]" office:value-type="float" office:value="-6650">
            <text:p>-6650</text:p>
          </table:table-cell>
          <table:table-cell table:style-name="ce40" table:formula="of:=[.J52]-[.J23]" office:value-type="float" office:value="-5380">
            <text:p>-5380</text:p>
          </table:table-cell>
          <table:table-cell table:style-name="ce69" table:formula="of:=[.K52]-[.K23]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26" table:formula="of:=[.B53]-[.B24]" office:value-type="float" office:value="-15200">
            <text:p>-15200</text:p>
          </table:table-cell>
          <table:table-cell table:style-name="ce41" table:formula="of:=[.C53]-[.C24]" office:value-type="float" office:value="-6910">
            <text:p>-6910</text:p>
          </table:table-cell>
          <table:table-cell table:style-name="ce41" table:formula="of:=[.D53]-[.D24]" office:value-type="float" office:value="-22210">
            <text:p>-22210</text:p>
          </table:table-cell>
          <table:table-cell table:style-name="ce41" table:formula="of:=[.E53]-[.E24]" office:value-type="float" office:value="-16910">
            <text:p>-16910</text:p>
          </table:table-cell>
          <table:table-cell table:style-name="ce41" table:formula="of:=[.F53]-[.F24]" office:value-type="float" office:value="-24030">
            <text:p>-24030</text:p>
          </table:table-cell>
          <table:table-cell table:style-name="ce41" table:formula="of:=[.G53]-[.G24]" office:value-type="float" office:value="-5920">
            <text:p>-5920</text:p>
          </table:table-cell>
          <table:table-cell table:style-name="ce41" table:formula="of:=[.H53]-[.H24]" office:value-type="float" office:value="-8840">
            <text:p>-8840</text:p>
          </table:table-cell>
          <table:table-cell table:style-name="ce41" table:formula="of:=[.I53]-[.I24]" office:value-type="float" office:value="-7090">
            <text:p>-7090</text:p>
          </table:table-cell>
          <table:table-cell table:style-name="ce41" table:formula="of:=[.J53]-[.J24]" office:value-type="float" office:value="-18450">
            <text:p>-18450</text:p>
          </table:table-cell>
          <table:table-cell table:style-name="ce66" table:formula="of:=[.K53]-[.K24]" office:value-type="float" office:value="-8510">
            <text:p>-851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25" table:formula="of:=[.B54]-[.B25]" office:value-type="float" office:value="-6010">
            <text:p>-6010</text:p>
          </table:table-cell>
          <table:table-cell table:style-name="ce42" table:formula="of:=[.C54]-[.C25]" office:value-type="float" office:value="-14890">
            <text:p>-14890</text:p>
          </table:table-cell>
          <table:table-cell table:style-name="ce42" table:formula="of:=[.D54]-[.D25]" office:value-type="float" office:value="-11610">
            <text:p>-11610</text:p>
          </table:table-cell>
          <table:table-cell table:style-name="ce42" table:formula="of:=[.E54]-[.E25]" office:value-type="float" office:value="-7440">
            <text:p>-7440</text:p>
          </table:table-cell>
          <table:table-cell table:style-name="ce42" table:formula="of:=[.F54]-[.F25]" office:value-type="float" office:value="-7440">
            <text:p>-7440</text:p>
          </table:table-cell>
          <table:table-cell table:style-name="ce44" table:formula="of:=[.G54]-[.G25]" office:value-type="float" office:value="3090">
            <text:p>3090</text:p>
          </table:table-cell>
          <table:table-cell table:style-name="ce44" table:formula="of:=[.H54]-[.H25]" office:value-type="float" office:value="10100">
            <text:p>10100</text:p>
          </table:table-cell>
          <table:table-cell table:style-name="ce42" table:formula="of:=[.I54]-[.I25]" office:value-type="float" office:value="-900">
            <text:p>-900</text:p>
          </table:table-cell>
          <table:table-cell table:style-name="ce42" table:formula="of:=[.J54]-[.J25]" office:value-type="float" office:value="-14520">
            <text:p>-14520</text:p>
          </table:table-cell>
          <table:table-cell table:style-name="ce71" table:formula="of:=[.K54]-[.K25]" office:value-type="float" office:value="6820">
            <text:p>682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26" table:formula="of:=[.B55]-[.B26]" office:value-type="float" office:value="-2420">
            <text:p>-2420</text:p>
          </table:table-cell>
          <table:table-cell table:style-name="ce41" table:formula="of:=[.C55]-[.C26]" office:value-type="float" office:value="-1170">
            <text:p>-1170</text:p>
          </table:table-cell>
          <table:table-cell table:style-name="ce39" table:formula="of:=[.D55]-[.D26]" office:value-type="float" office:value="1920">
            <text:p>1920</text:p>
          </table:table-cell>
          <table:table-cell table:style-name="ce41" table:formula="of:=[.E55]-[.E26]" office:value-type="float" office:value="-5470">
            <text:p>-5470</text:p>
          </table:table-cell>
          <table:table-cell table:style-name="ce39" table:formula="of:=[.F55]-[.F26]" office:value-type="float" office:value="2670">
            <text:p>2670</text:p>
          </table:table-cell>
          <table:table-cell table:style-name="ce41" table:formula="of:=[.G55]-[.G26]" office:value-type="float" office:value="-8200">
            <text:p>-8200</text:p>
          </table:table-cell>
          <table:table-cell table:style-name="ce41" table:formula="of:=[.H55]-[.H26]" office:value-type="float" office:value="-770">
            <text:p>-770</text:p>
          </table:table-cell>
          <table:table-cell table:style-name="ce41" table:formula="of:=[.I55]-[.I26]" office:value-type="float" office:value="-7210">
            <text:p>-7210</text:p>
          </table:table-cell>
          <table:table-cell table:style-name="ce39" table:formula="of:=[.J55]-[.J26]" office:value-type="float" office:value="18960">
            <text:p>18960</text:p>
          </table:table-cell>
          <table:table-cell table:style-name="ce70" table:formula="of:=[.K55]-[.K26]" office:value-type="float" office:value="5470">
            <text:p>547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26" table:formula="of:=[.B56]-[.B27]" office:value-type="float" office:value="-11000">
            <text:p>-11000</text:p>
          </table:table-cell>
          <table:table-cell table:style-name="ce39" table:formula="of:=[.C56]-[.C27]" office:value-type="float" office:value="3410">
            <text:p>3410</text:p>
          </table:table-cell>
          <table:table-cell table:style-name="ce41" table:formula="of:=[.D56]-[.D27]" office:value-type="float" office:value="-6420">
            <text:p>-6420</text:p>
          </table:table-cell>
          <table:table-cell table:style-name="ce41" table:formula="of:=[.E56]-[.E27]" office:value-type="float" office:value="-6050">
            <text:p>-6050</text:p>
          </table:table-cell>
          <table:table-cell table:style-name="ce41" table:formula="of:=[.F56]-[.F27]" office:value-type="float" office:value="-2830">
            <text:p>-2830</text:p>
          </table:table-cell>
          <table:table-cell table:style-name="ce41" table:formula="of:=[.G56]-[.G27]" office:value-type="float" office:value="-5390">
            <text:p>-5390</text:p>
          </table:table-cell>
          <table:table-cell table:style-name="ce41" table:formula="of:=[.H56]-[.H27]" office:value-type="float" office:value="-1710">
            <text:p>-1710</text:p>
          </table:table-cell>
          <table:table-cell table:style-name="ce39" table:formula="of:=[.I56]-[.I27]" office:value-type="float" office:value="1920">
            <text:p>1920</text:p>
          </table:table-cell>
          <table:table-cell table:style-name="ce39" table:formula="of:=[.J56]-[.J27]" office:value-type="float" office:value="5330">
            <text:p>5330</text:p>
          </table:table-cell>
          <table:table-cell table:style-name="ce66" table:formula="of:=[.K56]-[.K27]" office:value-type="float" office:value="-6320">
            <text:p>-632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74" table:formula="of:=[.B57]-[.B28]" office:value-type="float" office:value="-3420">
            <text:p>-3420</text:p>
          </table:table-cell>
          <table:table-cell table:style-name="ce45" table:formula="of:=[.C57]-[.C28]" office:value-type="float" office:value="-12220">
            <text:p>-12220</text:p>
          </table:table-cell>
          <table:table-cell table:style-name="ce45" table:formula="of:=[.D57]-[.D28]" office:value-type="float" office:value="-13210">
            <text:p>-13210</text:p>
          </table:table-cell>
          <table:table-cell table:style-name="ce45" table:formula="of:=[.E57]-[.E28]" office:value-type="float" office:value="-9230">
            <text:p>-9230</text:p>
          </table:table-cell>
          <table:table-cell table:style-name="ce48" table:formula="of:=[.F57]-[.F28]" office:value-type="float" office:value="910">
            <text:p>910</text:p>
          </table:table-cell>
          <table:table-cell table:style-name="ce45" table:formula="of:=[.G57]-[.G28]" office:value-type="float" office:value="-7690">
            <text:p>-7690</text:p>
          </table:table-cell>
          <table:table-cell table:style-name="ce45" table:formula="of:=[.H57]-[.H28]" office:value-type="float" office:value="-8910">
            <text:p>-8910</text:p>
          </table:table-cell>
          <table:table-cell table:style-name="ce48" table:formula="of:=[.I57]-[.I28]" office:value-type="float" office:value="2400">
            <text:p>2400</text:p>
          </table:table-cell>
          <table:table-cell table:style-name="ce48" table:formula="of:=[.J57]-[.J28]" office:value-type="float" office:value="5760">
            <text:p>5760</text:p>
          </table:table-cell>
          <table:table-cell table:style-name="ce76" table:formula="of:=[.K57]-[.K28]" office:value-type="float" office:value="-170">
            <text:p>-170</text:p>
          </table:table-cell>
          <table:table-cell table:number-columns-repeated="1013"/>
        </table:table-row>
      </table:table>
      <table:table table:name="300 iters" table:style-name="ta3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number-columns-repeated="8" table:default-cell-style-name="Default"/>
        <table:table-column table:style-name="co2" table:default-cell-style-name="ce63"/>
        <table:table-column table:style-name="co3" table:number-columns-repeated="246" table:default-cell-style-name="Default"/>
        <table:table-column table:style-name="co4" table:number-columns-repeated="767" table:default-cell-style-name="Default"/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11" office:value-type="float" office:value="2080">
            <text:p>2080</text:p>
          </table:table-cell>
          <table:table-cell table:style-name="ce28" office:value-type="float" office:value="2410">
            <text:p>2410</text:p>
          </table:table-cell>
          <table:table-cell table:style-name="ce28" office:value-type="float" office:value="2410">
            <text:p>2410</text:p>
          </table:table-cell>
          <table:table-cell table:style-name="ce28" office:value-type="float" office:value="2410">
            <text:p>2410</text:p>
          </table:table-cell>
          <table:table-cell table:style-name="ce75" office:value-type="float" office:value="2500">
            <text:p>2500</text:p>
          </table:table-cell>
          <table:table-cell table:style-name="ce28" office:value-type="float" office:value="2490">
            <text:p>249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0" office:value-type="float" office:value="2500">
            <text:p>2500</text:p>
          </table:table-cell>
          <table:table-cell table:style-name="ce5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12" office:value-type="float" office:value="2450">
            <text:p>2450</text:p>
          </table:table-cell>
          <table:table-cell table:style-name="ce29" office:value-type="float" office:value="2470">
            <text:p>2470</text:p>
          </table:table-cell>
          <table:table-cell table:style-name="ce29" office:value-type="float" office:value="2530">
            <text:p>2530</text:p>
          </table:table-cell>
          <table:table-cell table:style-name="ce32" office:value-type="float" office:value="2540">
            <text:p>2540</text:p>
          </table:table-cell>
          <table:table-cell table:style-name="ce32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32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49" office:value-type="float" office:value="2540">
            <text:p>2540</text:p>
          </table:table-cell>
          <table:table-cell table:style-name="ce53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13" office:value-type="float" office:value="2610">
            <text:p>2610</text:p>
          </table:table-cell>
          <table:table-cell table:style-name="ce30" office:value-type="float" office:value="2610">
            <text:p>261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46" office:value-type="float" office:value="2680">
            <text:p>2680</text:p>
          </table:table-cell>
          <table:table-cell table:style-name="ce54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14" office:value-type="float" office:value="1800">
            <text:p>180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31" office:value-type="float" office:value="2490">
            <text:p>2490</text:p>
          </table:table-cell>
          <table:table-cell table:style-name="ce55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12" office:value-type="float" office:value="2240">
            <text:p>224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32" office:value-type="float" office:value="2250">
            <text:p>2250</text:p>
          </table:table-cell>
          <table:table-cell table:style-name="ce56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15" office:value-type="float" office:value="1670">
            <text:p>167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33" office:value-type="float" office:value="2450">
            <text:p>2450</text:p>
          </table:table-cell>
          <table:table-cell table:style-name="ce5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12" office:value-type="float" office:value="1830">
            <text:p>18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12" office:value-type="float" office:value="1700">
            <text:p>1700</text:p>
          </table:table-cell>
          <table:table-cell table:style-name="ce29" office:value-type="float" office:value="1710">
            <text:p>171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830">
            <text:p>1830</text:p>
          </table:table-cell>
          <table:table-cell table:style-name="ce56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12" office:value-type="float" office:value="1740">
            <text:p>1740</text:p>
          </table:table-cell>
          <table:table-cell table:style-name="ce29" office:value-type="float" office:value="1740">
            <text:p>174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32" office:value-type="float" office:value="1930">
            <text:p>1930</text:p>
          </table:table-cell>
          <table:table-cell table:style-name="ce56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14" office:value-type="float" office:value="129760">
            <text:p>129760</text:p>
          </table:table-cell>
          <table:table-cell table:style-name="ce31" office:value-type="float" office:value="131520">
            <text:p>131520</text:p>
          </table:table-cell>
          <table:table-cell table:style-name="ce35" office:value-type="float" office:value="127680">
            <text:p>127680</text:p>
          </table:table-cell>
          <table:table-cell table:style-name="ce35" office:value-type="float" office:value="128760">
            <text:p>128760</text:p>
          </table:table-cell>
          <table:table-cell table:style-name="ce35" office:value-type="float" office:value="130150">
            <text:p>130150</text:p>
          </table:table-cell>
          <table:table-cell table:style-name="ce35" office:value-type="float" office:value="129300">
            <text:p>129300</text:p>
          </table:table-cell>
          <table:table-cell table:style-name="ce35" office:value-type="float" office:value="129460">
            <text:p>129460</text:p>
          </table:table-cell>
          <table:table-cell table:style-name="ce35" office:value-type="float" office:value="129400">
            <text:p>129400</text:p>
          </table:table-cell>
          <table:table-cell table:style-name="ce35" office:value-type="float" office:value="127010">
            <text:p>127010</text:p>
          </table:table-cell>
          <table:table-cell table:style-name="ce58" office:value-type="float" office:value="126160">
            <text:p>12616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12" office:value-type="float" office:value="140100">
            <text:p>140100</text:p>
          </table:table-cell>
          <table:table-cell table:style-name="ce32" office:value-type="float" office:value="144830">
            <text:p>144830</text:p>
          </table:table-cell>
          <table:table-cell table:style-name="ce29" office:value-type="float" office:value="143720">
            <text:p>143720</text:p>
          </table:table-cell>
          <table:table-cell table:style-name="ce29" office:value-type="float" office:value="143700">
            <text:p>143700</text:p>
          </table:table-cell>
          <table:table-cell table:style-name="ce29" office:value-type="float" office:value="142550">
            <text:p>142550</text:p>
          </table:table-cell>
          <table:table-cell table:style-name="ce29" office:value-type="float" office:value="143500">
            <text:p>143500</text:p>
          </table:table-cell>
          <table:table-cell table:style-name="ce29" office:value-type="float" office:value="142860">
            <text:p>142860</text:p>
          </table:table-cell>
          <table:table-cell table:style-name="ce29" office:value-type="float" office:value="140150">
            <text:p>140150</text:p>
          </table:table-cell>
          <table:table-cell table:style-name="ce29" office:value-type="float" office:value="142080">
            <text:p>142080</text:p>
          </table:table-cell>
          <table:table-cell table:style-name="ce59" office:value-type="float" office:value="139220">
            <text:p>13922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15" office:value-type="float" office:value="126490">
            <text:p>126490</text:p>
          </table:table-cell>
          <table:table-cell table:style-name="ce34" office:value-type="float" office:value="128660">
            <text:p>128660</text:p>
          </table:table-cell>
          <table:table-cell table:style-name="ce34" office:value-type="float" office:value="127640">
            <text:p>127640</text:p>
          </table:table-cell>
          <table:table-cell table:style-name="ce34" office:value-type="float" office:value="127840">
            <text:p>127840</text:p>
          </table:table-cell>
          <table:table-cell table:style-name="ce34" office:value-type="float" office:value="129170">
            <text:p>129170</text:p>
          </table:table-cell>
          <table:table-cell table:style-name="ce34" office:value-type="float" office:value="127440">
            <text:p>127440</text:p>
          </table:table-cell>
          <table:table-cell table:style-name="ce33" office:value-type="float" office:value="129430">
            <text:p>129430</text:p>
          </table:table-cell>
          <table:table-cell table:style-name="ce34" office:value-type="float" office:value="128150">
            <text:p>128150</text:p>
          </table:table-cell>
          <table:table-cell table:style-name="ce34" office:value-type="float" office:value="123750">
            <text:p>123750</text:p>
          </table:table-cell>
          <table:table-cell table:style-name="ce60" office:value-type="float" office:value="125630">
            <text:p>12563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12" office:value-type="float" office:value="105430">
            <text:p>105430</text:p>
          </table:table-cell>
          <table:table-cell table:style-name="ce29" office:value-type="float" office:value="108940">
            <text:p>108940</text:p>
          </table:table-cell>
          <table:table-cell table:style-name="ce29" office:value-type="float" office:value="107230">
            <text:p>107230</text:p>
          </table:table-cell>
          <table:table-cell table:style-name="ce29" office:value-type="float" office:value="109190">
            <text:p>109190</text:p>
          </table:table-cell>
          <table:table-cell table:style-name="ce29" office:value-type="float" office:value="107970">
            <text:p>107970</text:p>
          </table:table-cell>
          <table:table-cell table:style-name="ce29" office:value-type="float" office:value="105880">
            <text:p>105880</text:p>
          </table:table-cell>
          <table:table-cell table:style-name="ce32" office:value-type="float" office:value="109720">
            <text:p>109720</text:p>
          </table:table-cell>
          <table:table-cell table:style-name="ce29" office:value-type="float" office:value="107740">
            <text:p>107740</text:p>
          </table:table-cell>
          <table:table-cell table:style-name="ce29" office:value-type="float" office:value="107250">
            <text:p>107250</text:p>
          </table:table-cell>
          <table:table-cell table:style-name="ce59" office:value-type="float" office:value="106080">
            <text:p>10608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12" office:value-type="float" office:value="98000">
            <text:p>98000</text:p>
          </table:table-cell>
          <table:table-cell table:style-name="ce29" office:value-type="float" office:value="98470">
            <text:p>98470</text:p>
          </table:table-cell>
          <table:table-cell table:style-name="ce29" office:value-type="float" office:value="98290">
            <text:p>98290</text:p>
          </table:table-cell>
          <table:table-cell table:style-name="ce29" office:value-type="float" office:value="98100">
            <text:p>98100</text:p>
          </table:table-cell>
          <table:table-cell table:style-name="ce29" office:value-type="float" office:value="98670">
            <text:p>98670</text:p>
          </table:table-cell>
          <table:table-cell table:style-name="ce32" office:value-type="float" office:value="101310">
            <text:p>101310</text:p>
          </table:table-cell>
          <table:table-cell table:style-name="ce29" office:value-type="float" office:value="98030">
            <text:p>98030</text:p>
          </table:table-cell>
          <table:table-cell table:style-name="ce29" office:value-type="float" office:value="97310">
            <text:p>97310</text:p>
          </table:table-cell>
          <table:table-cell table:style-name="ce29" office:value-type="float" office:value="98080">
            <text:p>98080</text:p>
          </table:table-cell>
          <table:table-cell table:style-name="ce59" office:value-type="float" office:value="96880">
            <text:p>9688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12" office:value-type="float" office:value="104560">
            <text:p>104560</text:p>
          </table:table-cell>
          <table:table-cell table:style-name="ce29" office:value-type="float" office:value="106050">
            <text:p>106050</text:p>
          </table:table-cell>
          <table:table-cell table:style-name="ce29" office:value-type="float" office:value="105410">
            <text:p>105410</text:p>
          </table:table-cell>
          <table:table-cell table:style-name="ce29" office:value-type="float" office:value="106410">
            <text:p>106410</text:p>
          </table:table-cell>
          <table:table-cell table:style-name="ce29" office:value-type="float" office:value="106760">
            <text:p>106760</text:p>
          </table:table-cell>
          <table:table-cell table:style-name="ce32" office:value-type="float" office:value="107430">
            <text:p>107430</text:p>
          </table:table-cell>
          <table:table-cell table:style-name="ce29" office:value-type="float" office:value="106950">
            <text:p>106950</text:p>
          </table:table-cell>
          <table:table-cell table:style-name="ce29" office:value-type="float" office:value="104970">
            <text:p>104970</text:p>
          </table:table-cell>
          <table:table-cell table:style-name="ce29" office:value-type="float" office:value="103940">
            <text:p>103940</text:p>
          </table:table-cell>
          <table:table-cell table:style-name="ce59" office:value-type="float" office:value="104030">
            <text:p>10403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14" office:value-type="float" office:value="86670">
            <text:p>86670</text:p>
          </table:table-cell>
          <table:table-cell table:style-name="ce35" office:value-type="float" office:value="87280">
            <text:p>87280</text:p>
          </table:table-cell>
          <table:table-cell table:style-name="ce31" office:value-type="float" office:value="89260">
            <text:p>89260</text:p>
          </table:table-cell>
          <table:table-cell table:style-name="ce35" office:value-type="float" office:value="87500">
            <text:p>87500</text:p>
          </table:table-cell>
          <table:table-cell table:style-name="ce35" office:value-type="float" office:value="87460">
            <text:p>87460</text:p>
          </table:table-cell>
          <table:table-cell table:style-name="ce35" office:value-type="float" office:value="87550">
            <text:p>87550</text:p>
          </table:table-cell>
          <table:table-cell table:style-name="ce35" office:value-type="float" office:value="86670">
            <text:p>86670</text:p>
          </table:table-cell>
          <table:table-cell table:style-name="ce35" office:value-type="float" office:value="86340">
            <text:p>86340</text:p>
          </table:table-cell>
          <table:table-cell table:style-name="ce35" office:value-type="float" office:value="86110">
            <text:p>86110</text:p>
          </table:table-cell>
          <table:table-cell table:style-name="ce58" office:value-type="float" office:value="87250">
            <text:p>8725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12" office:value-type="float" office:value="84870">
            <text:p>84870</text:p>
          </table:table-cell>
          <table:table-cell table:style-name="ce29" office:value-type="float" office:value="86930">
            <text:p>86930</text:p>
          </table:table-cell>
          <table:table-cell table:style-name="ce29" office:value-type="float" office:value="86470">
            <text:p>86470</text:p>
          </table:table-cell>
          <table:table-cell table:style-name="ce29" office:value-type="float" office:value="87130">
            <text:p>87130</text:p>
          </table:table-cell>
          <table:table-cell table:style-name="ce29" office:value-type="float" office:value="86390">
            <text:p>86390</text:p>
          </table:table-cell>
          <table:table-cell table:style-name="ce29" office:value-type="float" office:value="86610">
            <text:p>86610</text:p>
          </table:table-cell>
          <table:table-cell table:style-name="ce29" office:value-type="float" office:value="85570">
            <text:p>85570</text:p>
          </table:table-cell>
          <table:table-cell table:style-name="ce29" office:value-type="float" office:value="85050">
            <text:p>85050</text:p>
          </table:table-cell>
          <table:table-cell table:style-name="ce29" office:value-type="float" office:value="86870">
            <text:p>86870</text:p>
          </table:table-cell>
          <table:table-cell table:style-name="ce56" office:value-type="float" office:value="87410">
            <text:p>8741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15" office:value-type="float" office:value="86750">
            <text:p>86750</text:p>
          </table:table-cell>
          <table:table-cell table:style-name="ce34" office:value-type="float" office:value="89010">
            <text:p>89010</text:p>
          </table:table-cell>
          <table:table-cell table:style-name="ce33" office:value-type="float" office:value="92410">
            <text:p>92410</text:p>
          </table:table-cell>
          <table:table-cell table:style-name="ce34" office:value-type="float" office:value="89090">
            <text:p>89090</text:p>
          </table:table-cell>
          <table:table-cell table:style-name="ce34" office:value-type="float" office:value="88100">
            <text:p>88100</text:p>
          </table:table-cell>
          <table:table-cell table:style-name="ce34" office:value-type="float" office:value="88520">
            <text:p>88520</text:p>
          </table:table-cell>
          <table:table-cell table:style-name="ce33" office:value-type="float" office:value="92410">
            <text:p>92410</text:p>
          </table:table-cell>
          <table:table-cell table:style-name="ce34" office:value-type="float" office:value="91990">
            <text:p>91990</text:p>
          </table:table-cell>
          <table:table-cell table:style-name="ce34" office:value-type="float" office:value="86690">
            <text:p>86690</text:p>
          </table:table-cell>
          <table:table-cell table:style-name="ce60" office:value-type="float" office:value="88900">
            <text:p>8890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12" office:value-type="float" office:value="439760">
            <text:p>439760</text:p>
          </table:table-cell>
          <table:table-cell table:style-name="ce29" office:value-type="float" office:value="436470">
            <text:p>436470</text:p>
          </table:table-cell>
          <table:table-cell table:style-name="ce29" office:value-type="float" office:value="437080">
            <text:p>437080</text:p>
          </table:table-cell>
          <table:table-cell table:style-name="ce29" office:value-type="float" office:value="440810">
            <text:p>440810</text:p>
          </table:table-cell>
          <table:table-cell table:style-name="ce29" office:value-type="float" office:value="435890">
            <text:p>435890</text:p>
          </table:table-cell>
          <table:table-cell table:style-name="ce29" office:value-type="float" office:value="435180">
            <text:p>435180</text:p>
          </table:table-cell>
          <table:table-cell table:style-name="ce29" office:value-type="float" office:value="437640">
            <text:p>437640</text:p>
          </table:table-cell>
          <table:table-cell table:style-name="ce32" office:value-type="float" office:value="450310">
            <text:p>450310</text:p>
          </table:table-cell>
          <table:table-cell table:style-name="ce29" office:value-type="float" office:value="428780">
            <text:p>428780</text:p>
          </table:table-cell>
          <table:table-cell table:style-name="ce59" office:value-type="float" office:value="422500">
            <text:p>42250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16" office:value-type="float" office:value="453400">
            <text:p>453400</text:p>
          </table:table-cell>
          <table:table-cell table:style-name="ce29" office:value-type="float" office:value="444920">
            <text:p>444920</text:p>
          </table:table-cell>
          <table:table-cell table:style-name="ce29" office:value-type="float" office:value="449090">
            <text:p>449090</text:p>
          </table:table-cell>
          <table:table-cell table:style-name="ce29" office:value-type="float" office:value="452880">
            <text:p>452880</text:p>
          </table:table-cell>
          <table:table-cell table:style-name="ce29" office:value-type="float" office:value="447550">
            <text:p>447550</text:p>
          </table:table-cell>
          <table:table-cell table:style-name="ce29" office:value-type="float" office:value="446850">
            <text:p>446850</text:p>
          </table:table-cell>
          <table:table-cell table:style-name="ce29" office:value-type="float" office:value="443040">
            <text:p>443040</text:p>
          </table:table-cell>
          <table:table-cell table:style-name="ce29" office:value-type="float" office:value="437320">
            <text:p>437320</text:p>
          </table:table-cell>
          <table:table-cell table:style-name="ce29" office:value-type="float" office:value="428170">
            <text:p>428170</text:p>
          </table:table-cell>
          <table:table-cell table:style-name="ce59" office:value-type="float" office:value="431800">
            <text:p>43180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12" office:value-type="float" office:value="459290">
            <text:p>459290</text:p>
          </table:table-cell>
          <table:table-cell table:style-name="ce29" office:value-type="float" office:value="458870">
            <text:p>458870</text:p>
          </table:table-cell>
          <table:table-cell table:style-name="ce32" office:value-type="float" office:value="463050">
            <text:p>463050</text:p>
          </table:table-cell>
          <table:table-cell table:style-name="ce29" office:value-type="float" office:value="457950">
            <text:p>457950</text:p>
          </table:table-cell>
          <table:table-cell table:style-name="ce29" office:value-type="float" office:value="460540">
            <text:p>460540</text:p>
          </table:table-cell>
          <table:table-cell table:style-name="ce29" office:value-type="float" office:value="457710">
            <text:p>457710</text:p>
          </table:table-cell>
          <table:table-cell table:style-name="ce29" office:value-type="float" office:value="457850">
            <text:p>457850</text:p>
          </table:table-cell>
          <table:table-cell table:style-name="ce29" office:value-type="float" office:value="461120">
            <text:p>461120</text:p>
          </table:table-cell>
          <table:table-cell table:style-name="ce29" office:value-type="float" office:value="450510">
            <text:p>450510</text:p>
          </table:table-cell>
          <table:table-cell table:style-name="ce59" office:value-type="float" office:value="456400">
            <text:p>45640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14" office:value-type="float" office:value="334920">
            <text:p>334920</text:p>
          </table:table-cell>
          <table:table-cell table:style-name="ce31" office:value-type="float" office:value="340570">
            <text:p>340570</text:p>
          </table:table-cell>
          <table:table-cell table:style-name="ce35" office:value-type="float" office:value="339930">
            <text:p>339930</text:p>
          </table:table-cell>
          <table:table-cell table:style-name="ce35" office:value-type="float" office:value="334640">
            <text:p>334640</text:p>
          </table:table-cell>
          <table:table-cell table:style-name="ce35" office:value-type="float" office:value="338470">
            <text:p>338470</text:p>
          </table:table-cell>
          <table:table-cell table:style-name="ce35" office:value-type="float" office:value="339330">
            <text:p>339330</text:p>
          </table:table-cell>
          <table:table-cell table:style-name="ce35" office:value-type="float" office:value="338360">
            <text:p>338360</text:p>
          </table:table-cell>
          <table:table-cell table:style-name="ce35" office:value-type="float" office:value="333230">
            <text:p>333230</text:p>
          </table:table-cell>
          <table:table-cell table:style-name="ce35" office:value-type="float" office:value="333830">
            <text:p>333830</text:p>
          </table:table-cell>
          <table:table-cell table:style-name="ce58" office:value-type="float" office:value="324440">
            <text:p>32444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12" office:value-type="float" office:value="325520">
            <text:p>325520</text:p>
          </table:table-cell>
          <table:table-cell table:style-name="ce29" office:value-type="float" office:value="326550">
            <text:p>326550</text:p>
          </table:table-cell>
          <table:table-cell table:style-name="ce32" office:value-type="float" office:value="332110">
            <text:p>332110</text:p>
          </table:table-cell>
          <table:table-cell table:style-name="ce29" office:value-type="float" office:value="324750">
            <text:p>324750</text:p>
          </table:table-cell>
          <table:table-cell table:style-name="ce29" office:value-type="float" office:value="320300">
            <text:p>320300</text:p>
          </table:table-cell>
          <table:table-cell table:style-name="ce29" office:value-type="float" office:value="321570">
            <text:p>321570</text:p>
          </table:table-cell>
          <table:table-cell table:style-name="ce29" office:value-type="float" office:value="324400">
            <text:p>324400</text:p>
          </table:table-cell>
          <table:table-cell table:style-name="ce29" office:value-type="float" office:value="316600">
            <text:p>316600</text:p>
          </table:table-cell>
          <table:table-cell table:style-name="ce29" office:value-type="float" office:value="316290">
            <text:p>316290</text:p>
          </table:table-cell>
          <table:table-cell table:style-name="ce59" office:value-type="float" office:value="311020">
            <text:p>31102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15" office:value-type="float" office:value="344930">
            <text:p>344930</text:p>
          </table:table-cell>
          <table:table-cell table:style-name="ce33" office:value-type="float" office:value="353830">
            <text:p>353830</text:p>
          </table:table-cell>
          <table:table-cell table:style-name="ce34" office:value-type="float" office:value="349180">
            <text:p>349180</text:p>
          </table:table-cell>
          <table:table-cell table:style-name="ce34" office:value-type="float" office:value="349400">
            <text:p>349400</text:p>
          </table:table-cell>
          <table:table-cell table:style-name="ce34" office:value-type="float" office:value="344230">
            <text:p>344230</text:p>
          </table:table-cell>
          <table:table-cell table:style-name="ce34" office:value-type="float" office:value="347830">
            <text:p>347830</text:p>
          </table:table-cell>
          <table:table-cell table:style-name="ce34" office:value-type="float" office:value="347990">
            <text:p>347990</text:p>
          </table:table-cell>
          <table:table-cell table:style-name="ce34" office:value-type="float" office:value="342160">
            <text:p>342160</text:p>
          </table:table-cell>
          <table:table-cell table:style-name="ce34" office:value-type="float" office:value="345660">
            <text:p>345660</text:p>
          </table:table-cell>
          <table:table-cell table:style-name="ce60" office:value-type="float" office:value="334560">
            <text:p>33456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12" office:value-type="float" office:value="308390">
            <text:p>308390</text:p>
          </table:table-cell>
          <table:table-cell table:style-name="ce29" office:value-type="float" office:value="308560">
            <text:p>308560</text:p>
          </table:table-cell>
          <table:table-cell table:style-name="ce29" office:value-type="float" office:value="311740">
            <text:p>311740</text:p>
          </table:table-cell>
          <table:table-cell table:style-name="ce32" office:value-type="float" office:value="312490">
            <text:p>312490</text:p>
          </table:table-cell>
          <table:table-cell table:style-name="ce29" office:value-type="float" office:value="309150">
            <text:p>309150</text:p>
          </table:table-cell>
          <table:table-cell table:style-name="ce29" office:value-type="float" office:value="303490">
            <text:p>303490</text:p>
          </table:table-cell>
          <table:table-cell table:style-name="ce29" office:value-type="float" office:value="309200">
            <text:p>309200</text:p>
          </table:table-cell>
          <table:table-cell table:style-name="ce29" office:value-type="float" office:value="309660">
            <text:p>309660</text:p>
          </table:table-cell>
          <table:table-cell table:style-name="ce29" office:value-type="float" office:value="301590">
            <text:p>301590</text:p>
          </table:table-cell>
          <table:table-cell table:style-name="ce59" office:value-type="float" office:value="301960">
            <text:p>30196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12" office:value-type="float" office:value="283120">
            <text:p>283120</text:p>
          </table:table-cell>
          <table:table-cell table:style-name="ce29" office:value-type="float" office:value="281680">
            <text:p>281680</text:p>
          </table:table-cell>
          <table:table-cell table:style-name="ce29" office:value-type="float" office:value="277600">
            <text:p>277600</text:p>
          </table:table-cell>
          <table:table-cell table:style-name="ce32" office:value-type="float" office:value="290150">
            <text:p>290150</text:p>
          </table:table-cell>
          <table:table-cell table:style-name="ce29" office:value-type="float" office:value="280970">
            <text:p>280970</text:p>
          </table:table-cell>
          <table:table-cell table:style-name="ce29" office:value-type="float" office:value="280390">
            <text:p>280390</text:p>
          </table:table-cell>
          <table:table-cell table:style-name="ce29" office:value-type="float" office:value="275790">
            <text:p>275790</text:p>
          </table:table-cell>
          <table:table-cell table:style-name="ce29" office:value-type="float" office:value="281770">
            <text:p>281770</text:p>
          </table:table-cell>
          <table:table-cell table:style-name="ce29" office:value-type="float" office:value="281410">
            <text:p>281410</text:p>
          </table:table-cell>
          <table:table-cell table:style-name="ce59" office:value-type="float" office:value="272980">
            <text:p>27298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13" office:value-type="float" office:value="296350">
            <text:p>296350</text:p>
          </table:table-cell>
          <table:table-cell table:style-name="ce30" office:value-type="float" office:value="305380">
            <text:p>305380</text:p>
          </table:table-cell>
          <table:table-cell table:style-name="ce30" office:value-type="float" office:value="297710">
            <text:p>297710</text:p>
          </table:table-cell>
          <table:table-cell table:style-name="ce47" office:value-type="float" office:value="305590">
            <text:p>305590</text:p>
          </table:table-cell>
          <table:table-cell table:style-name="ce30" office:value-type="float" office:value="297570">
            <text:p>297570</text:p>
          </table:table-cell>
          <table:table-cell table:style-name="ce30" office:value-type="float" office:value="299420">
            <text:p>299420</text:p>
          </table:table-cell>
          <table:table-cell table:style-name="ce30" office:value-type="float" office:value="293480">
            <text:p>293480</text:p>
          </table:table-cell>
          <table:table-cell table:style-name="ce30" office:value-type="float" office:value="297520">
            <text:p>297520</text:p>
          </table:table-cell>
          <table:table-cell table:style-name="ce30" office:value-type="float" office:value="290560">
            <text:p>290560</text:p>
          </table:table-cell>
          <table:table-cell table:style-name="ce61" office:value-type="float" office:value="294510">
            <text:p>29451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2">
          <table:table-cell table:style-name="ce7" office:value-type="string">
            <text:p>Tipo de Grafo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2">
            <text:p>0.2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4">
            <text:p>0.4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.6">
            <text:p>0.6</text:p>
          </table:table-cell>
          <table:table-cell table:style-name="ce7" office:value-type="float" office:value="0.7">
            <text:p>0.7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0.9">
            <text:p>0.9</text:p>
          </table:table-cell>
          <table:table-cell table:style-name="ce7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1) 30 nds BD</text:p>
          </table:table-cell>
          <table:table-cell table:style-name="ce17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36" office:value-type="float" office:value="2500">
            <text:p>2500</text:p>
          </table:table-cell>
          <table:table-cell table:style-name="ce62" office:value-type="float" office:value="2500">
            <text:p>25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BD</text:p>
          </table:table-cell>
          <table:table-cell table:number-columns-repeated="3" office:value-type="float" office:value="2510">
            <text:p>2510</text:p>
          </table:table-cell>
          <table:table-cell table:number-columns-repeated="7" office:value-type="float" office:value="2540">
            <text:p>25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BD</text:p>
          </table:table-cell>
          <table:table-cell table:number-columns-repeated="10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MD</text:p>
          </table:table-cell>
          <table:table-cell table:number-columns-repeated="10" office:value-type="float" office:value="2490">
            <text:p>249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MD</text:p>
          </table:table-cell>
          <table:table-cell table:number-columns-repeated="10" office:value-type="float" office:value="2250">
            <text:p>2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MD</text:p>
          </table:table-cell>
          <table:table-cell table:number-columns-repeated="3" office:value-type="float" office:value="2170">
            <text:p>2170</text:p>
          </table:table-cell>
          <table:table-cell table:number-columns-repeated="7" office:value-type="float" office:value="2450">
            <text:p>24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 nds AD</text:p>
          </table:table-cell>
          <table:table-cell table:number-columns-repeated="10" office:value-type="float" office:value="1830">
            <text:p>18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 nds AD</text:p>
          </table:table-cell>
          <table:table-cell table:number-columns-repeated="10" office:value-type="float" office:value="1930">
            <text:p>19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BD</text:p>
          </table:table-cell>
          <table:table-cell office:value-type="float" office:value="125620">
            <text:p>125620</text:p>
          </table:table-cell>
          <table:table-cell office:value-type="float" office:value="130510">
            <text:p>130510</text:p>
          </table:table-cell>
          <table:table-cell office:value-type="float" office:value="127640">
            <text:p>127640</text:p>
          </table:table-cell>
          <table:table-cell office:value-type="float" office:value="127260">
            <text:p>127260</text:p>
          </table:table-cell>
          <table:table-cell office:value-type="float" office:value="127510">
            <text:p>127510</text:p>
          </table:table-cell>
          <table:table-cell office:value-type="float" office:value="127620">
            <text:p>127620</text:p>
          </table:table-cell>
          <table:table-cell office:value-type="float" office:value="128810">
            <text:p>128810</text:p>
          </table:table-cell>
          <table:table-cell office:value-type="float" office:value="128620">
            <text:p>128620</text:p>
          </table:table-cell>
          <table:table-cell office:value-type="float" office:value="125630">
            <text:p>125630</text:p>
          </table:table-cell>
          <table:table-cell office:value-type="float" office:value="127250">
            <text:p>1272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BD</text:p>
          </table:table-cell>
          <table:table-cell office:value-type="float" office:value="143960">
            <text:p>143960</text:p>
          </table:table-cell>
          <table:table-cell office:value-type="float" office:value="143550">
            <text:p>143550</text:p>
          </table:table-cell>
          <table:table-cell office:value-type="float" office:value="142070">
            <text:p>142070</text:p>
          </table:table-cell>
          <table:table-cell office:value-type="float" office:value="142130">
            <text:p>142130</text:p>
          </table:table-cell>
          <table:table-cell office:value-type="float" office:value="143320">
            <text:p>143320</text:p>
          </table:table-cell>
          <table:table-cell office:value-type="float" office:value="143020">
            <text:p>143020</text:p>
          </table:table-cell>
          <table:table-cell office:value-type="float" office:value="141840">
            <text:p>141840</text:p>
          </table:table-cell>
          <table:table-cell office:value-type="float" office:value="142340">
            <text:p>142340</text:p>
          </table:table-cell>
          <table:table-cell office:value-type="float" office:value="141570">
            <text:p>141570</text:p>
          </table:table-cell>
          <table:table-cell office:value-type="float" office:value="142680">
            <text:p>1426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BD</text:p>
          </table:table-cell>
          <table:table-cell office:value-type="float" office:value="122600">
            <text:p>122600</text:p>
          </table:table-cell>
          <table:table-cell office:value-type="float" office:value="124310">
            <text:p>124310</text:p>
          </table:table-cell>
          <table:table-cell office:value-type="float" office:value="121550">
            <text:p>121550</text:p>
          </table:table-cell>
          <table:table-cell office:value-type="float" office:value="122440">
            <text:p>122440</text:p>
          </table:table-cell>
          <table:table-cell office:value-type="float" office:value="124050">
            <text:p>124050</text:p>
          </table:table-cell>
          <table:table-cell office:value-type="float" office:value="121680">
            <text:p>121680</text:p>
          </table:table-cell>
          <table:table-cell office:value-type="float" office:value="123980">
            <text:p>123980</text:p>
          </table:table-cell>
          <table:table-cell office:value-type="float" office:value="123470">
            <text:p>123470</text:p>
          </table:table-cell>
          <table:table-cell office:value-type="float" office:value="121630">
            <text:p>121630</text:p>
          </table:table-cell>
          <table:table-cell office:value-type="float" office:value="129370">
            <text:p>1293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MD</text:p>
          </table:table-cell>
          <table:table-cell office:value-type="float" office:value="107130">
            <text:p>107130</text:p>
          </table:table-cell>
          <table:table-cell office:value-type="float" office:value="107940">
            <text:p>107940</text:p>
          </table:table-cell>
          <table:table-cell office:value-type="float" office:value="111010">
            <text:p>111010</text:p>
          </table:table-cell>
          <table:table-cell office:value-type="float" office:value="107130">
            <text:p>107130</text:p>
          </table:table-cell>
          <table:table-cell office:value-type="float" office:value="105930">
            <text:p>105930</text:p>
          </table:table-cell>
          <table:table-cell office:value-type="float" office:value="110640">
            <text:p>110640</text:p>
          </table:table-cell>
          <table:table-cell office:value-type="float" office:value="107990">
            <text:p>107990</text:p>
          </table:table-cell>
          <table:table-cell office:value-type="float" office:value="107090">
            <text:p>107090</text:p>
          </table:table-cell>
          <table:table-cell office:value-type="float" office:value="106220">
            <text:p>106220</text:p>
          </table:table-cell>
          <table:table-cell office:value-type="float" office:value="107600">
            <text:p>1076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MD</text:p>
          </table:table-cell>
          <table:table-cell table:number-columns-repeated="2" office:value-type="float" office:value="99660">
            <text:p>99660</text:p>
          </table:table-cell>
          <table:table-cell office:value-type="float" office:value="98460">
            <text:p>98460</text:p>
          </table:table-cell>
          <table:table-cell office:value-type="float" office:value="97600">
            <text:p>97600</text:p>
          </table:table-cell>
          <table:table-cell office:value-type="float" office:value="99630">
            <text:p>99630</text:p>
          </table:table-cell>
          <table:table-cell office:value-type="float" office:value="96840">
            <text:p>96840</text:p>
          </table:table-cell>
          <table:table-cell office:value-type="float" office:value="98430">
            <text:p>98430</text:p>
          </table:table-cell>
          <table:table-cell office:value-type="float" office:value="98660">
            <text:p>98660</text:p>
          </table:table-cell>
          <table:table-cell office:value-type="float" office:value="96000">
            <text:p>96000</text:p>
          </table:table-cell>
          <table:table-cell office:value-type="float" office:value="97960">
            <text:p>979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MD</text:p>
          </table:table-cell>
          <table:table-cell office:value-type="float" office:value="104120">
            <text:p>104120</text:p>
          </table:table-cell>
          <table:table-cell office:value-type="float" office:value="105810">
            <text:p>105810</text:p>
          </table:table-cell>
          <table:table-cell office:value-type="float" office:value="106090">
            <text:p>106090</text:p>
          </table:table-cell>
          <table:table-cell office:value-type="float" office:value="107450">
            <text:p>107450</text:p>
          </table:table-cell>
          <table:table-cell office:value-type="float" office:value="103570">
            <text:p>103570</text:p>
          </table:table-cell>
          <table:table-cell office:value-type="float" office:value="106030">
            <text:p>106030</text:p>
          </table:table-cell>
          <table:table-cell office:value-type="float" office:value="103900">
            <text:p>103900</text:p>
          </table:table-cell>
          <table:table-cell office:value-type="float" office:value="104890">
            <text:p>104890</text:p>
          </table:table-cell>
          <table:table-cell office:value-type="float" office:value="103220">
            <text:p>103220</text:p>
          </table:table-cell>
          <table:table-cell office:value-type="float" office:value="105170">
            <text:p>10517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300 nds AD</text:p>
          </table:table-cell>
          <table:table-cell office:value-type="float" office:value="86270">
            <text:p>86270</text:p>
          </table:table-cell>
          <table:table-cell office:value-type="float" office:value="86330">
            <text:p>86330</text:p>
          </table:table-cell>
          <table:table-cell office:value-type="float" office:value="87750">
            <text:p>87750</text:p>
          </table:table-cell>
          <table:table-cell office:value-type="float" office:value="86770">
            <text:p>86770</text:p>
          </table:table-cell>
          <table:table-cell office:value-type="float" office:value="85190">
            <text:p>85190</text:p>
          </table:table-cell>
          <table:table-cell office:value-type="float" office:value="85530">
            <text:p>85530</text:p>
          </table:table-cell>
          <table:table-cell office:value-type="float" office:value="85740">
            <text:p>85740</text:p>
          </table:table-cell>
          <table:table-cell office:value-type="float" office:value="87280">
            <text:p>87280</text:p>
          </table:table-cell>
          <table:table-cell office:value-type="float" office:value="84480">
            <text:p>84480</text:p>
          </table:table-cell>
          <table:table-cell office:value-type="float" office:value="86280">
            <text:p>862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300 nds AD</text:p>
          </table:table-cell>
          <table:table-cell office:value-type="float" office:value="85960">
            <text:p>85960</text:p>
          </table:table-cell>
          <table:table-cell office:value-type="float" office:value="85170">
            <text:p>85170</text:p>
          </table:table-cell>
          <table:table-cell office:value-type="float" office:value="86760">
            <text:p>86760</text:p>
          </table:table-cell>
          <table:table-cell office:value-type="float" office:value="86920">
            <text:p>86920</text:p>
          </table:table-cell>
          <table:table-cell office:value-type="float" office:value="88350">
            <text:p>88350</text:p>
          </table:table-cell>
          <table:table-cell office:value-type="float" office:value="85910">
            <text:p>85910</text:p>
          </table:table-cell>
          <table:table-cell office:value-type="float" office:value="85570">
            <text:p>85570</text:p>
          </table:table-cell>
          <table:table-cell office:value-type="float" office:value="86410">
            <text:p>86410</text:p>
          </table:table-cell>
          <table:table-cell office:value-type="float" office:value="86060">
            <text:p>86060</text:p>
          </table:table-cell>
          <table:table-cell office:value-type="float" office:value="87580">
            <text:p>8758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300 nds AD</text:p>
          </table:table-cell>
          <table:table-cell office:value-type="float" office:value="84060">
            <text:p>84060</text:p>
          </table:table-cell>
          <table:table-cell office:value-type="float" office:value="91690">
            <text:p>91690</text:p>
          </table:table-cell>
          <table:table-cell office:value-type="float" office:value="87090">
            <text:p>87090</text:p>
          </table:table-cell>
          <table:table-cell office:value-type="float" office:value="86120">
            <text:p>86120</text:p>
          </table:table-cell>
          <table:table-cell office:value-type="float" office:value="89100">
            <text:p>89100</text:p>
          </table:table-cell>
          <table:table-cell office:value-type="float" office:value="88520">
            <text:p>88520</text:p>
          </table:table-cell>
          <table:table-cell office:value-type="float" office:value="90370">
            <text:p>90370</text:p>
          </table:table-cell>
          <table:table-cell office:value-type="float" office:value="86950">
            <text:p>86950</text:p>
          </table:table-cell>
          <table:table-cell office:value-type="float" office:value="89320">
            <text:p>89320</text:p>
          </table:table-cell>
          <table:table-cell office:value-type="float" office:value="87230">
            <text:p>8723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BD</text:p>
          </table:table-cell>
          <table:table-cell office:value-type="float" office:value="430330">
            <text:p>430330</text:p>
          </table:table-cell>
          <table:table-cell office:value-type="float" office:value="432360">
            <text:p>432360</text:p>
          </table:table-cell>
          <table:table-cell office:value-type="float" office:value="437450">
            <text:p>437450</text:p>
          </table:table-cell>
          <table:table-cell office:value-type="float" office:value="425990">
            <text:p>425990</text:p>
          </table:table-cell>
          <table:table-cell office:value-type="float" office:value="437360">
            <text:p>437360</text:p>
          </table:table-cell>
          <table:table-cell office:value-type="float" office:value="431700">
            <text:p>431700</text:p>
          </table:table-cell>
          <table:table-cell office:value-type="float" office:value="424580">
            <text:p>424580</text:p>
          </table:table-cell>
          <table:table-cell office:value-type="float" office:value="428120">
            <text:p>428120</text:p>
          </table:table-cell>
          <table:table-cell office:value-type="float" office:value="421580">
            <text:p>421580</text:p>
          </table:table-cell>
          <table:table-cell office:value-type="float" office:value="421920">
            <text:p>4219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BD</text:p>
          </table:table-cell>
          <table:table-cell office:value-type="float" office:value="437670">
            <text:p>437670</text:p>
          </table:table-cell>
          <table:table-cell office:value-type="float" office:value="432610">
            <text:p>432610</text:p>
          </table:table-cell>
          <table:table-cell office:value-type="float" office:value="442780">
            <text:p>442780</text:p>
          </table:table-cell>
          <table:table-cell office:value-type="float" office:value="442460">
            <text:p>442460</text:p>
          </table:table-cell>
          <table:table-cell office:value-type="float" office:value="440410">
            <text:p>440410</text:p>
          </table:table-cell>
          <table:table-cell office:value-type="float" office:value="437820">
            <text:p>437820</text:p>
          </table:table-cell>
          <table:table-cell office:value-type="float" office:value="439090">
            <text:p>439090</text:p>
          </table:table-cell>
          <table:table-cell office:value-type="float" office:value="434350">
            <text:p>434350</text:p>
          </table:table-cell>
          <table:table-cell office:value-type="float" office:value="425940">
            <text:p>425940</text:p>
          </table:table-cell>
          <table:table-cell office:value-type="float" office:value="443160">
            <text:p>44316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BD</text:p>
          </table:table-cell>
          <table:table-cell office:value-type="float" office:value="458210">
            <text:p>458210</text:p>
          </table:table-cell>
          <table:table-cell office:value-type="float" office:value="470430">
            <text:p>470430</text:p>
          </table:table-cell>
          <table:table-cell office:value-type="float" office:value="461150">
            <text:p>461150</text:p>
          </table:table-cell>
          <table:table-cell office:value-type="float" office:value="463340">
            <text:p>463340</text:p>
          </table:table-cell>
          <table:table-cell office:value-type="float" office:value="454910">
            <text:p>454910</text:p>
          </table:table-cell>
          <table:table-cell office:value-type="float" office:value="459480">
            <text:p>459480</text:p>
          </table:table-cell>
          <table:table-cell office:value-type="float" office:value="461940">
            <text:p>461940</text:p>
          </table:table-cell>
          <table:table-cell office:value-type="float" office:value="449890">
            <text:p>449890</text:p>
          </table:table-cell>
          <table:table-cell office:value-type="float" office:value="459340">
            <text:p>459340</text:p>
          </table:table-cell>
          <table:table-cell office:value-type="float" office:value="449400">
            <text:p>44940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MD</text:p>
          </table:table-cell>
          <table:table-cell office:value-type="float" office:value="336630">
            <text:p>336630</text:p>
          </table:table-cell>
          <table:table-cell office:value-type="float" office:value="341990">
            <text:p>341990</text:p>
          </table:table-cell>
          <table:table-cell office:value-type="float" office:value="335670">
            <text:p>335670</text:p>
          </table:table-cell>
          <table:table-cell office:value-type="float" office:value="335210">
            <text:p>335210</text:p>
          </table:table-cell>
          <table:table-cell office:value-type="float" office:value="333570">
            <text:p>333570</text:p>
          </table:table-cell>
          <table:table-cell office:value-type="float" office:value="336950">
            <text:p>336950</text:p>
          </table:table-cell>
          <table:table-cell office:value-type="float" office:value="333480">
            <text:p>333480</text:p>
          </table:table-cell>
          <table:table-cell office:value-type="float" office:value="333830">
            <text:p>333830</text:p>
          </table:table-cell>
          <table:table-cell office:value-type="float" office:value="330110">
            <text:p>330110</text:p>
          </table:table-cell>
          <table:table-cell office:value-type="float" office:value="326350">
            <text:p>32635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MD</text:p>
          </table:table-cell>
          <table:table-cell office:value-type="float" office:value="323620">
            <text:p>323620</text:p>
          </table:table-cell>
          <table:table-cell office:value-type="float" office:value="325830">
            <text:p>325830</text:p>
          </table:table-cell>
          <table:table-cell office:value-type="float" office:value="315230">
            <text:p>315230</text:p>
          </table:table-cell>
          <table:table-cell office:value-type="float" office:value="318780">
            <text:p>318780</text:p>
          </table:table-cell>
          <table:table-cell office:value-type="float" office:value="312370">
            <text:p>312370</text:p>
          </table:table-cell>
          <table:table-cell office:value-type="float" office:value="323510">
            <text:p>323510</text:p>
          </table:table-cell>
          <table:table-cell office:value-type="float" office:value="314870">
            <text:p>314870</text:p>
          </table:table-cell>
          <table:table-cell office:value-type="float" office:value="312050">
            <text:p>312050</text:p>
          </table:table-cell>
          <table:table-cell office:value-type="float" office:value="316370">
            <text:p>316370</text:p>
          </table:table-cell>
          <table:table-cell office:value-type="float" office:value="312520">
            <text:p>3125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3) 700 nds MD</text:p>
          </table:table-cell>
          <table:table-cell office:value-type="float" office:value="341320">
            <text:p>341320</text:p>
          </table:table-cell>
          <table:table-cell office:value-type="float" office:value="341360">
            <text:p>341360</text:p>
          </table:table-cell>
          <table:table-cell office:value-type="float" office:value="349900">
            <text:p>349900</text:p>
          </table:table-cell>
          <table:table-cell office:value-type="float" office:value="341530">
            <text:p>341530</text:p>
          </table:table-cell>
          <table:table-cell office:value-type="float" office:value="337580">
            <text:p>337580</text:p>
          </table:table-cell>
          <table:table-cell office:value-type="float" office:value="336160">
            <text:p>336160</text:p>
          </table:table-cell>
          <table:table-cell office:value-type="float" office:value="344010">
            <text:p>344010</text:p>
          </table:table-cell>
          <table:table-cell office:value-type="float" office:value="333070">
            <text:p>333070</text:p>
          </table:table-cell>
          <table:table-cell office:value-type="float" office:value="338990">
            <text:p>338990</text:p>
          </table:table-cell>
          <table:table-cell office:value-type="float" office:value="336340">
            <text:p>33634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1) 700 nds AD</text:p>
          </table:table-cell>
          <table:table-cell office:value-type="float" office:value="304170">
            <text:p>304170</text:p>
          </table:table-cell>
          <table:table-cell office:value-type="float" office:value="303010">
            <text:p>303010</text:p>
          </table:table-cell>
          <table:table-cell office:value-type="float" office:value="307730">
            <text:p>307730</text:p>
          </table:table-cell>
          <table:table-cell office:value-type="float" office:value="304470">
            <text:p>304470</text:p>
          </table:table-cell>
          <table:table-cell office:value-type="float" office:value="307720">
            <text:p>307720</text:p>
          </table:table-cell>
          <table:table-cell office:value-type="float" office:value="301190">
            <text:p>301190</text:p>
          </table:table-cell>
          <table:table-cell office:value-type="float" office:value="302030">
            <text:p>302030</text:p>
          </table:table-cell>
          <table:table-cell office:value-type="float" office:value="298910">
            <text:p>298910</text:p>
          </table:table-cell>
          <table:table-cell office:value-type="float" office:value="296620">
            <text:p>296620</text:p>
          </table:table-cell>
          <table:table-cell office:value-type="float" office:value="311820">
            <text:p>311820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2) 700 nds AD</text:p>
          </table:table-cell>
          <table:table-cell office:value-type="float" office:value="274420">
            <text:p>274420</text:p>
          </table:table-cell>
          <table:table-cell office:value-type="float" office:value="280540">
            <text:p>280540</text:p>
          </table:table-cell>
          <table:table-cell office:value-type="float" office:value="283070">
            <text:p>283070</text:p>
          </table:table-cell>
          <table:table-cell office:value-type="float" office:value="283490">
            <text:p>283490</text:p>
          </table:table-cell>
          <table:table-cell office:value-type="float" office:value="283920">
            <text:p>283920</text:p>
          </table:table-cell>
          <table:table-cell office:value-type="float" office:value="277810">
            <text:p>277810</text:p>
          </table:table-cell>
          <table:table-cell office:value-type="float" office:value="282930">
            <text:p>282930</text:p>
          </table:table-cell>
          <table:table-cell office:value-type="float" office:value="275140">
            <text:p>275140</text:p>
          </table:table-cell>
          <table:table-cell office:value-type="float" office:value="275600">
            <text:p>275600</text:p>
          </table:table-cell>
          <table:table-cell office:value-type="float" office:value="271190">
            <text:p>271190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3) 700 nds AD</text:p>
          </table:table-cell>
          <table:table-cell table:style-name="ce19" office:value-type="float" office:value="294710">
            <text:p>294710</text:p>
          </table:table-cell>
          <table:table-cell table:style-name="ce37" office:value-type="float" office:value="293950">
            <text:p>293950</text:p>
          </table:table-cell>
          <table:table-cell table:style-name="ce37" office:value-type="float" office:value="295130">
            <text:p>295130</text:p>
          </table:table-cell>
          <table:table-cell table:style-name="ce37" office:value-type="float" office:value="290180">
            <text:p>290180</text:p>
          </table:table-cell>
          <table:table-cell table:style-name="ce37" office:value-type="float" office:value="296410">
            <text:p>296410</text:p>
          </table:table-cell>
          <table:table-cell table:style-name="ce37" office:value-type="float" office:value="287420">
            <text:p>287420</text:p>
          </table:table-cell>
          <table:table-cell table:style-name="ce37" office:value-type="float" office:value="292550">
            <text:p>292550</text:p>
          </table:table-cell>
          <table:table-cell table:style-name="ce37" office:value-type="float" office:value="299710">
            <text:p>299710</text:p>
          </table:table-cell>
          <table:table-cell table:style-name="ce37" office:value-type="float" office:value="292790">
            <text:p>292790</text:p>
          </table:table-cell>
          <table:table-cell table:style-name="ce64" office:value-type="float" office:value="289410">
            <text:p>28941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>
            <text:p>Tipo de Grafo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) 30 nds BD</text:p>
          </table:table-cell>
          <table:table-cell table:style-name="ce20" table:formula="of:=[.B31]-[.B2]" office:value-type="float" office:value="420">
            <text:p>420</text:p>
          </table:table-cell>
          <table:table-cell table:style-name="ce38" table:formula="of:=[.C31]-[.C2]" office:value-type="float" office:value="90">
            <text:p>90</text:p>
          </table:table-cell>
          <table:table-cell table:style-name="ce38" table:formula="of:=[.D31]-[.D2]" office:value-type="float" office:value="90">
            <text:p>90</text:p>
          </table:table-cell>
          <table:table-cell table:style-name="ce38" table:formula="of:=[.E31]-[.E2]" office:value-type="float" office:value="90">
            <text:p>90</text:p>
          </table:table-cell>
          <table:table-cell table:style-name="ce51" table:formula="of:=[.F31]-[.F2]" office:value-type="float" office:value="0">
            <text:p>0</text:p>
          </table:table-cell>
          <table:table-cell table:style-name="ce38" table:formula="of:=[.G31]-[.G2]" office:value-type="float" office:value="10">
            <text:p>10</text:p>
          </table:table-cell>
          <table:table-cell table:style-name="ce51" table:formula="of:=[.H31]-[.H2]" office:value-type="float" office:value="0">
            <text:p>0</text:p>
          </table:table-cell>
          <table:table-cell table:style-name="ce51" table:formula="of:=[.I31]-[.I2]" office:value-type="float" office:value="0">
            <text:p>0</text:p>
          </table:table-cell>
          <table:table-cell table:style-name="ce51" table:formula="of:=[.J31]-[.J2]" office:value-type="float" office:value="0">
            <text:p>0</text:p>
          </table:table-cell>
          <table:table-cell table:style-name="ce65" table:formula="of:=[.K31]-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BD</text:p>
          </table:table-cell>
          <table:table-cell table:style-name="ce21" table:formula="of:=[.B32]-[.B3]" office:value-type="float" office:value="60">
            <text:p>60</text:p>
          </table:table-cell>
          <table:table-cell table:style-name="ce39" table:formula="of:=[.C32]-[.C3]" office:value-type="float" office:value="40">
            <text:p>40</text:p>
          </table:table-cell>
          <table:table-cell table:style-name="ce41" table:formula="of:=[.D32]-[.D3]" office:value-type="float" office:value="-20">
            <text:p>-20</text:p>
          </table:table-cell>
          <table:table-cell table:style-name="ce41" table:formula="of:=[.E32]-[.E3]" office:value-type="float" office:value="0">
            <text:p>0</text:p>
          </table:table-cell>
          <table:table-cell table:style-name="ce41" table:formula="of:=[.F32]-[.F3]" office:value-type="float" office:value="0">
            <text:p>0</text:p>
          </table:table-cell>
          <table:table-cell table:style-name="ce41" table:formula="of:=[.G32]-[.G3]" office:value-type="float" office:value="0">
            <text:p>0</text:p>
          </table:table-cell>
          <table:table-cell table:style-name="ce41" table:formula="of:=[.H32]-[.H3]" office:value-type="float" office:value="0">
            <text:p>0</text:p>
          </table:table-cell>
          <table:table-cell table:style-name="ce41" table:formula="of:=[.I32]-[.I3]" office:value-type="float" office:value="0">
            <text:p>0</text:p>
          </table:table-cell>
          <table:table-cell table:style-name="ce41" table:formula="of:=[.J32]-[.J3]" office:value-type="float" office:value="0">
            <text:p>0</text:p>
          </table:table-cell>
          <table:table-cell table:style-name="ce66" table:formula="of:=[.K32]-[.K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30 nds BD</text:p>
          </table:table-cell>
          <table:table-cell table:style-name="ce21" table:formula="of:=[.B33]-[.B4]" office:value-type="float" office:value="70">
            <text:p>70</text:p>
          </table:table-cell>
          <table:table-cell table:style-name="ce39" table:formula="of:=[.C33]-[.C4]" office:value-type="float" office:value="70">
            <text:p>70</text:p>
          </table:table-cell>
          <table:table-cell table:style-name="ce41" table:formula="of:=[.D33]-[.D4]" office:value-type="float" office:value="0">
            <text:p>0</text:p>
          </table:table-cell>
          <table:table-cell table:style-name="ce41" table:formula="of:=[.E33]-[.E4]" office:value-type="float" office:value="0">
            <text:p>0</text:p>
          </table:table-cell>
          <table:table-cell table:style-name="ce41" table:formula="of:=[.F33]-[.F4]" office:value-type="float" office:value="0">
            <text:p>0</text:p>
          </table:table-cell>
          <table:table-cell table:style-name="ce41" table:formula="of:=[.G33]-[.G4]" office:value-type="float" office:value="0">
            <text:p>0</text:p>
          </table:table-cell>
          <table:table-cell table:style-name="ce41" table:formula="of:=[.H33]-[.H4]" office:value-type="float" office:value="0">
            <text:p>0</text:p>
          </table:table-cell>
          <table:table-cell table:style-name="ce41" table:formula="of:=[.I33]-[.I4]" office:value-type="float" office:value="0">
            <text:p>0</text:p>
          </table:table-cell>
          <table:table-cell table:style-name="ce41" table:formula="of:=[.J33]-[.J4]" office:value-type="float" office:value="0">
            <text:p>0</text:p>
          </table:table-cell>
          <table:table-cell table:style-name="ce66" table:formula="of:=[.K33]-[.K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 nds MD</text:p>
          </table:table-cell>
          <table:table-cell table:style-name="ce22" table:formula="of:=[.B34]-[.B5]" office:value-type="float" office:value="690">
            <text:p>690</text:p>
          </table:table-cell>
          <table:table-cell table:style-name="ce40" table:formula="of:=[.C34]-[.C5]" office:value-type="float" office:value="0">
            <text:p>0</text:p>
          </table:table-cell>
          <table:table-cell table:style-name="ce40" table:formula="of:=[.D34]-[.D5]" office:value-type="float" office:value="0">
            <text:p>0</text:p>
          </table:table-cell>
          <table:table-cell table:style-name="ce40" table:formula="of:=[.E34]-[.E5]" office:value-type="float" office:value="0">
            <text:p>0</text:p>
          </table:table-cell>
          <table:table-cell table:style-name="ce40" table:formula="of:=[.F34]-[.F5]" office:value-type="float" office:value="0">
            <text:p>0</text:p>
          </table:table-cell>
          <table:table-cell table:style-name="ce40" table:formula="of:=[.G34]-[.G5]" office:value-type="float" office:value="0">
            <text:p>0</text:p>
          </table:table-cell>
          <table:table-cell table:style-name="ce40" table:formula="of:=[.H34]-[.H5]" office:value-type="float" office:value="0">
            <text:p>0</text:p>
          </table:table-cell>
          <table:table-cell table:style-name="ce40" table:formula="of:=[.I34]-[.I5]" office:value-type="float" office:value="0">
            <text:p>0</text:p>
          </table:table-cell>
          <table:table-cell table:style-name="ce40" table:formula="of:=[.J34]-[.J5]" office:value-type="float" office:value="0">
            <text:p>0</text:p>
          </table:table-cell>
          <table:table-cell table:style-name="ce67" table:formula="of:=[.K34]-[.K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MD</text:p>
          </table:table-cell>
          <table:table-cell table:style-name="ce21" table:formula="of:=[.B35]-[.B6]" office:value-type="float" office:value="10">
            <text:p>10</text:p>
          </table:table-cell>
          <table:table-cell table:style-name="ce41" table:formula="of:=[.C35]-[.C6]" office:value-type="float" office:value="0">
            <text:p>0</text:p>
          </table:table-cell>
          <table:table-cell table:style-name="ce41" table:formula="of:=[.D35]-[.D6]" office:value-type="float" office:value="0">
            <text:p>0</text:p>
          </table:table-cell>
          <table:table-cell table:style-name="ce41" table:formula="of:=[.E35]-[.E6]" office:value-type="float" office:value="0">
            <text:p>0</text:p>
          </table:table-cell>
          <table:table-cell table:style-name="ce41" table:formula="of:=[.F35]-[.F6]" office:value-type="float" office:value="0">
            <text:p>0</text:p>
          </table:table-cell>
          <table:table-cell table:style-name="ce41" table:formula="of:=[.G35]-[.G6]" office:value-type="float" office:value="0">
            <text:p>0</text:p>
          </table:table-cell>
          <table:table-cell table:style-name="ce41" table:formula="of:=[.H35]-[.H6]" office:value-type="float" office:value="0">
            <text:p>0</text:p>
          </table:table-cell>
          <table:table-cell table:style-name="ce41" table:formula="of:=[.I35]-[.I6]" office:value-type="float" office:value="0">
            <text:p>0</text:p>
          </table:table-cell>
          <table:table-cell table:style-name="ce41" table:formula="of:=[.J35]-[.J6]" office:value-type="float" office:value="0">
            <text:p>0</text:p>
          </table:table-cell>
          <table:table-cell table:style-name="ce66" table:formula="of:=[.K35]-[.K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 nds MD</text:p>
          </table:table-cell>
          <table:table-cell table:style-name="ce23" table:formula="of:=[.B36]-[.B7]" office:value-type="float" office:value="500">
            <text:p>500</text:p>
          </table:table-cell>
          <table:table-cell table:style-name="ce42" table:formula="of:=[.C36]-[.C7]" office:value-type="float" office:value="-280">
            <text:p>-280</text:p>
          </table:table-cell>
          <table:table-cell table:style-name="ce42" table:formula="of:=[.D36]-[.D7]" office:value-type="float" office:value="-280">
            <text:p>-280</text:p>
          </table:table-cell>
          <table:table-cell table:style-name="ce42" table:formula="of:=[.E36]-[.E7]" office:value-type="float" office:value="0">
            <text:p>0</text:p>
          </table:table-cell>
          <table:table-cell table:style-name="ce42" table:formula="of:=[.F36]-[.F7]" office:value-type="float" office:value="0">
            <text:p>0</text:p>
          </table:table-cell>
          <table:table-cell table:style-name="ce42" table:formula="of:=[.G36]-[.G7]" office:value-type="float" office:value="0">
            <text:p>0</text:p>
          </table:table-cell>
          <table:table-cell table:style-name="ce42" table:formula="of:=[.H36]-[.H7]" office:value-type="float" office:value="0">
            <text:p>0</text:p>
          </table:table-cell>
          <table:table-cell table:style-name="ce42" table:formula="of:=[.I36]-[.I7]" office:value-type="float" office:value="0">
            <text:p>0</text:p>
          </table:table-cell>
          <table:table-cell table:style-name="ce42" table:formula="of:=[.J36]-[.J7]" office:value-type="float" office:value="0">
            <text:p>0</text:p>
          </table:table-cell>
          <table:table-cell table:style-name="ce68" table:formula="of:=[.K36]-[.K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) 30 nds AD</text:p>
          </table:table-cell>
          <table:table-cell table:style-name="ce21" table:formula="of:=[.B37]-[.B8]" office:value-type="float" office:value="100">
            <text:p>100</text:p>
          </table:table-cell>
          <table:table-cell table:style-name="ce41" table:formula="of:=[.C37]-[.C8]" office:value-type="float" office:value="0">
            <text:p>0</text:p>
          </table:table-cell>
          <table:table-cell table:style-name="ce41" table:formula="of:=[.D37]-[.D8]" office:value-type="float" office:value="0">
            <text:p>0</text:p>
          </table:table-cell>
          <table:table-cell table:style-name="ce41" table:formula="of:=[.E37]-[.E8]" office:value-type="float" office:value="0">
            <text:p>0</text:p>
          </table:table-cell>
          <table:table-cell table:style-name="ce41" table:formula="of:=[.F37]-[.F8]" office:value-type="float" office:value="0">
            <text:p>0</text:p>
          </table:table-cell>
          <table:table-cell table:style-name="ce41" table:formula="of:=[.G37]-[.G8]" office:value-type="float" office:value="0">
            <text:p>0</text:p>
          </table:table-cell>
          <table:table-cell table:style-name="ce41" table:formula="of:=[.H37]-[.H8]" office:value-type="float" office:value="0">
            <text:p>0</text:p>
          </table:table-cell>
          <table:table-cell table:style-name="ce41" table:formula="of:=[.I37]-[.I8]" office:value-type="float" office:value="0">
            <text:p>0</text:p>
          </table:table-cell>
          <table:table-cell table:style-name="ce41" table:formula="of:=[.J37]-[.J8]" office:value-type="float" office:value="0">
            <text:p>0</text:p>
          </table:table-cell>
          <table:table-cell table:style-name="ce66" table:formula="of:=[.K37]-[.K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) 30 nds AD</text:p>
          </table:table-cell>
          <table:table-cell table:style-name="ce21" table:formula="of:=[.B38]-[.B9]" office:value-type="float" office:value="130">
            <text:p>130</text:p>
          </table:table-cell>
          <table:table-cell table:style-name="ce39" table:formula="of:=[.C38]-[.C9]" office:value-type="float" office:value="120">
            <text:p>120</text:p>
          </table:table-cell>
          <table:table-cell table:style-name="ce41" table:formula="of:=[.D38]-[.D9]" office:value-type="float" office:value="0">
            <text:p>0</text:p>
          </table:table-cell>
          <table:table-cell table:style-name="ce41" table:formula="of:=[.E38]-[.E9]" office:value-type="float" office:value="0">
            <text:p>0</text:p>
          </table:table-cell>
          <table:table-cell table:style-name="ce41" table:formula="of:=[.F38]-[.F9]" office:value-type="float" office:value="0">
            <text:p>0</text:p>
          </table:table-cell>
          <table:table-cell table:style-name="ce41" table:formula="of:=[.G38]-[.G9]" office:value-type="float" office:value="0">
            <text:p>0</text:p>
          </table:table-cell>
          <table:table-cell table:style-name="ce41" table:formula="of:=[.H38]-[.H9]" office:value-type="float" office:value="0">
            <text:p>0</text:p>
          </table:table-cell>
          <table:table-cell table:style-name="ce41" table:formula="of:=[.I38]-[.I9]" office:value-type="float" office:value="0">
            <text:p>0</text:p>
          </table:table-cell>
          <table:table-cell table:style-name="ce41" table:formula="of:=[.J38]-[.J9]" office:value-type="float" office:value="0">
            <text:p>0</text:p>
          </table:table-cell>
          <table:table-cell table:style-name="ce66" table:formula="of:=[.K38]-[.K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) 30 nds AD</text:p>
          </table:table-cell>
          <table:table-cell table:style-name="ce21" table:formula="of:=[.B39]-[.B10]" office:value-type="float" office:value="190">
            <text:p>190</text:p>
          </table:table-cell>
          <table:table-cell table:style-name="ce39" table:formula="of:=[.C39]-[.C10]" office:value-type="float" office:value="190">
            <text:p>190</text:p>
          </table:table-cell>
          <table:table-cell table:style-name="ce41" table:formula="of:=[.D39]-[.D10]" office:value-type="float" office:value="0">
            <text:p>0</text:p>
          </table:table-cell>
          <table:table-cell table:style-name="ce41" table:formula="of:=[.E39]-[.E10]" office:value-type="float" office:value="0">
            <text:p>0</text:p>
          </table:table-cell>
          <table:table-cell table:style-name="ce41" table:formula="of:=[.F39]-[.F10]" office:value-type="float" office:value="0">
            <text:p>0</text:p>
          </table:table-cell>
          <table:table-cell table:style-name="ce41" table:formula="of:=[.G39]-[.G10]" office:value-type="float" office:value="0">
            <text:p>0</text:p>
          </table:table-cell>
          <table:table-cell table:style-name="ce41" table:formula="of:=[.H39]-[.H10]" office:value-type="float" office:value="0">
            <text:p>0</text:p>
          </table:table-cell>
          <table:table-cell table:style-name="ce41" table:formula="of:=[.I39]-[.I10]" office:value-type="float" office:value="0">
            <text:p>0</text:p>
          </table:table-cell>
          <table:table-cell table:style-name="ce41" table:formula="of:=[.J39]-[.J10]" office:value-type="float" office:value="0">
            <text:p>0</text:p>
          </table:table-cell>
          <table:table-cell table:style-name="ce66" table:formula="of:=[.K39]-[.K1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BD</text:p>
          </table:table-cell>
          <table:table-cell table:style-name="ce24" table:formula="of:=[.B40]-[.B11]" office:value-type="float" office:value="-4140">
            <text:p>-4140</text:p>
          </table:table-cell>
          <table:table-cell table:style-name="ce40" table:formula="of:=[.C40]-[.C11]" office:value-type="float" office:value="-1010">
            <text:p>-1010</text:p>
          </table:table-cell>
          <table:table-cell table:style-name="ce40" table:formula="of:=[.D40]-[.D11]" office:value-type="float" office:value="-40">
            <text:p>-40</text:p>
          </table:table-cell>
          <table:table-cell table:style-name="ce40" table:formula="of:=[.E40]-[.E11]" office:value-type="float" office:value="-1500">
            <text:p>-1500</text:p>
          </table:table-cell>
          <table:table-cell table:style-name="ce40" table:formula="of:=[.F40]-[.F11]" office:value-type="float" office:value="-2640">
            <text:p>-2640</text:p>
          </table:table-cell>
          <table:table-cell table:style-name="ce40" table:formula="of:=[.G40]-[.G11]" office:value-type="float" office:value="-1680">
            <text:p>-1680</text:p>
          </table:table-cell>
          <table:table-cell table:style-name="ce40" table:formula="of:=[.H40]-[.H11]" office:value-type="float" office:value="-650">
            <text:p>-650</text:p>
          </table:table-cell>
          <table:table-cell table:style-name="ce40" table:formula="of:=[.I40]-[.I11]" office:value-type="float" office:value="-780">
            <text:p>-780</text:p>
          </table:table-cell>
          <table:table-cell table:style-name="ce40" table:formula="of:=[.J40]-[.J11]" office:value-type="float" office:value="-1380">
            <text:p>-1380</text:p>
          </table:table-cell>
          <table:table-cell table:style-name="ce69" table:formula="of:=[.K40]-[.K11]" office:value-type="float" office:value="1090">
            <text:p>1090</text:p>
          </table:table-cell>
          <table:table-cell table:number-columns-repeated="1013"/>
        </table:table-row>
        <table:table-row table:style-name="ro2">
          <table:table-cell office:value-type="string">
            <text:p>2) 300 nds BD</text:p>
          </table:table-cell>
          <table:table-cell table:style-name="ce21" table:formula="of:=[.B41]-[.B12]" office:value-type="float" office:value="3860">
            <text:p>3860</text:p>
          </table:table-cell>
          <table:table-cell table:style-name="ce41" table:formula="of:=[.C41]-[.C12]" office:value-type="float" office:value="-1280">
            <text:p>-1280</text:p>
          </table:table-cell>
          <table:table-cell table:style-name="ce41" table:formula="of:=[.D41]-[.D12]" office:value-type="float" office:value="-1650">
            <text:p>-1650</text:p>
          </table:table-cell>
          <table:table-cell table:style-name="ce41" table:formula="of:=[.E41]-[.E12]" office:value-type="float" office:value="-1570">
            <text:p>-1570</text:p>
          </table:table-cell>
          <table:table-cell table:style-name="ce39" table:formula="of:=[.F41]-[.F12]" office:value-type="float" office:value="770">
            <text:p>770</text:p>
          </table:table-cell>
          <table:table-cell table:style-name="ce41" table:formula="of:=[.G41]-[.G12]" office:value-type="float" office:value="-480">
            <text:p>-480</text:p>
          </table:table-cell>
          <table:table-cell table:style-name="ce41" table:formula="of:=[.H41]-[.H12]" office:value-type="float" office:value="-1020">
            <text:p>-1020</text:p>
          </table:table-cell>
          <table:table-cell table:style-name="ce39" table:formula="of:=[.I41]-[.I12]" office:value-type="float" office:value="2190">
            <text:p>2190</text:p>
          </table:table-cell>
          <table:table-cell table:style-name="ce41" table:formula="of:=[.J41]-[.J12]" office:value-type="float" office:value="-510">
            <text:p>-510</text:p>
          </table:table-cell>
          <table:table-cell table:style-name="ce70" table:formula="of:=[.K41]-[.K12]" office:value-type="float" office:value="3460">
            <text:p>346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BD</text:p>
          </table:table-cell>
          <table:table-cell table:style-name="ce25" table:formula="of:=[.B42]-[.B13]" office:value-type="float" office:value="-3890">
            <text:p>-3890</text:p>
          </table:table-cell>
          <table:table-cell table:style-name="ce42" table:formula="of:=[.C42]-[.C13]" office:value-type="float" office:value="-4350">
            <text:p>-4350</text:p>
          </table:table-cell>
          <table:table-cell table:style-name="ce42" table:formula="of:=[.D42]-[.D13]" office:value-type="float" office:value="-6090">
            <text:p>-6090</text:p>
          </table:table-cell>
          <table:table-cell table:style-name="ce42" table:formula="of:=[.E42]-[.E13]" office:value-type="float" office:value="-5400">
            <text:p>-5400</text:p>
          </table:table-cell>
          <table:table-cell table:style-name="ce42" table:formula="of:=[.F42]-[.F13]" office:value-type="float" office:value="-5120">
            <text:p>-5120</text:p>
          </table:table-cell>
          <table:table-cell table:style-name="ce42" table:formula="of:=[.G42]-[.G13]" office:value-type="float" office:value="-5760">
            <text:p>-5760</text:p>
          </table:table-cell>
          <table:table-cell table:style-name="ce42" table:formula="of:=[.H42]-[.H13]" office:value-type="float" office:value="-5450">
            <text:p>-5450</text:p>
          </table:table-cell>
          <table:table-cell table:style-name="ce42" table:formula="of:=[.I42]-[.I13]" office:value-type="float" office:value="-4680">
            <text:p>-4680</text:p>
          </table:table-cell>
          <table:table-cell table:style-name="ce42" table:formula="of:=[.J42]-[.J13]" office:value-type="float" office:value="-2120">
            <text:p>-2120</text:p>
          </table:table-cell>
          <table:table-cell table:style-name="ce71" table:formula="of:=[.K42]-[.K13]" office:value-type="float" office:value="3740">
            <text:p>3740</text:p>
          </table:table-cell>
          <table:table-cell table:number-columns-repeated="1013"/>
        </table:table-row>
        <table:table-row table:style-name="ro2">
          <table:table-cell office:value-type="string">
            <text:p>1) 300 nds MD</text:p>
          </table:table-cell>
          <table:table-cell table:style-name="ce21" table:formula="of:=[.B43]-[.B14]" office:value-type="float" office:value="1700">
            <text:p>1700</text:p>
          </table:table-cell>
          <table:table-cell table:style-name="ce41" table:formula="of:=[.C43]-[.C14]" office:value-type="float" office:value="-1000">
            <text:p>-1000</text:p>
          </table:table-cell>
          <table:table-cell table:style-name="ce39" table:formula="of:=[.D43]-[.D14]" office:value-type="float" office:value="3780">
            <text:p>3780</text:p>
          </table:table-cell>
          <table:table-cell table:style-name="ce41" table:formula="of:=[.E43]-[.E14]" office:value-type="float" office:value="-2060">
            <text:p>-2060</text:p>
          </table:table-cell>
          <table:table-cell table:style-name="ce41" table:formula="of:=[.F43]-[.F14]" office:value-type="float" office:value="-2040">
            <text:p>-2040</text:p>
          </table:table-cell>
          <table:table-cell table:style-name="ce39" table:formula="of:=[.G43]-[.G14]" office:value-type="float" office:value="4760">
            <text:p>4760</text:p>
          </table:table-cell>
          <table:table-cell table:style-name="ce41" table:formula="of:=[.H43]-[.H14]" office:value-type="float" office:value="-1730">
            <text:p>-1730</text:p>
          </table:table-cell>
          <table:table-cell table:style-name="ce41" table:formula="of:=[.I43]-[.I14]" office:value-type="float" office:value="-650">
            <text:p>-650</text:p>
          </table:table-cell>
          <table:table-cell table:style-name="ce41" table:formula="of:=[.J43]-[.J14]" office:value-type="float" office:value="-1030">
            <text:p>-1030</text:p>
          </table:table-cell>
          <table:table-cell table:style-name="ce70" table:formula="of:=[.K43]-[.K14]" office:value-type="float" office:value="1520">
            <text:p>1520</text:p>
          </table:table-cell>
          <table:table-cell table:number-columns-repeated="1013"/>
        </table:table-row>
        <table:table-row table:style-name="ro2">
          <table:table-cell office:value-type="string">
            <text:p>2) 300 nds MD</text:p>
          </table:table-cell>
          <table:table-cell table:style-name="ce21" table:formula="of:=[.B44]-[.B15]" office:value-type="float" office:value="1660">
            <text:p>1660</text:p>
          </table:table-cell>
          <table:table-cell table:style-name="ce39" table:formula="of:=[.C44]-[.C15]" office:value-type="float" office:value="1190">
            <text:p>1190</text:p>
          </table:table-cell>
          <table:table-cell table:style-name="ce39" table:formula="of:=[.D44]-[.D15]" office:value-type="float" office:value="170">
            <text:p>170</text:p>
          </table:table-cell>
          <table:table-cell table:style-name="ce41" table:formula="of:=[.E44]-[.E15]" office:value-type="float" office:value="-500">
            <text:p>-500</text:p>
          </table:table-cell>
          <table:table-cell table:style-name="ce39" table:formula="of:=[.F44]-[.F15]" office:value-type="float" office:value="960">
            <text:p>960</text:p>
          </table:table-cell>
          <table:table-cell table:style-name="ce41" table:formula="of:=[.G44]-[.G15]" office:value-type="float" office:value="-4470">
            <text:p>-4470</text:p>
          </table:table-cell>
          <table:table-cell table:style-name="ce39" table:formula="of:=[.H44]-[.H15]" office:value-type="float" office:value="400">
            <text:p>400</text:p>
          </table:table-cell>
          <table:table-cell table:style-name="ce39" table:formula="of:=[.I44]-[.I15]" office:value-type="float" office:value="1350">
            <text:p>1350</text:p>
          </table:table-cell>
          <table:table-cell table:style-name="ce41" table:formula="of:=[.J44]-[.J15]" office:value-type="float" office:value="-2080">
            <text:p>-2080</text:p>
          </table:table-cell>
          <table:table-cell table:style-name="ce70" table:formula="of:=[.K44]-[.K15]" office:value-type="float" office:value="1080">
            <text:p>1080</text:p>
          </table:table-cell>
          <table:table-cell table:number-columns-repeated="1013"/>
        </table:table-row>
        <table:table-row table:style-name="ro2">
          <table:table-cell office:value-type="string">
            <text:p>3) 300 nds MD</text:p>
          </table:table-cell>
          <table:table-cell table:style-name="ce26" table:formula="of:=[.B45]-[.B16]" office:value-type="float" office:value="-440">
            <text:p>-440</text:p>
          </table:table-cell>
          <table:table-cell table:style-name="ce41" table:formula="of:=[.C45]-[.C16]" office:value-type="float" office:value="-240">
            <text:p>-240</text:p>
          </table:table-cell>
          <table:table-cell table:style-name="ce39" table:formula="of:=[.D45]-[.D16]" office:value-type="float" office:value="680">
            <text:p>680</text:p>
          </table:table-cell>
          <table:table-cell table:style-name="ce39" table:formula="of:=[.E45]-[.E16]" office:value-type="float" office:value="1040">
            <text:p>1040</text:p>
          </table:table-cell>
          <table:table-cell table:style-name="ce41" table:formula="of:=[.F45]-[.F16]" office:value-type="float" office:value="-3190">
            <text:p>-3190</text:p>
          </table:table-cell>
          <table:table-cell table:style-name="ce41" table:formula="of:=[.G45]-[.G16]" office:value-type="float" office:value="-1400">
            <text:p>-1400</text:p>
          </table:table-cell>
          <table:table-cell table:style-name="ce41" table:formula="of:=[.H45]-[.H16]" office:value-type="float" office:value="-3050">
            <text:p>-3050</text:p>
          </table:table-cell>
          <table:table-cell table:style-name="ce41" table:formula="of:=[.I45]-[.I16]" office:value-type="float" office:value="-80">
            <text:p>-80</text:p>
          </table:table-cell>
          <table:table-cell table:style-name="ce41" table:formula="of:=[.J45]-[.J16]" office:value-type="float" office:value="-720">
            <text:p>-720</text:p>
          </table:table-cell>
          <table:table-cell table:style-name="ce70" table:formula="of:=[.K45]-[.K16]" office:value-type="float" office:value="1140">
            <text:p>114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300 nds AD</text:p>
          </table:table-cell>
          <table:table-cell table:style-name="ce24" table:formula="of:=[.B46]-[.B17]" office:value-type="float" office:value="-400">
            <text:p>-400</text:p>
          </table:table-cell>
          <table:table-cell table:style-name="ce40" table:formula="of:=[.C46]-[.C17]" office:value-type="float" office:value="-950">
            <text:p>-950</text:p>
          </table:table-cell>
          <table:table-cell table:style-name="ce40" table:formula="of:=[.D46]-[.D17]" office:value-type="float" office:value="-1510">
            <text:p>-1510</text:p>
          </table:table-cell>
          <table:table-cell table:style-name="ce40" table:formula="of:=[.E46]-[.E17]" office:value-type="float" office:value="-730">
            <text:p>-730</text:p>
          </table:table-cell>
          <table:table-cell table:style-name="ce40" table:formula="of:=[.F46]-[.F17]" office:value-type="float" office:value="-2270">
            <text:p>-2270</text:p>
          </table:table-cell>
          <table:table-cell table:style-name="ce40" table:formula="of:=[.G46]-[.G17]" office:value-type="float" office:value="-2020">
            <text:p>-2020</text:p>
          </table:table-cell>
          <table:table-cell table:style-name="ce40" table:formula="of:=[.H46]-[.H17]" office:value-type="float" office:value="-930">
            <text:p>-930</text:p>
          </table:table-cell>
          <table:table-cell table:style-name="ce43" table:formula="of:=[.I46]-[.I17]" office:value-type="float" office:value="940">
            <text:p>940</text:p>
          </table:table-cell>
          <table:table-cell table:style-name="ce40" table:formula="of:=[.J46]-[.J17]" office:value-type="float" office:value="-1630">
            <text:p>-1630</text:p>
          </table:table-cell>
          <table:table-cell table:style-name="ce67" table:formula="of:=[.K46]-[.K17]" office:value-type="float" office:value="-970">
            <text:p>-970</text:p>
          </table:table-cell>
          <table:table-cell table:number-columns-repeated="1013"/>
        </table:table-row>
        <table:table-row table:style-name="ro2">
          <table:table-cell office:value-type="string">
            <text:p>2) 300 nds AD</text:p>
          </table:table-cell>
          <table:table-cell table:style-name="ce21" table:formula="of:=[.B47]-[.B18]" office:value-type="float" office:value="1090">
            <text:p>1090</text:p>
          </table:table-cell>
          <table:table-cell table:style-name="ce41" table:formula="of:=[.C47]-[.C18]" office:value-type="float" office:value="-1760">
            <text:p>-1760</text:p>
          </table:table-cell>
          <table:table-cell table:style-name="ce39" table:formula="of:=[.D47]-[.D18]" office:value-type="float" office:value="290">
            <text:p>290</text:p>
          </table:table-cell>
          <table:table-cell table:style-name="ce41" table:formula="of:=[.E47]-[.E18]" office:value-type="float" office:value="-210">
            <text:p>-210</text:p>
          </table:table-cell>
          <table:table-cell table:style-name="ce39" table:formula="of:=[.F47]-[.F18]" office:value-type="float" office:value="1960">
            <text:p>1960</text:p>
          </table:table-cell>
          <table:table-cell table:style-name="ce41" table:formula="of:=[.G47]-[.G18]" office:value-type="float" office:value="-700">
            <text:p>-700</text:p>
          </table:table-cell>
          <table:table-cell table:style-name="ce41" table:formula="of:=[.H47]-[.H18]" office:value-type="float" office:value="0">
            <text:p>0</text:p>
          </table:table-cell>
          <table:table-cell table:style-name="ce39" table:formula="of:=[.I47]-[.I18]" office:value-type="float" office:value="1360">
            <text:p>1360</text:p>
          </table:table-cell>
          <table:table-cell table:style-name="ce41" table:formula="of:=[.J47]-[.J18]" office:value-type="float" office:value="-810">
            <text:p>-810</text:p>
          </table:table-cell>
          <table:table-cell table:style-name="ce70" table:formula="of:=[.K47]-[.K18]" office:value-type="float" office:value="170">
            <text:p>17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300 nds AD</text:p>
          </table:table-cell>
          <table:table-cell table:style-name="ce25" table:formula="of:=[.B48]-[.B19]" office:value-type="float" office:value="-2690">
            <text:p>-2690</text:p>
          </table:table-cell>
          <table:table-cell table:style-name="ce44" table:formula="of:=[.C48]-[.C19]" office:value-type="float" office:value="2680">
            <text:p>2680</text:p>
          </table:table-cell>
          <table:table-cell table:style-name="ce42" table:formula="of:=[.D48]-[.D19]" office:value-type="float" office:value="-5320">
            <text:p>-5320</text:p>
          </table:table-cell>
          <table:table-cell table:style-name="ce42" table:formula="of:=[.E48]-[.E19]" office:value-type="float" office:value="-2970">
            <text:p>-2970</text:p>
          </table:table-cell>
          <table:table-cell table:style-name="ce44" table:formula="of:=[.F48]-[.F19]" office:value-type="float" office:value="1000">
            <text:p>1000</text:p>
          </table:table-cell>
          <table:table-cell table:style-name="ce42" table:formula="of:=[.G48]-[.G19]" office:value-type="float" office:value="0">
            <text:p>0</text:p>
          </table:table-cell>
          <table:table-cell table:style-name="ce42" table:formula="of:=[.H48]-[.H19]" office:value-type="float" office:value="-2040">
            <text:p>-2040</text:p>
          </table:table-cell>
          <table:table-cell table:style-name="ce42" table:formula="of:=[.I48]-[.I19]" office:value-type="float" office:value="-5040">
            <text:p>-5040</text:p>
          </table:table-cell>
          <table:table-cell table:style-name="ce44" table:formula="of:=[.J48]-[.J19]" office:value-type="float" office:value="2630">
            <text:p>2630</text:p>
          </table:table-cell>
          <table:table-cell table:style-name="ce68" table:formula="of:=[.K48]-[.K19]" office:value-type="float" office:value="-1670">
            <text:p>-1670</text:p>
          </table:table-cell>
          <table:table-cell table:number-columns-repeated="1013"/>
        </table:table-row>
        <table:table-row table:style-name="ro2">
          <table:table-cell office:value-type="string">
            <text:p>1) 600 nds BD</text:p>
          </table:table-cell>
          <table:table-cell table:style-name="ce26" table:formula="of:=[.B49]-[.B20]" office:value-type="float" office:value="-9430">
            <text:p>-9430</text:p>
          </table:table-cell>
          <table:table-cell table:style-name="ce41" table:formula="of:=[.C49]-[.C20]" office:value-type="float" office:value="-4110">
            <text:p>-4110</text:p>
          </table:table-cell>
          <table:table-cell table:style-name="ce39" table:formula="of:=[.D49]-[.D20]" office:value-type="float" office:value="370">
            <text:p>370</text:p>
          </table:table-cell>
          <table:table-cell table:style-name="ce41" table:formula="of:=[.E49]-[.E20]" office:value-type="float" office:value="-14820">
            <text:p>-14820</text:p>
          </table:table-cell>
          <table:table-cell table:style-name="ce39" table:formula="of:=[.F49]-[.F20]" office:value-type="float" office:value="1470">
            <text:p>1470</text:p>
          </table:table-cell>
          <table:table-cell table:style-name="ce41" table:formula="of:=[.G49]-[.G20]" office:value-type="float" office:value="-3480">
            <text:p>-3480</text:p>
          </table:table-cell>
          <table:table-cell table:style-name="ce41" table:formula="of:=[.H49]-[.H20]" office:value-type="float" office:value="-13060">
            <text:p>-13060</text:p>
          </table:table-cell>
          <table:table-cell table:style-name="ce41" table:formula="of:=[.I49]-[.I20]" office:value-type="float" office:value="-22190">
            <text:p>-22190</text:p>
          </table:table-cell>
          <table:table-cell table:style-name="ce41" table:formula="of:=[.J49]-[.J20]" office:value-type="float" office:value="-7200">
            <text:p>-7200</text:p>
          </table:table-cell>
          <table:table-cell table:style-name="ce66" table:formula="of:=[.K49]-[.K20]" office:value-type="float" office:value="-580">
            <text:p>-580</text:p>
          </table:table-cell>
          <table:table-cell table:number-columns-repeated="1013"/>
        </table:table-row>
        <table:table-row table:style-name="ro2">
          <table:table-cell office:value-type="string">
            <text:p>2) 600 nds BD</text:p>
          </table:table-cell>
          <table:table-cell table:style-name="ce26" table:formula="of:=[.B50]-[.B21]" office:value-type="float" office:value="-15730">
            <text:p>-15730</text:p>
          </table:table-cell>
          <table:table-cell table:style-name="ce41" table:formula="of:=[.C50]-[.C21]" office:value-type="float" office:value="-12310">
            <text:p>-12310</text:p>
          </table:table-cell>
          <table:table-cell table:style-name="ce41" table:formula="of:=[.D50]-[.D21]" office:value-type="float" office:value="-6310">
            <text:p>-6310</text:p>
          </table:table-cell>
          <table:table-cell table:style-name="ce41" table:formula="of:=[.E50]-[.E21]" office:value-type="float" office:value="-10420">
            <text:p>-10420</text:p>
          </table:table-cell>
          <table:table-cell table:style-name="ce41" table:formula="of:=[.F50]-[.F21]" office:value-type="float" office:value="-7140">
            <text:p>-7140</text:p>
          </table:table-cell>
          <table:table-cell table:style-name="ce41" table:formula="of:=[.G50]-[.G21]" office:value-type="float" office:value="-9030">
            <text:p>-9030</text:p>
          </table:table-cell>
          <table:table-cell table:style-name="ce41" table:formula="of:=[.H50]-[.H21]" office:value-type="float" office:value="-3950">
            <text:p>-3950</text:p>
          </table:table-cell>
          <table:table-cell table:style-name="ce41" table:formula="of:=[.I50]-[.I21]" office:value-type="float" office:value="-2970">
            <text:p>-2970</text:p>
          </table:table-cell>
          <table:table-cell table:style-name="ce41" table:formula="of:=[.J50]-[.J21]" office:value-type="float" office:value="-2230">
            <text:p>-2230</text:p>
          </table:table-cell>
          <table:table-cell table:style-name="ce70" table:formula="of:=[.K50]-[.K21]" office:value-type="float" office:value="11360">
            <text:p>11360</text:p>
          </table:table-cell>
          <table:table-cell table:number-columns-repeated="1013"/>
        </table:table-row>
        <table:table-row table:style-name="ro2">
          <table:table-cell office:value-type="string">
            <text:p>3) 600 nds BD</text:p>
          </table:table-cell>
          <table:table-cell table:style-name="ce26" table:formula="of:=[.B51]-[.B22]" office:value-type="float" office:value="-1080">
            <text:p>-1080</text:p>
          </table:table-cell>
          <table:table-cell table:style-name="ce39" table:formula="of:=[.C51]-[.C22]" office:value-type="float" office:value="11560">
            <text:p>11560</text:p>
          </table:table-cell>
          <table:table-cell table:style-name="ce41" table:formula="of:=[.D51]-[.D22]" office:value-type="float" office:value="-1900">
            <text:p>-1900</text:p>
          </table:table-cell>
          <table:table-cell table:style-name="ce39" table:formula="of:=[.E51]-[.E22]" office:value-type="float" office:value="5390">
            <text:p>5390</text:p>
          </table:table-cell>
          <table:table-cell table:style-name="ce41" table:formula="of:=[.F51]-[.F22]" office:value-type="float" office:value="-5630">
            <text:p>-5630</text:p>
          </table:table-cell>
          <table:table-cell table:style-name="ce39" table:formula="of:=[.G51]-[.G22]" office:value-type="float" office:value="1770">
            <text:p>1770</text:p>
          </table:table-cell>
          <table:table-cell table:style-name="ce39" table:formula="of:=[.H51]-[.H22]" office:value-type="float" office:value="4090">
            <text:p>4090</text:p>
          </table:table-cell>
          <table:table-cell table:style-name="ce41" table:formula="of:=[.I51]-[.I22]" office:value-type="float" office:value="-11230">
            <text:p>-11230</text:p>
          </table:table-cell>
          <table:table-cell table:style-name="ce39" table:formula="of:=[.J51]-[.J22]" office:value-type="float" office:value="8830">
            <text:p>8830</text:p>
          </table:table-cell>
          <table:table-cell table:style-name="ce66" table:formula="of:=[.K51]-[.K22]" office:value-type="float" office:value="-7000">
            <text:p>-7000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1) 600 nds MD</text:p>
          </table:table-cell>
          <table:table-cell table:style-name="ce22" table:formula="of:=[.B52]-[.B23]" office:value-type="float" office:value="1710">
            <text:p>1710</text:p>
          </table:table-cell>
          <table:table-cell table:style-name="ce43" table:formula="of:=[.C52]-[.C23]" office:value-type="float" office:value="1420">
            <text:p>1420</text:p>
          </table:table-cell>
          <table:table-cell table:style-name="ce40" table:formula="of:=[.D52]-[.D23]" office:value-type="float" office:value="-4260">
            <text:p>-4260</text:p>
          </table:table-cell>
          <table:table-cell table:style-name="ce43" table:formula="of:=[.E52]-[.E23]" office:value-type="float" office:value="570">
            <text:p>570</text:p>
          </table:table-cell>
          <table:table-cell table:style-name="ce40" table:formula="of:=[.F52]-[.F23]" office:value-type="float" office:value="-4900">
            <text:p>-4900</text:p>
          </table:table-cell>
          <table:table-cell table:style-name="ce40" table:formula="of:=[.G52]-[.G23]" office:value-type="float" office:value="-2380">
            <text:p>-2380</text:p>
          </table:table-cell>
          <table:table-cell table:style-name="ce40" table:formula="of:=[.H52]-[.H23]" office:value-type="float" office:value="-4880">
            <text:p>-4880</text:p>
          </table:table-cell>
          <table:table-cell table:style-name="ce43" table:formula="of:=[.I52]-[.I23]" office:value-type="float" office:value="600">
            <text:p>600</text:p>
          </table:table-cell>
          <table:table-cell table:style-name="ce40" table:formula="of:=[.J52]-[.J23]" office:value-type="float" office:value="-3720">
            <text:p>-3720</text:p>
          </table:table-cell>
          <table:table-cell table:style-name="ce69" table:formula="of:=[.K52]-[.K23]" office:value-type="float" office:value="1910">
            <text:p>1910</text:p>
          </table:table-cell>
          <table:table-cell table:number-columns-repeated="1013"/>
        </table:table-row>
        <table:table-row table:style-name="ro2">
          <table:table-cell office:value-type="string">
            <text:p>2) 600 nds MD</text:p>
          </table:table-cell>
          <table:table-cell table:style-name="ce26" table:formula="of:=[.B53]-[.B24]" office:value-type="float" office:value="-1900">
            <text:p>-1900</text:p>
          </table:table-cell>
          <table:table-cell table:style-name="ce41" table:formula="of:=[.C53]-[.C24]" office:value-type="float" office:value="-720">
            <text:p>-720</text:p>
          </table:table-cell>
          <table:table-cell table:style-name="ce41" table:formula="of:=[.D53]-[.D24]" office:value-type="float" office:value="-16880">
            <text:p>-16880</text:p>
          </table:table-cell>
          <table:table-cell table:style-name="ce41" table:formula="of:=[.E53]-[.E24]" office:value-type="float" office:value="-5970">
            <text:p>-5970</text:p>
          </table:table-cell>
          <table:table-cell table:style-name="ce41" table:formula="of:=[.F53]-[.F24]" office:value-type="float" office:value="-7930">
            <text:p>-7930</text:p>
          </table:table-cell>
          <table:table-cell table:style-name="ce39" table:formula="of:=[.G53]-[.G24]" office:value-type="float" office:value="1940">
            <text:p>1940</text:p>
          </table:table-cell>
          <table:table-cell table:style-name="ce41" table:formula="of:=[.H53]-[.H24]" office:value-type="float" office:value="-9530">
            <text:p>-9530</text:p>
          </table:table-cell>
          <table:table-cell table:style-name="ce41" table:formula="of:=[.I53]-[.I24]" office:value-type="float" office:value="-4550">
            <text:p>-4550</text:p>
          </table:table-cell>
          <table:table-cell table:style-name="ce39" table:formula="of:=[.J53]-[.J24]" office:value-type="float" office:value="80">
            <text:p>80</text:p>
          </table:table-cell>
          <table:table-cell table:style-name="ce70" table:formula="of:=[.K53]-[.K24]" office:value-type="float" office:value="1500">
            <text:p>150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3) 600 nds MD</text:p>
          </table:table-cell>
          <table:table-cell table:style-name="ce25" table:formula="of:=[.B54]-[.B25]" office:value-type="float" office:value="-3610">
            <text:p>-3610</text:p>
          </table:table-cell>
          <table:table-cell table:style-name="ce42" table:formula="of:=[.C54]-[.C25]" office:value-type="float" office:value="-12470">
            <text:p>-12470</text:p>
          </table:table-cell>
          <table:table-cell table:style-name="ce44" table:formula="of:=[.D54]-[.D25]" office:value-type="float" office:value="720">
            <text:p>720</text:p>
          </table:table-cell>
          <table:table-cell table:style-name="ce42" table:formula="of:=[.E54]-[.E25]" office:value-type="float" office:value="-7870">
            <text:p>-7870</text:p>
          </table:table-cell>
          <table:table-cell table:style-name="ce42" table:formula="of:=[.F54]-[.F25]" office:value-type="float" office:value="-6650">
            <text:p>-6650</text:p>
          </table:table-cell>
          <table:table-cell table:style-name="ce42" table:formula="of:=[.G54]-[.G25]" office:value-type="float" office:value="-11670">
            <text:p>-11670</text:p>
          </table:table-cell>
          <table:table-cell table:style-name="ce42" table:formula="of:=[.H54]-[.H25]" office:value-type="float" office:value="-3980">
            <text:p>-3980</text:p>
          </table:table-cell>
          <table:table-cell table:style-name="ce42" table:formula="of:=[.I54]-[.I25]" office:value-type="float" office:value="-9090">
            <text:p>-9090</text:p>
          </table:table-cell>
          <table:table-cell table:style-name="ce42" table:formula="of:=[.J54]-[.J25]" office:value-type="float" office:value="-6670">
            <text:p>-6670</text:p>
          </table:table-cell>
          <table:table-cell table:style-name="ce71" table:formula="of:=[.K54]-[.K25]" office:value-type="float" office:value="1780">
            <text:p>1780</text:p>
          </table:table-cell>
          <table:table-cell table:number-columns-repeated="1013"/>
        </table:table-row>
        <table:table-row table:style-name="ro2">
          <table:table-cell office:value-type="string">
            <text:p>1) 600 nds AD</text:p>
          </table:table-cell>
          <table:table-cell table:style-name="ce26" table:formula="of:=[.B55]-[.B26]" office:value-type="float" office:value="-4220">
            <text:p>-4220</text:p>
          </table:table-cell>
          <table:table-cell table:style-name="ce41" table:formula="of:=[.C55]-[.C26]" office:value-type="float" office:value="-5550">
            <text:p>-5550</text:p>
          </table:table-cell>
          <table:table-cell table:style-name="ce41" table:formula="of:=[.D55]-[.D26]" office:value-type="float" office:value="-4010">
            <text:p>-4010</text:p>
          </table:table-cell>
          <table:table-cell table:style-name="ce41" table:formula="of:=[.E55]-[.E26]" office:value-type="float" office:value="-8020">
            <text:p>-8020</text:p>
          </table:table-cell>
          <table:table-cell table:style-name="ce41" table:formula="of:=[.F55]-[.F26]" office:value-type="float" office:value="-1430">
            <text:p>-1430</text:p>
          </table:table-cell>
          <table:table-cell table:style-name="ce41" table:formula="of:=[.G55]-[.G26]" office:value-type="float" office:value="-2300">
            <text:p>-2300</text:p>
          </table:table-cell>
          <table:table-cell table:style-name="ce41" table:formula="of:=[.H55]-[.H26]" office:value-type="float" office:value="-7170">
            <text:p>-7170</text:p>
          </table:table-cell>
          <table:table-cell table:style-name="ce41" table:formula="of:=[.I55]-[.I26]" office:value-type="float" office:value="-10750">
            <text:p>-10750</text:p>
          </table:table-cell>
          <table:table-cell table:style-name="ce41" table:formula="of:=[.J55]-[.J26]" office:value-type="float" office:value="-4970">
            <text:p>-4970</text:p>
          </table:table-cell>
          <table:table-cell table:style-name="ce70" table:formula="of:=[.K55]-[.K26]" office:value-type="float" office:value="9860">
            <text:p>9860</text:p>
          </table:table-cell>
          <table:table-cell table:number-columns-repeated="1013"/>
        </table:table-row>
        <table:table-row table:style-name="ro2">
          <table:table-cell office:value-type="string">
            <text:p>2) 600 nds AD</text:p>
          </table:table-cell>
          <table:table-cell table:style-name="ce26" table:formula="of:=[.B56]-[.B27]" office:value-type="float" office:value="-8700">
            <text:p>-8700</text:p>
          </table:table-cell>
          <table:table-cell table:style-name="ce41" table:formula="of:=[.C56]-[.C27]" office:value-type="float" office:value="-1140">
            <text:p>-1140</text:p>
          </table:table-cell>
          <table:table-cell table:style-name="ce39" table:formula="of:=[.D56]-[.D27]" office:value-type="float" office:value="5470">
            <text:p>5470</text:p>
          </table:table-cell>
          <table:table-cell table:style-name="ce41" table:formula="of:=[.E56]-[.E27]" office:value-type="float" office:value="-6660">
            <text:p>-6660</text:p>
          </table:table-cell>
          <table:table-cell table:style-name="ce39" table:formula="of:=[.F56]-[.F27]" office:value-type="float" office:value="2950">
            <text:p>2950</text:p>
          </table:table-cell>
          <table:table-cell table:style-name="ce41" table:formula="of:=[.G56]-[.G27]" office:value-type="float" office:value="-2580">
            <text:p>-2580</text:p>
          </table:table-cell>
          <table:table-cell table:style-name="ce39" table:formula="of:=[.H56]-[.H27]" office:value-type="float" office:value="7140">
            <text:p>7140</text:p>
          </table:table-cell>
          <table:table-cell table:style-name="ce41" table:formula="of:=[.I56]-[.I27]" office:value-type="float" office:value="-6630">
            <text:p>-6630</text:p>
          </table:table-cell>
          <table:table-cell table:style-name="ce41" table:formula="of:=[.J56]-[.J27]" office:value-type="float" office:value="-5810">
            <text:p>-5810</text:p>
          </table:table-cell>
          <table:table-cell table:style-name="ce66" table:formula="of:=[.K56]-[.K27]" office:value-type="float" office:value="-1790">
            <text:p>-17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3) 600 nds AD</text:p>
          </table:table-cell>
          <table:table-cell table:style-name="ce74" table:formula="of:=[.B57]-[.B28]" office:value-type="float" office:value="-1640">
            <text:p>-1640</text:p>
          </table:table-cell>
          <table:table-cell table:style-name="ce45" table:formula="of:=[.C57]-[.C28]" office:value-type="float" office:value="-11430">
            <text:p>-11430</text:p>
          </table:table-cell>
          <table:table-cell table:style-name="ce45" table:formula="of:=[.D57]-[.D28]" office:value-type="float" office:value="-2580">
            <text:p>-2580</text:p>
          </table:table-cell>
          <table:table-cell table:style-name="ce45" table:formula="of:=[.E57]-[.E28]" office:value-type="float" office:value="-15410">
            <text:p>-15410</text:p>
          </table:table-cell>
          <table:table-cell table:style-name="ce45" table:formula="of:=[.F57]-[.F28]" office:value-type="float" office:value="-1160">
            <text:p>-1160</text:p>
          </table:table-cell>
          <table:table-cell table:style-name="ce45" table:formula="of:=[.G57]-[.G28]" office:value-type="float" office:value="-12000">
            <text:p>-12000</text:p>
          </table:table-cell>
          <table:table-cell table:style-name="ce45" table:formula="of:=[.H57]-[.H28]" office:value-type="float" office:value="-930">
            <text:p>-930</text:p>
          </table:table-cell>
          <table:table-cell table:style-name="ce48" table:formula="of:=[.I57]-[.I28]" office:value-type="float" office:value="2190">
            <text:p>2190</text:p>
          </table:table-cell>
          <table:table-cell table:style-name="ce48" table:formula="of:=[.J57]-[.J28]" office:value-type="float" office:value="2230">
            <text:p>2230</text:p>
          </table:table-cell>
          <table:table-cell table:style-name="ce76" table:formula="of:=[.K57]-[.K28]" office:value-type="float" office:value="-5100">
            <text:p>-5100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number:text>$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 </number:text>
      <number:number number:decimal-places="0" number:min-integer-digits="1" number:grouping="true"/>
    </number:number-style>
    <number:number-style style:name="N117">
      <style:text-properties fo:color="#ff0000"/>
      <number:text>$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$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$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 </number:text>
      <number:number number:decimal-places="0" number:min-integer-digits="1" number:grouping="true"/>
      <number:text> </number:text>
    </number:number-style>
    <number:number-style style:name="N121P1" style:volatile="true">
      <number:text> $ -</number:text>
      <number:number number:decimal-places="0" number:min-integer-digits="1" number:grouping="true"/>
      <number:text> </number:text>
    </number:number-style>
    <number:number-style style:name="N121P2" style:volatile="true">
      <number:text> $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-</number:text>
      <number:number number:decimal-places="2" number:min-integer-digits="1" number:grouping="true"/>
      <number:text> </number:text>
    </number:number-style>
    <number:number-style style:name="N123P2" style:volatile="true">
      <number:text> $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/>
    </number:number-style>
    <number:number-style style:name="N128">
      <style:text-properties fo:color="#ff0000"/>
      <number:text>-</number:text>
      <number:number number:decimal-places="0" number:min-integer-digits="1"/>
      <style:map style:condition="value()&gt;=0" style:apply-style-name="N128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ejor" style:family="table-cell" style:parent-style-name="Default">
      <style:table-cell-properties fo:background-color="#3deb3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4">06/24/2009</text:date>, <text:time>00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0_20_Iters" style:display-name="PageStyle_30 It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00_20_iters" style:display-name="PageStyle_100 it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300_20_iters" style:display-name="PageStyle_300 it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24T00:33:13</dc:date>
    <meta:generator>OpenOffice.org/3.1$Linux OpenOffice.org_project/310m11$Build-9399</meta:generator>
    <meta:editing-duration>PT01H55M20S</meta:editing-duration>
    <meta:editing-cycles>10</meta:editing-cycles>
    <meta:document-statistic meta:table-count="3" meta:cell-count="2772" meta:object-count="0"/>
  </office:meta>
</office:document-meta>
</file>